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60">
      <style:table-cell-properties fo:background-color="#ffff00"/>
    </style:style>
    <style:style style:name="ce3" style:family="table-cell" style:parent-style-name="Default" style:data-style-name="N109"/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1"/>
        <table:table-column table:style-name="co1" table:number-columns-repeated="24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2" office:value-type="time" office:time-value="PT00H00M00S" calcext:value-type="time">
            <text:p>00:00</text:p>
          </table:table-cell>
          <table:table-cell table:style-name="ce2" office:value-type="time" office:time-value="PT01H00M00S" calcext:value-type="time">
            <text:p>01:00</text:p>
          </table:table-cell>
          <table:table-cell table:style-name="ce2" office:value-type="time" office:time-value="PT02H00M00S" calcext:value-type="time">
            <text:p>02:00</text:p>
          </table:table-cell>
          <table:table-cell table:style-name="ce2" office:value-type="time" office:time-value="PT03H00M00S" calcext:value-type="time">
            <text:p>03:00</text:p>
          </table:table-cell>
          <table:table-cell table:style-name="ce2" office:value-type="time" office:time-value="PT04H00M00S" calcext:value-type="time">
            <text:p>04:00</text:p>
          </table:table-cell>
          <table:table-cell table:style-name="ce2" office:value-type="time" office:time-value="PT05H00M00S" calcext:value-type="time">
            <text:p>05:00</text:p>
          </table:table-cell>
          <table:table-cell table:style-name="ce2" office:value-type="time" office:time-value="PT06H00M00S" calcext:value-type="time">
            <text:p>06:00</text:p>
          </table:table-cell>
          <table:table-cell table:style-name="ce2" office:value-type="time" office:time-value="PT07H00M00S" calcext:value-type="time">
            <text:p>07:00</text:p>
          </table:table-cell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20H00M00S" calcext:value-type="time">
            <text:p>20:00</text:p>
          </table:table-cell>
          <table:table-cell table:style-name="ce2" office:value-type="time" office:time-value="PT21H00M00S" calcext:value-type="time">
            <text:p>21:00</text:p>
          </table:table-cell>
          <table:table-cell table:style-name="ce2" office:value-type="time" office:time-value="PT22H00M00S" calcext:value-type="time">
            <text:p>22:00</text:p>
          </table:table-cell>
          <table:table-cell table:style-name="ce2" office:value-type="time" office:time-value="PT23H00M00S" calcext:value-type="time">
            <text:p>23:00</text:p>
          </table:table-cell>
          <table:table-cell office:value-type="string" calcext:value-type="string">
            <text:p>максимальное значение</text:p>
          </table:table-cell>
          <table:table-cell office:value-type="string" calcext:value-type="string">
            <text:p>среднее</text:p>
          </table:table-cell>
          <table:table-cell office:value-type="string" calcext:value-type="string">
            <text:p>разность</text:p>
          </table:table-cell>
          <table:table-cell/>
        </table:table-row>
        <table:table-row table:style-name="ro1">
          <table:table-cell office:value-type="date" office:date-value="2019-06-01" calcext:value-type="date">
            <text:p>01.06.19</text:p>
          </table:table-cell>
          <table:table-cell office:value-type="float" office:value="761" calcext:value-type="float">
            <text:p>761,0</text:p>
          </table:table-cell>
          <table:table-cell office:value-type="float" office:value="759.5" calcext:value-type="float">
            <text:p>759,5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6" calcext:value-type="float">
            <text:p>762,6</text:p>
          </table:table-cell>
          <table:table-cell office:value-type="float" office:value="760.5" calcext:value-type="float">
            <text:p>760,5</text:p>
          </table:table-cell>
          <table:table-cell office:value-type="float" office:value="760.3" calcext:value-type="float">
            <text:p>760,3</text:p>
          </table:table-cell>
          <table:table-cell office:value-type="float" office:value="761.8" calcext:value-type="float">
            <text:p>761,8</text:p>
          </table:table-cell>
          <table:table-cell office:value-type="float" office:value="762.3" calcext:value-type="float">
            <text:p>762,3</text:p>
          </table:table-cell>
          <table:table-cell office:value-type="float" office:value="761" calcext:value-type="float">
            <text:p>761,0</text:p>
          </table:table-cell>
          <table:table-cell office:value-type="float" office:value="761.7" calcext:value-type="float">
            <text:p>761,7</text:p>
          </table:table-cell>
          <table:table-cell office:value-type="float" office:value="759" calcext:value-type="float">
            <text:p>759,0</text:p>
          </table:table-cell>
          <table:table-cell office:value-type="float" office:value="759.7" calcext:value-type="float">
            <text:p>759,7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9" calcext:value-type="float">
            <text:p>762,9</text:p>
          </table:table-cell>
          <table:table-cell office:value-type="float" office:value="761.9" calcext:value-type="float">
            <text:p>761,9</text:p>
          </table:table-cell>
          <table:table-cell office:value-type="float" office:value="759" calcext:value-type="float">
            <text:p>759,0</text:p>
          </table:table-cell>
          <table:table-cell office:value-type="float" office:value="758.1" calcext:value-type="float">
            <text:p>758,1</text:p>
          </table:table-cell>
          <table:table-cell office:value-type="float" office:value="757.8" calcext:value-type="float">
            <text:p>757,8</text:p>
          </table:table-cell>
          <table:table-cell office:value-type="float" office:value="757" calcext:value-type="float">
            <text:p>757,0</text:p>
          </table:table-cell>
          <table:table-cell office:value-type="float" office:value="757.2" calcext:value-type="float">
            <text:p>757,2</text:p>
          </table:table-cell>
          <table:table-cell table:formula="of:=MAX([.B2:.Y93])" office:value-type="float" office:value="772.9" calcext:value-type="float">
            <text:p>772,9</text:p>
          </table:table-cell>
          <table:table-cell table:formula="of:=AVERAGE([.B2:.Y93])" office:value-type="float" office:value="760.416304347826" calcext:value-type="float">
            <text:p>760,42</text:p>
          </table:table-cell>
          <table:table-cell table:formula="of:=[.Z2]-[.AA2]" office:value-type="float" office:value="12.4836956521739" calcext:value-type="float">
            <text:p>12,4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6-02" calcext:value-type="date">
            <text:p>02.06.19</text:p>
          </table:table-cell>
          <table:table-cell office:value-type="float" office:value="756.6" calcext:value-type="float">
            <text:p>756,6</text:p>
          </table:table-cell>
          <table:table-cell office:value-type="float" office:value="757.3" calcext:value-type="float">
            <text:p>757,3</text:p>
          </table:table-cell>
          <table:table-cell office:value-type="float" office:value="758.2" calcext:value-type="float">
            <text:p>758,2</text:p>
          </table:table-cell>
          <table:table-cell office:value-type="float" office:value="759.9" calcext:value-type="float">
            <text:p>759,9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8" calcext:value-type="float">
            <text:p>762,8</text:p>
          </table:table-cell>
          <table:table-cell office:value-type="float" office:value="760" calcext:value-type="float">
            <text:p>760,0</text:p>
          </table:table-cell>
          <table:table-cell office:value-type="float" office:value="760.5" calcext:value-type="float">
            <text:p>760,5</text:p>
          </table:table-cell>
          <table:table-cell office:value-type="float" office:value="760.6" calcext:value-type="float">
            <text:p>760,6</text:p>
          </table:table-cell>
          <table:table-cell office:value-type="float" office:value="761.9" calcext:value-type="float">
            <text:p>761,9</text:p>
          </table:table-cell>
          <table:table-cell office:value-type="float" office:value="761.6" calcext:value-type="float">
            <text:p>761,6</text:p>
          </table:table-cell>
          <table:table-cell office:value-type="float" office:value="760" calcext:value-type="float">
            <text:p>760,0</text:p>
          </table:table-cell>
          <table:table-cell office:value-type="float" office:value="762.3" calcext:value-type="float">
            <text:p>762,3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9" calcext:value-type="float">
            <text:p>758,9</text:p>
          </table:table-cell>
          <table:table-cell office:value-type="float" office:value="761.1" calcext:value-type="float">
            <text:p>761,1</text:p>
          </table:table-cell>
          <table:table-cell office:value-type="float" office:value="760.3" calcext:value-type="float">
            <text:p>760,3</text:p>
          </table:table-cell>
          <table:table-cell office:value-type="float" office:value="760.4" calcext:value-type="float">
            <text:p>760,4</text:p>
          </table:table-cell>
          <table:table-cell office:value-type="float" office:value="757.6" calcext:value-type="float">
            <text:p>757,6</text:p>
          </table:table-cell>
          <table:table-cell office:value-type="float" office:value="758.4" calcext:value-type="float">
            <text:p>758,4</text:p>
          </table:table-cell>
          <table:table-cell office:value-type="float" office:value="757" calcext:value-type="float">
            <text:p>757,0</text:p>
          </table:table-cell>
          <table:table-cell office:value-type="float" office:value="754.8" calcext:value-type="float">
            <text:p>754,8</text:p>
          </table:table-cell>
          <table:table-cell office:value-type="float" office:value="755.6" calcext:value-type="float">
            <text:p>755,6</text:p>
          </table:table-cell>
          <table:table-cell office:value-type="float" office:value="753.8" calcext:value-type="float">
            <text:p>753,8</text:p>
          </table:table-cell>
          <table:table-cell table:number-columns-repeated="4"/>
        </table:table-row>
        <table:table-row table:style-name="ro1">
          <table:table-cell office:value-type="date" office:date-value="2019-06-03" calcext:value-type="date">
            <text:p>03.06.19</text:p>
          </table:table-cell>
          <table:table-cell office:value-type="float" office:value="757" calcext:value-type="float">
            <text:p>757,0</text:p>
          </table:table-cell>
          <table:table-cell office:value-type="float" office:value="757.6" calcext:value-type="float">
            <text:p>757,6</text:p>
          </table:table-cell>
          <table:table-cell office:value-type="float" office:value="760.8" calcext:value-type="float">
            <text:p>760,8</text:p>
          </table:table-cell>
          <table:table-cell office:value-type="float" office:value="762" calcext:value-type="float">
            <text:p>762,0</text:p>
          </table:table-cell>
          <table:table-cell office:value-type="float" office:value="763.5" calcext:value-type="float">
            <text:p>763,5</text:p>
          </table:table-cell>
          <table:table-cell office:value-type="float" office:value="760.6" calcext:value-type="float">
            <text:p>760,6</text:p>
          </table:table-cell>
          <table:table-cell office:value-type="float" office:value="759.3" calcext:value-type="float">
            <text:p>759,3</text:p>
          </table:table-cell>
          <table:table-cell office:value-type="float" office:value="762.3" calcext:value-type="float">
            <text:p>762,3</text:p>
          </table:table-cell>
          <table:table-cell office:value-type="float" office:value="763.9" calcext:value-type="float">
            <text:p>763,9</text:p>
          </table:table-cell>
          <table:table-cell office:value-type="float" office:value="765.9" calcext:value-type="float">
            <text:p>765,9</text:p>
          </table:table-cell>
          <table:table-cell office:value-type="float" office:value="767.7" calcext:value-type="float">
            <text:p>767,7</text:p>
          </table:table-cell>
          <table:table-cell office:value-type="float" office:value="769.1" calcext:value-type="float">
            <text:p>769,1</text:p>
          </table:table-cell>
          <table:table-cell office:value-type="float" office:value="767.5" calcext:value-type="float">
            <text:p>767,5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9" calcext:value-type="float">
            <text:p>764,9</text:p>
          </table:table-cell>
          <table:table-cell office:value-type="float" office:value="766.8" calcext:value-type="float">
            <text:p>766,8</text:p>
          </table:table-cell>
          <table:table-cell office:value-type="float" office:value="766" calcext:value-type="float">
            <text:p>766,0</text:p>
          </table:table-cell>
          <table:table-cell office:value-type="float" office:value="766.4" calcext:value-type="float">
            <text:p>766,4</text:p>
          </table:table-cell>
          <table:table-cell office:value-type="float" office:value="764.3" calcext:value-type="float">
            <text:p>764,3</text:p>
          </table:table-cell>
          <table:table-cell office:value-type="float" office:value="763" calcext:value-type="float">
            <text:p>763,0</text:p>
          </table:table-cell>
          <table:table-cell office:value-type="float" office:value="764.9" calcext:value-type="float">
            <text:p>764,9</text:p>
          </table:table-cell>
          <table:table-cell office:value-type="float" office:value="762.9" calcext:value-type="float">
            <text:p>762,9</text:p>
          </table:table-cell>
          <table:table-cell office:value-type="float" office:value="763" calcext:value-type="float">
            <text:p>763,0</text:p>
          </table:table-cell>
          <table:table-cell office:value-type="float" office:value="761.3" calcext:value-type="float">
            <text:p>761,3</text:p>
          </table:table-cell>
          <table:table-cell table:number-columns-repeated="4"/>
        </table:table-row>
        <table:table-row table:style-name="ro1">
          <table:table-cell office:value-type="date" office:date-value="2019-06-04" calcext:value-type="date">
            <text:p>04.06.19</text:p>
          </table:table-cell>
          <table:table-cell office:value-type="float" office:value="764" calcext:value-type="float">
            <text:p>764,0</text:p>
          </table:table-cell>
          <table:table-cell office:value-type="float" office:value="762.9" calcext:value-type="float">
            <text:p>762,9</text:p>
          </table:table-cell>
          <table:table-cell office:value-type="float" office:value="765.1" calcext:value-type="float">
            <text:p>765,1</text:p>
          </table:table-cell>
          <table:table-cell office:value-type="float" office:value="767.1" calcext:value-type="float">
            <text:p>767,1</text:p>
          </table:table-cell>
          <table:table-cell office:value-type="float" office:value="765.3" calcext:value-type="float">
            <text:p>765,3</text:p>
          </table:table-cell>
          <table:table-cell office:value-type="float" office:value="765" calcext:value-type="float">
            <text:p>765,0</text:p>
          </table:table-cell>
          <table:table-cell office:value-type="float" office:value="765.2" calcext:value-type="float">
            <text:p>765,2</text:p>
          </table:table-cell>
          <table:table-cell office:value-type="float" office:value="765.1" calcext:value-type="float">
            <text:p>765,1</text:p>
          </table:table-cell>
          <table:table-cell office:value-type="float" office:value="767" calcext:value-type="float">
            <text:p>767,0</text:p>
          </table:table-cell>
          <table:table-cell table:number-columns-repeated="2" office:value-type="float" office:value="766.6" calcext:value-type="float">
            <text:p>766,6</text:p>
          </table:table-cell>
          <table:table-cell office:value-type="float" office:value="763" calcext:value-type="float">
            <text:p>763,0</text:p>
          </table:table-cell>
          <table:table-cell office:value-type="float" office:value="763.6" calcext:value-type="float">
            <text:p>763,6</text:p>
          </table:table-cell>
          <table:table-cell office:value-type="float" office:value="765" calcext:value-type="float">
            <text:p>765,0</text:p>
          </table:table-cell>
          <table:table-cell office:value-type="float" office:value="765.3" calcext:value-type="float">
            <text:p>765,3</text:p>
          </table:table-cell>
          <table:table-cell office:value-type="float" office:value="767" calcext:value-type="float">
            <text:p>767,0</text:p>
          </table:table-cell>
          <table:table-cell office:value-type="float" office:value="766.9" calcext:value-type="float">
            <text:p>766,9</text:p>
          </table:table-cell>
          <table:table-cell office:value-type="float" office:value="763.4" calcext:value-type="float">
            <text:p>763,4</text:p>
          </table:table-cell>
          <table:table-cell office:value-type="float" office:value="766" calcext:value-type="float">
            <text:p>766,0</text:p>
          </table:table-cell>
          <table:table-cell office:value-type="float" office:value="768" calcext:value-type="float">
            <text:p>768,0</text:p>
          </table:table-cell>
          <table:table-cell office:value-type="float" office:value="767.1" calcext:value-type="float">
            <text:p>767,1</text:p>
          </table:table-cell>
          <table:table-cell office:value-type="float" office:value="765.2" calcext:value-type="float">
            <text:p>765,2</text:p>
          </table:table-cell>
          <table:table-cell office:value-type="float" office:value="766.8" calcext:value-type="float">
            <text:p>766,8</text:p>
          </table:table-cell>
          <table:table-cell office:value-type="float" office:value="768.9" calcext:value-type="float">
            <text:p>768,9</text:p>
          </table:table-cell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768.5" calcext:value-type="float">
            <text:p>768,5</text:p>
          </table:table-cell>
          <table:table-cell office:value-type="float" office:value="766" calcext:value-type="float">
            <text:p>766,0</text:p>
          </table:table-cell>
          <table:table-cell office:value-type="float" office:value="766.7" calcext:value-type="float">
            <text:p>766,7</text:p>
          </table:table-cell>
          <table:table-cell office:value-type="float" office:value="765.2" calcext:value-type="float">
            <text:p>765,2</text:p>
          </table:table-cell>
          <table:table-cell office:value-type="float" office:value="765.3" calcext:value-type="float">
            <text:p>765,3</text:p>
          </table:table-cell>
          <table:table-cell office:value-type="float" office:value="767.4" calcext:value-type="float">
            <text:p>767,4</text:p>
          </table:table-cell>
          <table:table-cell office:value-type="float" office:value="766.1" calcext:value-type="float">
            <text:p>766,1</text:p>
          </table:table-cell>
          <table:table-cell office:value-type="float" office:value="768" calcext:value-type="float">
            <text:p>768,0</text:p>
          </table:table-cell>
          <table:table-cell office:value-type="float" office:value="767.9" calcext:value-type="float">
            <text:p>767,9</text:p>
          </table:table-cell>
          <table:table-cell office:value-type="float" office:value="770" calcext:value-type="float">
            <text:p>770,0</text:p>
          </table:table-cell>
          <table:table-cell office:value-type="float" office:value="766.7" calcext:value-type="float">
            <text:p>766,7</text:p>
          </table:table-cell>
          <table:table-cell office:value-type="float" office:value="765.4" calcext:value-type="float">
            <text:p>765,4</text:p>
          </table:table-cell>
          <table:table-cell office:value-type="float" office:value="763.3" calcext:value-type="float">
            <text:p>763,3</text:p>
          </table:table-cell>
          <table:table-cell office:value-type="float" office:value="765.5" calcext:value-type="float">
            <text:p>765,5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9" calcext:value-type="float">
            <text:p>762,9</text:p>
          </table:table-cell>
          <table:table-cell office:value-type="float" office:value="761.3" calcext:value-type="float">
            <text:p>761,3</text:p>
          </table:table-cell>
          <table:table-cell office:value-type="float" office:value="759" calcext:value-type="float">
            <text:p>759,0</text:p>
          </table:table-cell>
          <table:table-cell office:value-type="float" office:value="758.2" calcext:value-type="float">
            <text:p>758,2</text:p>
          </table:table-cell>
          <table:table-cell office:value-type="float" office:value="757.8" calcext:value-type="float">
            <text:p>757,8</text:p>
          </table:table-cell>
          <table:table-cell office:value-type="float" office:value="760.3" calcext:value-type="float">
            <text:p>760,3</text:p>
          </table:table-cell>
          <table:table-cell office:value-type="float" office:value="757.4" calcext:value-type="float">
            <text:p>757,4</text:p>
          </table:table-cell>
          <table:table-cell office:value-type="float" office:value="757.5" calcext:value-type="float">
            <text:p>757,5</text:p>
          </table:table-cell>
          <table:table-cell office:value-type="float" office:value="756.6" calcext:value-type="float">
            <text:p>756,6</text:p>
          </table:table-cell>
          <table:table-cell table:number-columns-repeated="4"/>
        </table:table-row>
        <table:table-row table:style-name="ro1">
          <table:table-cell office:value-type="date" office:date-value="2019-06-06" calcext:value-type="date">
            <text:p>06.06.19</text:p>
          </table:table-cell>
          <table:table-cell office:value-type="float" office:value="755.6" calcext:value-type="float">
            <text:p>755,6</text:p>
          </table:table-cell>
          <table:table-cell table:number-columns-repeated="2" office:value-type="float" office:value="754.9" calcext:value-type="float">
            <text:p>754,9</text:p>
          </table:table-cell>
          <table:table-cell office:value-type="float" office:value="755.2" calcext:value-type="float">
            <text:p>755,2</text:p>
          </table:table-cell>
          <table:table-cell office:value-type="float" office:value="755" calcext:value-type="float">
            <text:p>755,0</text:p>
          </table:table-cell>
          <table:table-cell office:value-type="float" office:value="757.7" calcext:value-type="float">
            <text:p>757,7</text:p>
          </table:table-cell>
          <table:table-cell office:value-type="float" office:value="755.6" calcext:value-type="float">
            <text:p>755,6</text:p>
          </table:table-cell>
          <table:table-cell office:value-type="float" office:value="758.7" calcext:value-type="float">
            <text:p>758,7</text:p>
          </table:table-cell>
          <table:table-cell office:value-type="float" office:value="758.4" calcext:value-type="float">
            <text:p>758,4</text:p>
          </table:table-cell>
          <table:table-cell office:value-type="float" office:value="757.1" calcext:value-type="float">
            <text:p>757,1</text:p>
          </table:table-cell>
          <table:table-cell office:value-type="float" office:value="756.5" calcext:value-type="float">
            <text:p>756,5</text:p>
          </table:table-cell>
          <table:table-cell office:value-type="float" office:value="756.1" calcext:value-type="float">
            <text:p>756,1</text:p>
          </table:table-cell>
          <table:table-cell office:value-type="float" office:value="757" calcext:value-type="float">
            <text:p>757,0</text:p>
          </table:table-cell>
          <table:table-cell office:value-type="float" office:value="755.4" calcext:value-type="float">
            <text:p>755,4</text:p>
          </table:table-cell>
          <table:table-cell office:value-type="float" office:value="756.2" calcext:value-type="float">
            <text:p>756,2</text:p>
          </table:table-cell>
          <table:table-cell office:value-type="float" office:value="756.8" calcext:value-type="float">
            <text:p>756,8</text:p>
          </table:table-cell>
          <table:table-cell office:value-type="float" office:value="756" calcext:value-type="float">
            <text:p>756,0</text:p>
          </table:table-cell>
          <table:table-cell office:value-type="float" office:value="754.3" calcext:value-type="float">
            <text:p>754,3</text:p>
          </table:table-cell>
          <table:table-cell office:value-type="float" office:value="757.6" calcext:value-type="float">
            <text:p>757,6</text:p>
          </table:table-cell>
          <table:table-cell office:value-type="float" office:value="757.7" calcext:value-type="float">
            <text:p>757,7</text:p>
          </table:table-cell>
          <table:table-cell office:value-type="float" office:value="756.7" calcext:value-type="float">
            <text:p>756,7</text:p>
          </table:table-cell>
          <table:table-cell office:value-type="float" office:value="756.4" calcext:value-type="float">
            <text:p>756,4</text:p>
          </table:table-cell>
          <table:table-cell office:value-type="float" office:value="759.4" calcext:value-type="float">
            <text:p>759,4</text:p>
          </table:table-cell>
          <table:table-cell office:value-type="float" office:value="761.6" calcext:value-type="float">
            <text:p>761,6</text:p>
          </table:table-cell>
          <table:table-cell table:number-columns-repeated="4"/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759.7" calcext:value-type="float">
            <text:p>759,7</text:p>
          </table:table-cell>
          <table:table-cell office:value-type="float" office:value="757.6" calcext:value-type="float">
            <text:p>757,6</text:p>
          </table:table-cell>
          <table:table-cell office:value-type="float" office:value="760.2" calcext:value-type="float">
            <text:p>760,2</text:p>
          </table:table-cell>
          <table:table-cell office:value-type="float" office:value="763.1" calcext:value-type="float">
            <text:p>763,1</text:p>
          </table:table-cell>
          <table:table-cell office:value-type="float" office:value="764.2" calcext:value-type="float">
            <text:p>764,2</text:p>
          </table:table-cell>
          <table:table-cell office:value-type="float" office:value="765.7" calcext:value-type="float">
            <text:p>765,7</text:p>
          </table:table-cell>
          <table:table-cell office:value-type="float" office:value="765.1" calcext:value-type="float">
            <text:p>765,1</text:p>
          </table:table-cell>
          <table:table-cell office:value-type="float" office:value="767" calcext:value-type="float">
            <text:p>767,0</text:p>
          </table:table-cell>
          <table:table-cell office:value-type="float" office:value="764.1" calcext:value-type="float">
            <text:p>764,1</text:p>
          </table:table-cell>
          <table:table-cell office:value-type="float" office:value="760.8" calcext:value-type="float">
            <text:p>760,8</text:p>
          </table:table-cell>
          <table:table-cell office:value-type="float" office:value="760.6" calcext:value-type="float">
            <text:p>760,6</text:p>
          </table:table-cell>
          <table:table-cell office:value-type="float" office:value="759.6" calcext:value-type="float">
            <text:p>759,6</text:p>
          </table:table-cell>
          <table:table-cell office:value-type="float" office:value="761.1" calcext:value-type="float">
            <text:p>761,1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4" calcext:value-type="float">
            <text:p>760,4</text:p>
          </table:table-cell>
          <table:table-cell table:number-columns-repeated="2" office:value-type="float" office:value="761.2" calcext:value-type="float">
            <text:p>761,2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2" calcext:value-type="float">
            <text:p>762,2</text:p>
          </table:table-cell>
          <table:table-cell office:value-type="float" office:value="764.6" calcext:value-type="float">
            <text:p>764,6</text:p>
          </table:table-cell>
          <table:table-cell office:value-type="float" office:value="763.4" calcext:value-type="float">
            <text:p>763,4</text:p>
          </table:table-cell>
          <table:table-cell office:value-type="float" office:value="760.4" calcext:value-type="float">
            <text:p>760,4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1" calcext:value-type="float">
            <text:p>760,1</text:p>
          </table:table-cell>
          <table:table-cell table:number-columns-repeated="4"/>
        </table:table-row>
        <table:table-row table:style-name="ro1">
          <table:table-cell office:value-type="date" office:date-value="2019-06-08" calcext:value-type="date">
            <text:p>08.06.19</text:p>
          </table:table-cell>
          <table:table-cell office:value-type="float" office:value="761.8" calcext:value-type="float">
            <text:p>761,8</text:p>
          </table:table-cell>
          <table:table-cell office:value-type="float" office:value="760.5" calcext:value-type="float">
            <text:p>760,5</text:p>
          </table:table-cell>
          <table:table-cell office:value-type="float" office:value="763.2" calcext:value-type="float">
            <text:p>763,2</text:p>
          </table:table-cell>
          <table:table-cell office:value-type="float" office:value="763.5" calcext:value-type="float">
            <text:p>763,5</text:p>
          </table:table-cell>
          <table:table-cell office:value-type="float" office:value="766.1" calcext:value-type="float">
            <text:p>766,1</text:p>
          </table:table-cell>
          <table:table-cell table:number-columns-repeated="2" office:value-type="float" office:value="763.4" calcext:value-type="float">
            <text:p>763,4</text:p>
          </table:table-cell>
          <table:table-cell office:value-type="float" office:value="763.7" calcext:value-type="float">
            <text:p>763,7</text:p>
          </table:table-cell>
          <table:table-cell office:value-type="float" office:value="766.2" calcext:value-type="float">
            <text:p>766,2</text:p>
          </table:table-cell>
          <table:table-cell office:value-type="float" office:value="764.5" calcext:value-type="float">
            <text:p>764,5</text:p>
          </table:table-cell>
          <table:table-cell office:value-type="float" office:value="761.1" calcext:value-type="float">
            <text:p>761,1</text:p>
          </table:table-cell>
          <table:table-cell office:value-type="float" office:value="763.6" calcext:value-type="float">
            <text:p>763,6</text:p>
          </table:table-cell>
          <table:table-cell office:value-type="float" office:value="764.4" calcext:value-type="float">
            <text:p>764,4</text:p>
          </table:table-cell>
          <table:table-cell office:value-type="float" office:value="765.7" calcext:value-type="float">
            <text:p>765,7</text:p>
          </table:table-cell>
          <table:table-cell office:value-type="float" office:value="767.9" calcext:value-type="float">
            <text:p>767,9</text:p>
          </table:table-cell>
          <table:table-cell office:value-type="float" office:value="767.1" calcext:value-type="float">
            <text:p>767,1</text:p>
          </table:table-cell>
          <table:table-cell office:value-type="float" office:value="768" calcext:value-type="float">
            <text:p>768,0</text:p>
          </table:table-cell>
          <table:table-cell office:value-type="float" office:value="766.5" calcext:value-type="float">
            <text:p>766,5</text:p>
          </table:table-cell>
          <table:table-cell office:value-type="float" office:value="762.9" calcext:value-type="float">
            <text:p>762,9</text:p>
          </table:table-cell>
          <table:table-cell office:value-type="float" office:value="764.4" calcext:value-type="float">
            <text:p>764,4</text:p>
          </table:table-cell>
          <table:table-cell office:value-type="float" office:value="761.5" calcext:value-type="float">
            <text:p>761,5</text:p>
          </table:table-cell>
          <table:table-cell office:value-type="float" office:value="762.3" calcext:value-type="float">
            <text:p>762,3</text:p>
          </table:table-cell>
          <table:table-cell office:value-type="float" office:value="762.6" calcext:value-type="float">
            <text:p>762,6</text:p>
          </table:table-cell>
          <table:table-cell office:value-type="float" office:value="761.7" calcext:value-type="float">
            <text:p>761,7</text:p>
          </table:table-cell>
          <table:table-cell table:number-columns-repeated="4"/>
        </table:table-row>
        <table:table-row table:style-name="ro1">
          <table:table-cell office:value-type="date" office:date-value="2019-06-09" calcext:value-type="date">
            <text:p>09.06.19</text:p>
          </table:table-cell>
          <table:table-cell office:value-type="float" office:value="760.2" calcext:value-type="float">
            <text:p>760,2</text:p>
          </table:table-cell>
          <table:table-cell office:value-type="float" office:value="758" calcext:value-type="float">
            <text:p>758,0</text:p>
          </table:table-cell>
          <table:table-cell office:value-type="float" office:value="758.4" calcext:value-type="float">
            <text:p>758,4</text:p>
          </table:table-cell>
          <table:table-cell office:value-type="float" office:value="756.9" calcext:value-type="float">
            <text:p>756,9</text:p>
          </table:table-cell>
          <table:table-cell office:value-type="float" office:value="754.9" calcext:value-type="float">
            <text:p>754,9</text:p>
          </table:table-cell>
          <table:table-cell office:value-type="float" office:value="752.7" calcext:value-type="float">
            <text:p>752,7</text:p>
          </table:table-cell>
          <table:table-cell office:value-type="float" office:value="755.7" calcext:value-type="float">
            <text:p>755,7</text:p>
          </table:table-cell>
          <table:table-cell office:value-type="float" office:value="753.8" calcext:value-type="float">
            <text:p>753,8</text:p>
          </table:table-cell>
          <table:table-cell office:value-type="float" office:value="755.2" calcext:value-type="float">
            <text:p>755,2</text:p>
          </table:table-cell>
          <table:table-cell office:value-type="float" office:value="755.8" calcext:value-type="float">
            <text:p>755,8</text:p>
          </table:table-cell>
          <table:table-cell office:value-type="float" office:value="757.3" calcext:value-type="float">
            <text:p>757,3</text:p>
          </table:table-cell>
          <table:table-cell office:value-type="float" office:value="758.3" calcext:value-type="float">
            <text:p>758,3</text:p>
          </table:table-cell>
          <table:table-cell office:value-type="float" office:value="755.7" calcext:value-type="float">
            <text:p>755,7</text:p>
          </table:table-cell>
          <table:table-cell office:value-type="float" office:value="758.8" calcext:value-type="float">
            <text:p>758,8</text:p>
          </table:table-cell>
          <table:table-cell office:value-type="float" office:value="760.5" calcext:value-type="float">
            <text:p>760,5</text:p>
          </table:table-cell>
          <table:table-cell office:value-type="float" office:value="759.8" calcext:value-type="float">
            <text:p>759,8</text:p>
          </table:table-cell>
          <table:table-cell table:number-columns-repeated="2" office:value-type="float" office:value="762.5" calcext:value-type="float">
            <text:p>762,5</text:p>
          </table:table-cell>
          <table:table-cell office:value-type="float" office:value="759.8" calcext:value-type="float">
            <text:p>759,8</text:p>
          </table:table-cell>
          <table:table-cell office:value-type="float" office:value="761.4" calcext:value-type="float">
            <text:p>761,4</text:p>
          </table:table-cell>
          <table:table-cell office:value-type="float" office:value="763.3" calcext:value-type="float">
            <text:p>763,3</text:p>
          </table:table-cell>
          <table:table-cell office:value-type="float" office:value="760.7" calcext:value-type="float">
            <text:p>760,7</text:p>
          </table:table-cell>
          <table:table-cell office:value-type="float" office:value="762.9" calcext:value-type="float">
            <text:p>762,9</text:p>
          </table:table-cell>
          <table:table-cell office:value-type="float" office:value="760.6" calcext:value-type="float">
            <text:p>760,6</text:p>
          </table:table-cell>
          <table:table-cell table:number-columns-repeated="4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758.2" calcext:value-type="float">
            <text:p>758,2</text:p>
          </table:table-cell>
          <table:table-cell office:value-type="float" office:value="758" calcext:value-type="float">
            <text:p>758,0</text:p>
          </table:table-cell>
          <table:table-cell office:value-type="float" office:value="759.4" calcext:value-type="float">
            <text:p>759,4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4" calcext:value-type="float">
            <text:p>761,4</text:p>
          </table:table-cell>
          <table:table-cell office:value-type="float" office:value="761.9" calcext:value-type="float">
            <text:p>761,9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7" calcext:value-type="float">
            <text:p>762,7</text:p>
          </table:table-cell>
          <table:table-cell office:value-type="float" office:value="764.3" calcext:value-type="float">
            <text:p>764,3</text:p>
          </table:table-cell>
          <table:table-cell office:value-type="float" office:value="764.5" calcext:value-type="float">
            <text:p>764,5</text:p>
          </table:table-cell>
          <table:table-cell office:value-type="float" office:value="761.4" calcext:value-type="float">
            <text:p>761,4</text:p>
          </table:table-cell>
          <table:table-cell office:value-type="float" office:value="764.1" calcext:value-type="float">
            <text:p>764,1</text:p>
          </table:table-cell>
          <table:table-cell office:value-type="float" office:value="761.6" calcext:value-type="float">
            <text:p>761,6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2" calcext:value-type="float">
            <text:p>762,2</text:p>
          </table:table-cell>
          <table:table-cell office:value-type="float" office:value="763.3" calcext:value-type="float">
            <text:p>763,3</text:p>
          </table:table-cell>
          <table:table-cell office:value-type="float" office:value="763.5" calcext:value-type="float">
            <text:p>763,5</text:p>
          </table:table-cell>
          <table:table-cell office:value-type="float" office:value="765.4" calcext:value-type="float">
            <text:p>765,4</text:p>
          </table:table-cell>
          <table:table-cell office:value-type="float" office:value="765.6" calcext:value-type="float">
            <text:p>765,6</text:p>
          </table:table-cell>
          <table:table-cell office:value-type="float" office:value="767.9" calcext:value-type="float">
            <text:p>767,9</text:p>
          </table:table-cell>
          <table:table-cell office:value-type="float" office:value="766.6" calcext:value-type="float">
            <text:p>766,6</text:p>
          </table:table-cell>
          <table:table-cell office:value-type="float" office:value="763.7" calcext:value-type="float">
            <text:p>763,7</text:p>
          </table:table-cell>
          <table:table-cell office:value-type="float" office:value="766.3" calcext:value-type="float">
            <text:p>766,3</text:p>
          </table:table-cell>
          <table:table-cell office:value-type="float" office:value="765.6" calcext:value-type="float">
            <text:p>765,6</text:p>
          </table:table-cell>
          <table:table-cell table:number-columns-repeated="4"/>
        </table:table-row>
        <table:table-row table:style-name="ro1">
          <table:table-cell office:value-type="date" office:date-value="2019-06-11" calcext:value-type="date">
            <text:p>11.06.19</text:p>
          </table:table-cell>
          <table:table-cell office:value-type="float" office:value="766.3" calcext:value-type="float">
            <text:p>766,3</text:p>
          </table:table-cell>
          <table:table-cell office:value-type="float" office:value="765.7" calcext:value-type="float">
            <text:p>765,7</text:p>
          </table:table-cell>
          <table:table-cell office:value-type="float" office:value="766.6" calcext:value-type="float">
            <text:p>766,6</text:p>
          </table:table-cell>
          <table:table-cell office:value-type="float" office:value="767.7" calcext:value-type="float">
            <text:p>767,7</text:p>
          </table:table-cell>
          <table:table-cell office:value-type="float" office:value="769.8" calcext:value-type="float">
            <text:p>769,8</text:p>
          </table:table-cell>
          <table:table-cell office:value-type="float" office:value="768.4" calcext:value-type="float">
            <text:p>768,4</text:p>
          </table:table-cell>
          <table:table-cell office:value-type="float" office:value="767.1" calcext:value-type="float">
            <text:p>767,1</text:p>
          </table:table-cell>
          <table:table-cell office:value-type="float" office:value="768.8" calcext:value-type="float">
            <text:p>768,8</text:p>
          </table:table-cell>
          <table:table-cell office:value-type="float" office:value="770.3" calcext:value-type="float">
            <text:p>770,3</text:p>
          </table:table-cell>
          <table:table-cell office:value-type="float" office:value="766.3" calcext:value-type="float">
            <text:p>766,3</text:p>
          </table:table-cell>
          <table:table-cell office:value-type="float" office:value="768.4" calcext:value-type="float">
            <text:p>768,4</text:p>
          </table:table-cell>
          <table:table-cell office:value-type="float" office:value="766.2" calcext:value-type="float">
            <text:p>766,2</text:p>
          </table:table-cell>
          <table:table-cell office:value-type="float" office:value="766.1" calcext:value-type="float">
            <text:p>766,1</text:p>
          </table:table-cell>
          <table:table-cell office:value-type="float" office:value="768.2" calcext:value-type="float">
            <text:p>768,2</text:p>
          </table:table-cell>
          <table:table-cell office:value-type="float" office:value="767.9" calcext:value-type="float">
            <text:p>767,9</text:p>
          </table:table-cell>
          <table:table-cell office:value-type="float" office:value="768.8" calcext:value-type="float">
            <text:p>768,8</text:p>
          </table:table-cell>
          <table:table-cell office:value-type="float" office:value="767.7" calcext:value-type="float">
            <text:p>767,7</text:p>
          </table:table-cell>
          <table:table-cell office:value-type="float" office:value="764.7" calcext:value-type="float">
            <text:p>764,7</text:p>
          </table:table-cell>
          <table:table-cell office:value-type="float" office:value="763.1" calcext:value-type="float">
            <text:p>763,1</text:p>
          </table:table-cell>
          <table:table-cell office:value-type="float" office:value="765.1" calcext:value-type="float">
            <text:p>765,1</text:p>
          </table:table-cell>
          <table:table-cell office:value-type="float" office:value="766.8" calcext:value-type="float">
            <text:p>766,8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4" calcext:value-type="float">
            <text:p>764,4</text:p>
          </table:table-cell>
          <table:table-cell office:value-type="float" office:value="761.4" calcext:value-type="float">
            <text:p>761,4</text:p>
          </table:table-cell>
          <table:table-cell table:number-columns-repeated="4"/>
        </table:table-row>
        <table:table-row table:style-name="ro1">
          <table:table-cell office:value-type="date" office:date-value="2019-06-12" calcext:value-type="date">
            <text:p>12.06.19</text:p>
          </table:table-cell>
          <table:table-cell office:value-type="float" office:value="759.1" calcext:value-type="float">
            <text:p>759,1</text:p>
          </table:table-cell>
          <table:table-cell office:value-type="float" office:value="762.1" calcext:value-type="float">
            <text:p>762,1</text:p>
          </table:table-cell>
          <table:table-cell office:value-type="float" office:value="764.5" calcext:value-type="float">
            <text:p>764,5</text:p>
          </table:table-cell>
          <table:table-cell table:number-columns-repeated="2" office:value-type="float" office:value="763.1" calcext:value-type="float">
            <text:p>763,1</text:p>
          </table:table-cell>
          <table:table-cell office:value-type="float" office:value="759.8" calcext:value-type="float">
            <text:p>759,8</text:p>
          </table:table-cell>
          <table:table-cell office:value-type="float" office:value="758.6" calcext:value-type="float">
            <text:p>758,6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7" calcext:value-type="float">
            <text:p>762,7</text:p>
          </table:table-cell>
          <table:table-cell office:value-type="float" office:value="760.7" calcext:value-type="float">
            <text:p>760,7</text:p>
          </table:table-cell>
          <table:table-cell office:value-type="float" office:value="757.8" calcext:value-type="float">
            <text:p>757,8</text:p>
          </table:table-cell>
          <table:table-cell office:value-type="float" office:value="761" calcext:value-type="float">
            <text:p>761,0</text:p>
          </table:table-cell>
          <table:table-cell office:value-type="float" office:value="762.3" calcext:value-type="float">
            <text:p>762,3</text:p>
          </table:table-cell>
          <table:table-cell office:value-type="float" office:value="762.2" calcext:value-type="float">
            <text:p>762,2</text:p>
          </table:table-cell>
          <table:table-cell office:value-type="float" office:value="762.9" calcext:value-type="float">
            <text:p>762,9</text:p>
          </table:table-cell>
          <table:table-cell office:value-type="float" office:value="762.4" calcext:value-type="float">
            <text:p>762,4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4" calcext:value-type="float">
            <text:p>762,4</text:p>
          </table:table-cell>
          <table:table-cell office:value-type="float" office:value="760" calcext:value-type="float">
            <text:p>760,0</text:p>
          </table:table-cell>
          <table:table-cell office:value-type="float" office:value="760.3" calcext:value-type="float">
            <text:p>760,3</text:p>
          </table:table-cell>
          <table:table-cell office:value-type="float" office:value="759.3" calcext:value-type="float">
            <text:p>759,3</text:p>
          </table:table-cell>
          <table:table-cell office:value-type="float" office:value="757.2" calcext:value-type="float">
            <text:p>757,2</text:p>
          </table:table-cell>
          <table:table-cell office:value-type="float" office:value="757.4" calcext:value-type="float">
            <text:p>757,4</text:p>
          </table:table-cell>
          <table:table-cell table:number-columns-repeated="4"/>
        </table:table-row>
        <table:table-row table:style-name="ro1">
          <table:table-cell office:value-type="date" office:date-value="2019-06-13" calcext:value-type="date">
            <text:p>13.06.19</text:p>
          </table:table-cell>
          <table:table-cell office:value-type="float" office:value="759.8" calcext:value-type="float">
            <text:p>759,8</text:p>
          </table:table-cell>
          <table:table-cell office:value-type="float" office:value="757.4" calcext:value-type="float">
            <text:p>757,4</text:p>
          </table:table-cell>
          <table:table-cell office:value-type="float" office:value="755.5" calcext:value-type="float">
            <text:p>755,5</text:p>
          </table:table-cell>
          <table:table-cell office:value-type="float" office:value="756.2" calcext:value-type="float">
            <text:p>756,2</text:p>
          </table:table-cell>
          <table:table-cell office:value-type="float" office:value="759.3" calcext:value-type="float">
            <text:p>759,3</text:p>
          </table:table-cell>
          <table:table-cell office:value-type="float" office:value="756.8" calcext:value-type="float">
            <text:p>756,8</text:p>
          </table:table-cell>
          <table:table-cell office:value-type="float" office:value="759.5" calcext:value-type="float">
            <text:p>759,5</text:p>
          </table:table-cell>
          <table:table-cell office:value-type="float" office:value="760.5" calcext:value-type="float">
            <text:p>760,5</text:p>
          </table:table-cell>
          <table:table-cell office:value-type="float" office:value="763.3" calcext:value-type="float">
            <text:p>763,3</text:p>
          </table:table-cell>
          <table:table-cell office:value-type="float" office:value="761.7" calcext:value-type="float">
            <text:p>761,7</text:p>
          </table:table-cell>
          <table:table-cell office:value-type="float" office:value="760.9" calcext:value-type="float">
            <text:p>760,9</text:p>
          </table:table-cell>
          <table:table-cell office:value-type="float" office:value="763.3" calcext:value-type="float">
            <text:p>763,3</text:p>
          </table:table-cell>
          <table:table-cell office:value-type="float" office:value="765" calcext:value-type="float">
            <text:p>765,0</text:p>
          </table:table-cell>
          <table:table-cell office:value-type="float" office:value="766.2" calcext:value-type="float">
            <text:p>766,2</text:p>
          </table:table-cell>
          <table:table-cell office:value-type="float" office:value="765.7" calcext:value-type="float">
            <text:p>765,7</text:p>
          </table:table-cell>
          <table:table-cell office:value-type="float" office:value="763.4" calcext:value-type="float">
            <text:p>763,4</text:p>
          </table:table-cell>
          <table:table-cell office:value-type="float" office:value="763.8" calcext:value-type="float">
            <text:p>763,8</text:p>
          </table:table-cell>
          <table:table-cell office:value-type="float" office:value="764.6" calcext:value-type="float">
            <text:p>764,6</text:p>
          </table:table-cell>
          <table:table-cell office:value-type="float" office:value="762.7" calcext:value-type="float">
            <text:p>762,7</text:p>
          </table:table-cell>
          <table:table-cell office:value-type="float" office:value="761.4" calcext:value-type="float">
            <text:p>761,4</text:p>
          </table:table-cell>
          <table:table-cell office:value-type="float" office:value="763.9" calcext:value-type="float">
            <text:p>763,9</text:p>
          </table:table-cell>
          <table:table-cell office:value-type="float" office:value="762.3" calcext:value-type="float">
            <text:p>762,3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9" calcext:value-type="float">
            <text:p>760,9</text:p>
          </table:table-cell>
          <table:table-cell table:number-columns-repeated="4"/>
        </table:table-row>
        <table:table-row table:style-name="ro1">
          <table:table-cell office:value-type="date" office:date-value="2019-06-14" calcext:value-type="date">
            <text:p>14.06.19</text:p>
          </table:table-cell>
          <table:table-cell office:value-type="float" office:value="759.7" calcext:value-type="float">
            <text:p>759,7</text:p>
          </table:table-cell>
          <table:table-cell office:value-type="float" office:value="762.1" calcext:value-type="float">
            <text:p>762,1</text:p>
          </table:table-cell>
          <table:table-cell office:value-type="float" office:value="762.9" calcext:value-type="float">
            <text:p>762,9</text:p>
          </table:table-cell>
          <table:table-cell office:value-type="float" office:value="759.9" calcext:value-type="float">
            <text:p>759,9</text:p>
          </table:table-cell>
          <table:table-cell office:value-type="float" office:value="762.6" calcext:value-type="float">
            <text:p>762,6</text:p>
          </table:table-cell>
          <table:table-cell office:value-type="float" office:value="760.2" calcext:value-type="float">
            <text:p>760,2</text:p>
          </table:table-cell>
          <table:table-cell office:value-type="float" office:value="763" calcext:value-type="float">
            <text:p>763,0</text:p>
          </table:table-cell>
          <table:table-cell office:value-type="float" office:value="765" calcext:value-type="float">
            <text:p>765,0</text:p>
          </table:table-cell>
          <table:table-cell office:value-type="float" office:value="764.5" calcext:value-type="float">
            <text:p>764,5</text:p>
          </table:table-cell>
          <table:table-cell office:value-type="float" office:value="765.8" calcext:value-type="float">
            <text:p>765,8</text:p>
          </table:table-cell>
          <table:table-cell office:value-type="float" office:value="765.4" calcext:value-type="float">
            <text:p>765,4</text:p>
          </table:table-cell>
          <table:table-cell office:value-type="float" office:value="762.2" calcext:value-type="float">
            <text:p>762,2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6" calcext:value-type="float">
            <text:p>762,6</text:p>
          </table:table-cell>
          <table:table-cell office:value-type="float" office:value="762.8" calcext:value-type="float">
            <text:p>762,8</text:p>
          </table:table-cell>
          <table:table-cell office:value-type="float" office:value="760.3" calcext:value-type="float">
            <text:p>760,3</text:p>
          </table:table-cell>
          <table:table-cell office:value-type="float" office:value="758.2" calcext:value-type="float">
            <text:p>758,2</text:p>
          </table:table-cell>
          <table:table-cell office:value-type="float" office:value="760" calcext:value-type="float">
            <text:p>760,0</text:p>
          </table:table-cell>
          <table:table-cell office:value-type="float" office:value="762.2" calcext:value-type="float">
            <text:p>762,2</text:p>
          </table:table-cell>
          <table:table-cell office:value-type="float" office:value="761.2" calcext:value-type="float">
            <text:p>761,2</text:p>
          </table:table-cell>
          <table:table-cell office:value-type="float" office:value="759" calcext:value-type="float">
            <text:p>759,0</text:p>
          </table:table-cell>
          <table:table-cell office:value-type="float" office:value="760.6" calcext:value-type="float">
            <text:p>760,6</text:p>
          </table:table-cell>
          <table:table-cell office:value-type="float" office:value="761.6" calcext:value-type="float">
            <text:p>761,6</text:p>
          </table:table-cell>
          <table:table-cell table:number-columns-repeated="4"/>
        </table:table-row>
        <table:table-row table:style-name="ro1">
          <table:table-cell office:value-type="date" office:date-value="2019-06-15" calcext:value-type="date">
            <text:p>15.06.19</text:p>
          </table:table-cell>
          <table:table-cell office:value-type="float" office:value="760" calcext:value-type="float">
            <text:p>760,0</text:p>
          </table:table-cell>
          <table:table-cell office:value-type="float" office:value="759.3" calcext:value-type="float">
            <text:p>759,3</text:p>
          </table:table-cell>
          <table:table-cell office:value-type="float" office:value="758.5" calcext:value-type="float">
            <text:p>758,5</text:p>
          </table:table-cell>
          <table:table-cell office:value-type="float" office:value="756.7" calcext:value-type="float">
            <text:p>756,7</text:p>
          </table:table-cell>
          <table:table-cell office:value-type="float" office:value="754.6" calcext:value-type="float">
            <text:p>754,6</text:p>
          </table:table-cell>
          <table:table-cell office:value-type="float" office:value="757.3" calcext:value-type="float">
            <text:p>757,3</text:p>
          </table:table-cell>
          <table:table-cell office:value-type="float" office:value="759.7" calcext:value-type="float">
            <text:p>759,7</text:p>
          </table:table-cell>
          <table:table-cell office:value-type="float" office:value="760.1" calcext:value-type="float">
            <text:p>760,1</text:p>
          </table:table-cell>
          <table:table-cell office:value-type="float" office:value="761.3" calcext:value-type="float">
            <text:p>761,3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2" calcext:value-type="float">
            <text:p>758,2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3" calcext:value-type="float">
            <text:p>760,3</text:p>
          </table:table-cell>
          <table:table-cell office:value-type="float" office:value="758.4" calcext:value-type="float">
            <text:p>758,4</text:p>
          </table:table-cell>
          <table:table-cell office:value-type="float" office:value="761" calcext:value-type="float">
            <text:p>761,0</text:p>
          </table:table-cell>
          <table:table-cell office:value-type="float" office:value="761.5" calcext:value-type="float">
            <text:p>761,5</text:p>
          </table:table-cell>
          <table:table-cell office:value-type="float" office:value="762.2" calcext:value-type="float">
            <text:p>762,2</text:p>
          </table:table-cell>
          <table:table-cell office:value-type="float" office:value="764.1" calcext:value-type="float">
            <text:p>764,1</text:p>
          </table:table-cell>
          <table:table-cell office:value-type="float" office:value="764.2" calcext:value-type="float">
            <text:p>764,2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4" calcext:value-type="float">
            <text:p>759,4</text:p>
          </table:table-cell>
          <table:table-cell office:value-type="float" office:value="761.7" calcext:value-type="float">
            <text:p>761,7</text:p>
          </table:table-cell>
          <table:table-cell office:value-type="float" office:value="762.7" calcext:value-type="float">
            <text:p>762,7</text:p>
          </table:table-cell>
          <table:table-cell office:value-type="float" office:value="760.2" calcext:value-type="float">
            <text:p>760,2</text:p>
          </table:table-cell>
          <table:table-cell table:number-columns-repeated="4"/>
        </table:table-row>
        <table:table-row table:style-name="ro1">
          <table:table-cell office:value-type="date" office:date-value="2019-06-16" calcext:value-type="date">
            <text:p>16.06.19</text:p>
          </table:table-cell>
          <table:table-cell office:value-type="float" office:value="757.4" calcext:value-type="float">
            <text:p>757,4</text:p>
          </table:table-cell>
          <table:table-cell office:value-type="float" office:value="758.5" calcext:value-type="float">
            <text:p>758,5</text:p>
          </table:table-cell>
          <table:table-cell office:value-type="float" office:value="758.9" calcext:value-type="float">
            <text:p>758,9</text:p>
          </table:table-cell>
          <table:table-cell office:value-type="float" office:value="759.7" calcext:value-type="float">
            <text:p>759,7</text:p>
          </table:table-cell>
          <table:table-cell table:number-columns-repeated="2" office:value-type="float" office:value="759.5" calcext:value-type="float">
            <text:p>759,5</text:p>
          </table:table-cell>
          <table:table-cell office:value-type="float" office:value="761" calcext:value-type="float">
            <text:p>761,0</text:p>
          </table:table-cell>
          <table:table-cell office:value-type="float" office:value="761.3" calcext:value-type="float">
            <text:p>761,3</text:p>
          </table:table-cell>
          <table:table-cell office:value-type="float" office:value="761.7" calcext:value-type="float">
            <text:p>761,7</text:p>
          </table:table-cell>
          <table:table-cell office:value-type="float" office:value="760.6" calcext:value-type="float">
            <text:p>760,6</text:p>
          </table:table-cell>
          <table:table-cell office:value-type="float" office:value="763" calcext:value-type="float">
            <text:p>763,0</text:p>
          </table:table-cell>
          <table:table-cell office:value-type="float" office:value="762.5" calcext:value-type="float">
            <text:p>762,5</text:p>
          </table:table-cell>
          <table:table-cell office:value-type="float" office:value="763.9" calcext:value-type="float">
            <text:p>763,9</text:p>
          </table:table-cell>
          <table:table-cell office:value-type="float" office:value="762.8" calcext:value-type="float">
            <text:p>762,8</text:p>
          </table:table-cell>
          <table:table-cell office:value-type="float" office:value="765" calcext:value-type="float">
            <text:p>765,0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2" calcext:value-type="float">
            <text:p>759,2</text:p>
          </table:table-cell>
          <table:table-cell office:value-type="float" office:value="757" calcext:value-type="float">
            <text:p>757,0</text:p>
          </table:table-cell>
          <table:table-cell office:value-type="float" office:value="757.2" calcext:value-type="float">
            <text:p>757,2</text:p>
          </table:table-cell>
          <table:table-cell office:value-type="float" office:value="759.8" calcext:value-type="float">
            <text:p>759,8</text:p>
          </table:table-cell>
          <table:table-cell office:value-type="float" office:value="760" calcext:value-type="float">
            <text:p>760,0</text:p>
          </table:table-cell>
          <table:table-cell office:value-type="float" office:value="758.2" calcext:value-type="float">
            <text:p>758,2</text:p>
          </table:table-cell>
          <table:table-cell office:value-type="float" office:value="756.3" calcext:value-type="float">
            <text:p>756,3</text:p>
          </table:table-cell>
          <table:table-cell office:value-type="float" office:value="754.5" calcext:value-type="float">
            <text:p>754,5</text:p>
          </table:table-cell>
          <table:table-cell table:number-columns-repeated="4"/>
        </table:table-row>
        <table:table-row table:style-name="ro1">
          <table:table-cell office:value-type="date" office:date-value="2019-06-17" calcext:value-type="date">
            <text:p>17.06.19</text:p>
          </table:table-cell>
          <table:table-cell office:value-type="float" office:value="752.4" calcext:value-type="float">
            <text:p>752,4</text:p>
          </table:table-cell>
          <table:table-cell office:value-type="float" office:value="754.2" calcext:value-type="float">
            <text:p>754,2</text:p>
          </table:table-cell>
          <table:table-cell office:value-type="float" office:value="753.1" calcext:value-type="float">
            <text:p>753,1</text:p>
          </table:table-cell>
          <table:table-cell office:value-type="float" office:value="754.7" calcext:value-type="float">
            <text:p>754,7</text:p>
          </table:table-cell>
          <table:table-cell office:value-type="float" office:value="757.5" calcext:value-type="float">
            <text:p>757,5</text:p>
          </table:table-cell>
          <table:table-cell office:value-type="float" office:value="754.8" calcext:value-type="float">
            <text:p>754,8</text:p>
          </table:table-cell>
          <table:table-cell office:value-type="float" office:value="752.8" calcext:value-type="float">
            <text:p>752,8</text:p>
          </table:table-cell>
          <table:table-cell office:value-type="float" office:value="755" calcext:value-type="float">
            <text:p>755,0</text:p>
          </table:table-cell>
          <table:table-cell office:value-type="float" office:value="754.9" calcext:value-type="float">
            <text:p>754,9</text:p>
          </table:table-cell>
          <table:table-cell office:value-type="float" office:value="754.2" calcext:value-type="float">
            <text:p>754,2</text:p>
          </table:table-cell>
          <table:table-cell office:value-type="float" office:value="757.5" calcext:value-type="float">
            <text:p>757,5</text:p>
          </table:table-cell>
          <table:table-cell office:value-type="float" office:value="755" calcext:value-type="float">
            <text:p>755,0</text:p>
          </table:table-cell>
          <table:table-cell office:value-type="float" office:value="756.3" calcext:value-type="float">
            <text:p>756,3</text:p>
          </table:table-cell>
          <table:table-cell office:value-type="float" office:value="755.2" calcext:value-type="float">
            <text:p>755,2</text:p>
          </table:table-cell>
          <table:table-cell office:value-type="float" office:value="754.5" calcext:value-type="float">
            <text:p>754,5</text:p>
          </table:table-cell>
          <table:table-cell office:value-type="float" office:value="752.2" calcext:value-type="float">
            <text:p>752,2</text:p>
          </table:table-cell>
          <table:table-cell office:value-type="float" office:value="751.8" calcext:value-type="float">
            <text:p>751,8</text:p>
          </table:table-cell>
          <table:table-cell office:value-type="float" office:value="751.1" calcext:value-type="float">
            <text:p>751,1</text:p>
          </table:table-cell>
          <table:table-cell office:value-type="float" office:value="752.3" calcext:value-type="float">
            <text:p>752,3</text:p>
          </table:table-cell>
          <table:table-cell office:value-type="float" office:value="750.3" calcext:value-type="float">
            <text:p>750,3</text:p>
          </table:table-cell>
          <table:table-cell office:value-type="float" office:value="751.4" calcext:value-type="float">
            <text:p>751,4</text:p>
          </table:table-cell>
          <table:table-cell office:value-type="float" office:value="750" calcext:value-type="float">
            <text:p>750,0</text:p>
          </table:table-cell>
          <table:table-cell office:value-type="float" office:value="749.8" calcext:value-type="float">
            <text:p>749,8</text:p>
          </table:table-cell>
          <table:table-cell office:value-type="float" office:value="750.1" calcext:value-type="float">
            <text:p>750,1</text:p>
          </table:table-cell>
          <table:table-cell table:number-columns-repeated="4"/>
        </table:table-row>
        <table:table-row table:style-name="ro1">
          <table:table-cell office:value-type="date" office:date-value="2019-06-18" calcext:value-type="date">
            <text:p>18.06.19</text:p>
          </table:table-cell>
          <table:table-cell office:value-type="float" office:value="750.4" calcext:value-type="float">
            <text:p>750,4</text:p>
          </table:table-cell>
          <table:table-cell office:value-type="float" office:value="748.7" calcext:value-type="float">
            <text:p>748,7</text:p>
          </table:table-cell>
          <table:table-cell office:value-type="float" office:value="751.9" calcext:value-type="float">
            <text:p>751,9</text:p>
          </table:table-cell>
          <table:table-cell office:value-type="float" office:value="754.2" calcext:value-type="float">
            <text:p>754,2</text:p>
          </table:table-cell>
          <table:table-cell office:value-type="float" office:value="753.2" calcext:value-type="float">
            <text:p>753,2</text:p>
          </table:table-cell>
          <table:table-cell office:value-type="float" office:value="752.7" calcext:value-type="float">
            <text:p>752,7</text:p>
          </table:table-cell>
          <table:table-cell office:value-type="float" office:value="755.1" calcext:value-type="float">
            <text:p>755,1</text:p>
          </table:table-cell>
          <table:table-cell office:value-type="float" office:value="753.5" calcext:value-type="float">
            <text:p>753,5</text:p>
          </table:table-cell>
          <table:table-cell office:value-type="float" office:value="752.9" calcext:value-type="float">
            <text:p>752,9</text:p>
          </table:table-cell>
          <table:table-cell office:value-type="float" office:value="750.8" calcext:value-type="float">
            <text:p>750,8</text:p>
          </table:table-cell>
          <table:table-cell office:value-type="float" office:value="753" calcext:value-type="float">
            <text:p>753,0</text:p>
          </table:table-cell>
          <table:table-cell office:value-type="float" office:value="754.4" calcext:value-type="float">
            <text:p>754,4</text:p>
          </table:table-cell>
          <table:table-cell office:value-type="float" office:value="752.6" calcext:value-type="float">
            <text:p>752,6</text:p>
          </table:table-cell>
          <table:table-cell office:value-type="float" office:value="753.2" calcext:value-type="float">
            <text:p>753,2</text:p>
          </table:table-cell>
          <table:table-cell office:value-type="float" office:value="755.3" calcext:value-type="float">
            <text:p>755,3</text:p>
          </table:table-cell>
          <table:table-cell office:value-type="float" office:value="754.2" calcext:value-type="float">
            <text:p>754,2</text:p>
          </table:table-cell>
          <table:table-cell office:value-type="float" office:value="753.6" calcext:value-type="float">
            <text:p>753,6</text:p>
          </table:table-cell>
          <table:table-cell office:value-type="float" office:value="751.3" calcext:value-type="float">
            <text:p>751,3</text:p>
          </table:table-cell>
          <table:table-cell office:value-type="float" office:value="754.6" calcext:value-type="float">
            <text:p>754,6</text:p>
          </table:table-cell>
          <table:table-cell office:value-type="float" office:value="752.3" calcext:value-type="float">
            <text:p>752,3</text:p>
          </table:table-cell>
          <table:table-cell office:value-type="float" office:value="753.9" calcext:value-type="float">
            <text:p>753,9</text:p>
          </table:table-cell>
          <table:table-cell office:value-type="float" office:value="757.1" calcext:value-type="float">
            <text:p>757,1</text:p>
          </table:table-cell>
          <table:table-cell office:value-type="float" office:value="758.1" calcext:value-type="float">
            <text:p>758,1</text:p>
          </table:table-cell>
          <table:table-cell office:value-type="float" office:value="756.5" calcext:value-type="float">
            <text:p>756,5</text:p>
          </table:table-cell>
          <table:table-cell table:number-columns-repeated="4"/>
        </table:table-row>
        <table:table-row table:style-name="ro1">
          <table:table-cell office:value-type="date" office:date-value="2019-06-19" calcext:value-type="date">
            <text:p>19.06.19</text:p>
          </table:table-cell>
          <table:table-cell office:value-type="float" office:value="758.4" calcext:value-type="float">
            <text:p>758,4</text:p>
          </table:table-cell>
          <table:table-cell office:value-type="float" office:value="761.3" calcext:value-type="float">
            <text:p>761,3</text:p>
          </table:table-cell>
          <table:table-cell office:value-type="float" office:value="759" calcext:value-type="float">
            <text:p>759,0</text:p>
          </table:table-cell>
          <table:table-cell office:value-type="float" office:value="760.6" calcext:value-type="float">
            <text:p>760,6</text:p>
          </table:table-cell>
          <table:table-cell office:value-type="float" office:value="760" calcext:value-type="float">
            <text:p>760,0</text:p>
          </table:table-cell>
          <table:table-cell office:value-type="float" office:value="759.1" calcext:value-type="float">
            <text:p>759,1</text:p>
          </table:table-cell>
          <table:table-cell office:value-type="float" office:value="761.2" calcext:value-type="float">
            <text:p>761,2</text:p>
          </table:table-cell>
          <table:table-cell office:value-type="float" office:value="763.4" calcext:value-type="float">
            <text:p>763,4</text:p>
          </table:table-cell>
          <table:table-cell office:value-type="float" office:value="764.8" calcext:value-type="float">
            <text:p>764,8</text:p>
          </table:table-cell>
          <table:table-cell office:value-type="float" office:value="761.5" calcext:value-type="float">
            <text:p>761,5</text:p>
          </table:table-cell>
          <table:table-cell office:value-type="float" office:value="759.8" calcext:value-type="float">
            <text:p>759,8</text:p>
          </table:table-cell>
          <table:table-cell office:value-type="float" office:value="757.7" calcext:value-type="float">
            <text:p>757,7</text:p>
          </table:table-cell>
          <table:table-cell office:value-type="float" office:value="756" calcext:value-type="float">
            <text:p>756,0</text:p>
          </table:table-cell>
          <table:table-cell office:value-type="float" office:value="755.7" calcext:value-type="float">
            <text:p>755,7</text:p>
          </table:table-cell>
          <table:table-cell office:value-type="float" office:value="756.6" calcext:value-type="float">
            <text:p>756,6</text:p>
          </table:table-cell>
          <table:table-cell office:value-type="float" office:value="755.1" calcext:value-type="float">
            <text:p>755,1</text:p>
          </table:table-cell>
          <table:table-cell office:value-type="float" office:value="758" calcext:value-type="float">
            <text:p>758,0</text:p>
          </table:table-cell>
          <table:table-cell office:value-type="float" office:value="756.8" calcext:value-type="float">
            <text:p>756,8</text:p>
          </table:table-cell>
          <table:table-cell office:value-type="float" office:value="755.8" calcext:value-type="float">
            <text:p>755,8</text:p>
          </table:table-cell>
          <table:table-cell office:value-type="float" office:value="755.4" calcext:value-type="float">
            <text:p>755,4</text:p>
          </table:table-cell>
          <table:table-cell office:value-type="float" office:value="752.9" calcext:value-type="float">
            <text:p>752,9</text:p>
          </table:table-cell>
          <table:table-cell office:value-type="float" office:value="752.8" calcext:value-type="float">
            <text:p>752,8</text:p>
          </table:table-cell>
          <table:table-cell office:value-type="float" office:value="755" calcext:value-type="float">
            <text:p>755,0</text:p>
          </table:table-cell>
          <table:table-cell office:value-type="float" office:value="758.1" calcext:value-type="float">
            <text:p>758,1</text:p>
          </table:table-cell>
          <table:table-cell table:number-columns-repeated="4"/>
        </table:table-row>
        <table:table-row table:style-name="ro1">
          <table:table-cell office:value-type="date" office:date-value="2019-06-20" calcext:value-type="date">
            <text:p>20.06.19</text:p>
          </table:table-cell>
          <table:table-cell office:value-type="float" office:value="757.6" calcext:value-type="float">
            <text:p>757,6</text:p>
          </table:table-cell>
          <table:table-cell office:value-type="float" office:value="760.8" calcext:value-type="float">
            <text:p>760,8</text:p>
          </table:table-cell>
          <table:table-cell office:value-type="float" office:value="763.4" calcext:value-type="float">
            <text:p>763,4</text:p>
          </table:table-cell>
          <table:table-cell office:value-type="float" office:value="763.8" calcext:value-type="float">
            <text:p>763,8</text:p>
          </table:table-cell>
          <table:table-cell office:value-type="float" office:value="762.6" calcext:value-type="float">
            <text:p>762,6</text:p>
          </table:table-cell>
          <table:table-cell office:value-type="float" office:value="759.9" calcext:value-type="float">
            <text:p>759,9</text:p>
          </table:table-cell>
          <table:table-cell office:value-type="float" office:value="758.4" calcext:value-type="float">
            <text:p>758,4</text:p>
          </table:table-cell>
          <table:table-cell office:value-type="float" office:value="761.1" calcext:value-type="float">
            <text:p>761,1</text:p>
          </table:table-cell>
          <table:table-cell office:value-type="float" office:value="761" calcext:value-type="float">
            <text:p>761,0</text:p>
          </table:table-cell>
          <table:table-cell office:value-type="float" office:value="758.4" calcext:value-type="float">
            <text:p>758,4</text:p>
          </table:table-cell>
          <table:table-cell office:value-type="float" office:value="760.6" calcext:value-type="float">
            <text:p>760,6</text:p>
          </table:table-cell>
          <table:table-cell office:value-type="float" office:value="762.9" calcext:value-type="float">
            <text:p>762,9</text:p>
          </table:table-cell>
          <table:table-cell office:value-type="float" office:value="763" calcext:value-type="float">
            <text:p>763,0</text:p>
          </table:table-cell>
          <table:table-cell office:value-type="float" office:value="763.3" calcext:value-type="float">
            <text:p>763,3</text:p>
          </table:table-cell>
          <table:table-cell office:value-type="float" office:value="760.3" calcext:value-type="float">
            <text:p>760,3</text:p>
          </table:table-cell>
          <table:table-cell office:value-type="float" office:value="762.1" calcext:value-type="float">
            <text:p>762,1</text:p>
          </table:table-cell>
          <table:table-cell office:value-type="float" office:value="761.4" calcext:value-type="float">
            <text:p>761,4</text:p>
          </table:table-cell>
          <table:table-cell office:value-type="float" office:value="758.6" calcext:value-type="float">
            <text:p>758,6</text:p>
          </table:table-cell>
          <table:table-cell office:value-type="float" office:value="761.3" calcext:value-type="float">
            <text:p>761,3</text:p>
          </table:table-cell>
          <table:table-cell office:value-type="float" office:value="762" calcext:value-type="float">
            <text:p>762,0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9" calcext:value-type="float">
            <text:p>762,9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3" calcext:value-type="float">
            <text:p>762,3</text:p>
          </table:table-cell>
          <table:table-cell table:number-columns-repeated="4"/>
        </table:table-row>
        <table:table-row table:style-name="ro1">
          <table:table-cell office:value-type="date" office:date-value="2019-06-21" calcext:value-type="date">
            <text:p>21.06.19</text:p>
          </table:table-cell>
          <table:table-cell office:value-type="float" office:value="760.3" calcext:value-type="float">
            <text:p>760,3</text:p>
          </table:table-cell>
          <table:table-cell office:value-type="float" office:value="757.3" calcext:value-type="float">
            <text:p>757,3</text:p>
          </table:table-cell>
          <table:table-cell office:value-type="float" office:value="760.4" calcext:value-type="float">
            <text:p>760,4</text:p>
          </table:table-cell>
          <table:table-cell office:value-type="float" office:value="759.1" calcext:value-type="float">
            <text:p>759,1</text:p>
          </table:table-cell>
          <table:table-cell office:value-type="float" office:value="758" calcext:value-type="float">
            <text:p>758,0</text:p>
          </table:table-cell>
          <table:table-cell office:value-type="float" office:value="760.8" calcext:value-type="float">
            <text:p>760,8</text:p>
          </table:table-cell>
          <table:table-cell office:value-type="float" office:value="759" calcext:value-type="float">
            <text:p>759,0</text:p>
          </table:table-cell>
          <table:table-cell office:value-type="float" office:value="757.4" calcext:value-type="float">
            <text:p>757,4</text:p>
          </table:table-cell>
          <table:table-cell office:value-type="float" office:value="757.2" calcext:value-type="float">
            <text:p>757,2</text:p>
          </table:table-cell>
          <table:table-cell office:value-type="float" office:value="760.3" calcext:value-type="float">
            <text:p>760,3</text:p>
          </table:table-cell>
          <table:table-cell office:value-type="float" office:value="758.9" calcext:value-type="float">
            <text:p>758,9</text:p>
          </table:table-cell>
          <table:table-cell office:value-type="float" office:value="756.2" calcext:value-type="float">
            <text:p>756,2</text:p>
          </table:table-cell>
          <table:table-cell office:value-type="float" office:value="756.4" calcext:value-type="float">
            <text:p>756,4</text:p>
          </table:table-cell>
          <table:table-cell office:value-type="float" office:value="754" calcext:value-type="float">
            <text:p>754,0</text:p>
          </table:table-cell>
          <table:table-cell office:value-type="float" office:value="756.4" calcext:value-type="float">
            <text:p>756,4</text:p>
          </table:table-cell>
          <table:table-cell office:value-type="float" office:value="757.7" calcext:value-type="float">
            <text:p>757,7</text:p>
          </table:table-cell>
          <table:table-cell office:value-type="float" office:value="758.3" calcext:value-type="float">
            <text:p>758,3</text:p>
          </table:table-cell>
          <table:table-cell office:value-type="float" office:value="756.2" calcext:value-type="float">
            <text:p>756,2</text:p>
          </table:table-cell>
          <table:table-cell office:value-type="float" office:value="757" calcext:value-type="float">
            <text:p>757,0</text:p>
          </table:table-cell>
          <table:table-cell office:value-type="float" office:value="757.7" calcext:value-type="float">
            <text:p>757,7</text:p>
          </table:table-cell>
          <table:table-cell office:value-type="float" office:value="755.5" calcext:value-type="float">
            <text:p>755,5</text:p>
          </table:table-cell>
          <table:table-cell office:value-type="float" office:value="753.6" calcext:value-type="float">
            <text:p>753,6</text:p>
          </table:table-cell>
          <table:table-cell table:number-columns-repeated="2" office:value-type="float" office:value="756.1" calcext:value-type="float">
            <text:p>756,1</text:p>
          </table:table-cell>
          <table:table-cell table:number-columns-repeated="4"/>
        </table:table-row>
        <table:table-row table:style-name="ro1">
          <table:table-cell office:value-type="date" office:date-value="2019-06-22" calcext:value-type="date">
            <text:p>22.06.19</text:p>
          </table:table-cell>
          <table:table-cell office:value-type="float" office:value="757" calcext:value-type="float">
            <text:p>757,0</text:p>
          </table:table-cell>
          <table:table-cell office:value-type="float" office:value="754.7" calcext:value-type="float">
            <text:p>754,7</text:p>
          </table:table-cell>
          <table:table-cell office:value-type="float" office:value="753.9" calcext:value-type="float">
            <text:p>753,9</text:p>
          </table:table-cell>
          <table:table-cell office:value-type="float" office:value="756.6" calcext:value-type="float">
            <text:p>756,6</text:p>
          </table:table-cell>
          <table:table-cell office:value-type="float" office:value="755.4" calcext:value-type="float">
            <text:p>755,4</text:p>
          </table:table-cell>
          <table:table-cell office:value-type="float" office:value="757.2" calcext:value-type="float">
            <text:p>757,2</text:p>
          </table:table-cell>
          <table:table-cell office:value-type="float" office:value="757.4" calcext:value-type="float">
            <text:p>757,4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6" calcext:value-type="float">
            <text:p>760,6</text:p>
          </table:table-cell>
          <table:table-cell office:value-type="float" office:value="763.3" calcext:value-type="float">
            <text:p>763,3</text:p>
          </table:table-cell>
          <table:table-cell office:value-type="float" office:value="761.1" calcext:value-type="float">
            <text:p>761,1</text:p>
          </table:table-cell>
          <table:table-cell office:value-type="float" office:value="763.6" calcext:value-type="float">
            <text:p>763,6</text:p>
          </table:table-cell>
          <table:table-cell office:value-type="float" office:value="765.1" calcext:value-type="float">
            <text:p>765,1</text:p>
          </table:table-cell>
          <table:table-cell office:value-type="float" office:value="766.9" calcext:value-type="float">
            <text:p>766,9</text:p>
          </table:table-cell>
          <table:table-cell office:value-type="float" office:value="765.8" calcext:value-type="float">
            <text:p>765,8</text:p>
          </table:table-cell>
          <table:table-cell office:value-type="float" office:value="763.3" calcext:value-type="float">
            <text:p>763,3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1" calcext:value-type="float">
            <text:p>764,1</text:p>
          </table:table-cell>
          <table:table-cell office:value-type="float" office:value="765.1" calcext:value-type="float">
            <text:p>765,1</text:p>
          </table:table-cell>
          <table:table-cell office:value-type="float" office:value="766.3" calcext:value-type="float">
            <text:p>766,3</text:p>
          </table:table-cell>
          <table:table-cell office:value-type="float" office:value="765.5" calcext:value-type="float">
            <text:p>765,5</text:p>
          </table:table-cell>
          <table:table-cell office:value-type="float" office:value="765.6" calcext:value-type="float">
            <text:p>765,6</text:p>
          </table:table-cell>
          <table:table-cell office:value-type="float" office:value="763.7" calcext:value-type="float">
            <text:p>763,7</text:p>
          </table:table-cell>
          <table:table-cell office:value-type="float" office:value="763.8" calcext:value-type="float">
            <text:p>763,8</text:p>
          </table:table-cell>
          <table:table-cell table:number-columns-repeated="4"/>
        </table:table-row>
        <table:table-row table:style-name="ro1">
          <table:table-cell office:value-type="date" office:date-value="2019-06-23" calcext:value-type="date">
            <text:p>23.06.19</text:p>
          </table:table-cell>
          <table:table-cell office:value-type="float" office:value="763.3" calcext:value-type="float">
            <text:p>763,3</text:p>
          </table:table-cell>
          <table:table-cell office:value-type="float" office:value="760.9" calcext:value-type="float">
            <text:p>760,9</text:p>
          </table:table-cell>
          <table:table-cell office:value-type="float" office:value="759.5" calcext:value-type="float">
            <text:p>759,5</text:p>
          </table:table-cell>
          <table:table-cell office:value-type="float" office:value="761.1" calcext:value-type="float">
            <text:p>761,1</text:p>
          </table:table-cell>
          <table:table-cell office:value-type="float" office:value="760.4" calcext:value-type="float">
            <text:p>760,4</text:p>
          </table:table-cell>
          <table:table-cell table:number-columns-repeated="2" office:value-type="float" office:value="763.3" calcext:value-type="float">
            <text:p>763,3</text:p>
          </table:table-cell>
          <table:table-cell office:value-type="float" office:value="763" calcext:value-type="float">
            <text:p>763,0</text:p>
          </table:table-cell>
          <table:table-cell office:value-type="float" office:value="764.8" calcext:value-type="float">
            <text:p>764,8</text:p>
          </table:table-cell>
          <table:table-cell office:value-type="float" office:value="764" calcext:value-type="float">
            <text:p>764,0</text:p>
          </table:table-cell>
          <table:table-cell office:value-type="float" office:value="764.1" calcext:value-type="float">
            <text:p>764,1</text:p>
          </table:table-cell>
          <table:table-cell office:value-type="float" office:value="765.3" calcext:value-type="float">
            <text:p>765,3</text:p>
          </table:table-cell>
          <table:table-cell office:value-type="float" office:value="765.6" calcext:value-type="float">
            <text:p>765,6</text:p>
          </table:table-cell>
          <table:table-cell office:value-type="float" office:value="766.8" calcext:value-type="float">
            <text:p>766,8</text:p>
          </table:table-cell>
          <table:table-cell office:value-type="float" office:value="768.7" calcext:value-type="float">
            <text:p>768,7</text:p>
          </table:table-cell>
          <table:table-cell office:value-type="float" office:value="768.8" calcext:value-type="float">
            <text:p>768,8</text:p>
          </table:table-cell>
          <table:table-cell office:value-type="float" office:value="770.3" calcext:value-type="float">
            <text:p>770,3</text:p>
          </table:table-cell>
          <table:table-cell office:value-type="float" office:value="771.4" calcext:value-type="float">
            <text:p>771,4</text:p>
          </table:table-cell>
          <table:table-cell office:value-type="float" office:value="772.9" calcext:value-type="float">
            <text:p>772,9</text:p>
          </table:table-cell>
          <table:table-cell office:value-type="float" office:value="769.5" calcext:value-type="float">
            <text:p>769,5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3" calcext:value-type="float">
            <text:p>766,3</text:p>
          </table:table-cell>
          <table:table-cell office:value-type="float" office:value="768.2" calcext:value-type="float">
            <text:p>768,2</text:p>
          </table:table-cell>
          <table:table-cell office:value-type="float" office:value="768.1" calcext:value-type="float">
            <text:p>768,1</text:p>
          </table:table-cell>
          <table:table-cell table:number-columns-repeated="4"/>
        </table:table-row>
        <table:table-row table:style-name="ro1">
          <table:table-cell office:value-type="date" office:date-value="2019-06-24" calcext:value-type="date">
            <text:p>24.06.19</text:p>
          </table:table-cell>
          <table:table-cell office:value-type="float" office:value="765.2" calcext:value-type="float">
            <text:p>765,2</text:p>
          </table:table-cell>
          <table:table-cell office:value-type="float" office:value="764.1" calcext:value-type="float">
            <text:p>764,1</text:p>
          </table:table-cell>
          <table:table-cell office:value-type="float" office:value="762.3" calcext:value-type="float">
            <text:p>762,3</text:p>
          </table:table-cell>
          <table:table-cell office:value-type="float" office:value="761.1" calcext:value-type="float">
            <text:p>761,1</text:p>
          </table:table-cell>
          <table:table-cell office:value-type="float" office:value="758.4" calcext:value-type="float">
            <text:p>758,4</text:p>
          </table:table-cell>
          <table:table-cell office:value-type="float" office:value="758.3" calcext:value-type="float">
            <text:p>758,3</text:p>
          </table:table-cell>
          <table:table-cell office:value-type="float" office:value="756.5" calcext:value-type="float">
            <text:p>756,5</text:p>
          </table:table-cell>
          <table:table-cell office:value-type="float" office:value="756.6" calcext:value-type="float">
            <text:p>756,6</text:p>
          </table:table-cell>
          <table:table-cell office:value-type="float" office:value="759.9" calcext:value-type="float">
            <text:p>759,9</text:p>
          </table:table-cell>
          <table:table-cell office:value-type="float" office:value="758.3" calcext:value-type="float">
            <text:p>758,3</text:p>
          </table:table-cell>
          <table:table-cell office:value-type="float" office:value="755.5" calcext:value-type="float">
            <text:p>755,5</text:p>
          </table:table-cell>
          <table:table-cell office:value-type="float" office:value="753.5" calcext:value-type="float">
            <text:p>753,5</text:p>
          </table:table-cell>
          <table:table-cell office:value-type="float" office:value="752.4" calcext:value-type="float">
            <text:p>752,4</text:p>
          </table:table-cell>
          <table:table-cell office:value-type="float" office:value="750.8" calcext:value-type="float">
            <text:p>750,8</text:p>
          </table:table-cell>
          <table:table-cell office:value-type="float" office:value="753.2" calcext:value-type="float">
            <text:p>753,2</text:p>
          </table:table-cell>
          <table:table-cell office:value-type="float" office:value="755" calcext:value-type="float">
            <text:p>755,0</text:p>
          </table:table-cell>
          <table:table-cell office:value-type="float" office:value="754.1" calcext:value-type="float">
            <text:p>754,1</text:p>
          </table:table-cell>
          <table:table-cell office:value-type="float" office:value="752.5" calcext:value-type="float">
            <text:p>752,5</text:p>
          </table:table-cell>
          <table:table-cell office:value-type="float" office:value="755.5" calcext:value-type="float">
            <text:p>755,5</text:p>
          </table:table-cell>
          <table:table-cell office:value-type="float" office:value="758.3" calcext:value-type="float">
            <text:p>758,3</text:p>
          </table:table-cell>
          <table:table-cell office:value-type="float" office:value="757.1" calcext:value-type="float">
            <text:p>757,1</text:p>
          </table:table-cell>
          <table:table-cell office:value-type="float" office:value="755.2" calcext:value-type="float">
            <text:p>755,2</text:p>
          </table:table-cell>
          <table:table-cell office:value-type="float" office:value="755" calcext:value-type="float">
            <text:p>755,0</text:p>
          </table:table-cell>
          <table:table-cell office:value-type="float" office:value="757.7" calcext:value-type="float">
            <text:p>757,7</text:p>
          </table:table-cell>
          <table:table-cell table:number-columns-repeated="4"/>
        </table:table-row>
        <table:table-row table:style-name="ro1">
          <table:table-cell office:value-type="date" office:date-value="2019-06-25" calcext:value-type="date">
            <text:p>25.06.19</text:p>
          </table:table-cell>
          <table:table-cell office:value-type="float" office:value="758.3" calcext:value-type="float">
            <text:p>758,3</text:p>
          </table:table-cell>
          <table:table-cell office:value-type="float" office:value="755.5" calcext:value-type="float">
            <text:p>755,5</text:p>
          </table:table-cell>
          <table:table-cell office:value-type="float" office:value="757.8" calcext:value-type="float">
            <text:p>757,8</text:p>
          </table:table-cell>
          <table:table-cell office:value-type="float" office:value="758.9" calcext:value-type="float">
            <text:p>758,9</text:p>
          </table:table-cell>
          <table:table-cell office:value-type="float" office:value="757.5" calcext:value-type="float">
            <text:p>757,5</text:p>
          </table:table-cell>
          <table:table-cell office:value-type="float" office:value="755.1" calcext:value-type="float">
            <text:p>755,1</text:p>
          </table:table-cell>
          <table:table-cell office:value-type="float" office:value="758" calcext:value-type="float">
            <text:p>758,0</text:p>
          </table:table-cell>
          <table:table-cell office:value-type="float" office:value="759.3" calcext:value-type="float">
            <text:p>759,3</text:p>
          </table:table-cell>
          <table:table-cell office:value-type="float" office:value="760.2" calcext:value-type="float">
            <text:p>760,2</text:p>
          </table:table-cell>
          <table:table-cell office:value-type="float" office:value="759" calcext:value-type="float">
            <text:p>759,0</text:p>
          </table:table-cell>
          <table:table-cell office:value-type="float" office:value="760.5" calcext:value-type="float">
            <text:p>760,5</text:p>
          </table:table-cell>
          <table:table-cell office:value-type="float" office:value="763.2" calcext:value-type="float">
            <text:p>763,2</text:p>
          </table:table-cell>
          <table:table-cell office:value-type="float" office:value="765.7" calcext:value-type="float">
            <text:p>765,7</text:p>
          </table:table-cell>
          <table:table-cell office:value-type="float" office:value="764" calcext:value-type="float">
            <text:p>764,0</text:p>
          </table:table-cell>
          <table:table-cell office:value-type="float" office:value="765.7" calcext:value-type="float">
            <text:p>765,7</text:p>
          </table:table-cell>
          <table:table-cell office:value-type="float" office:value="767.3" calcext:value-type="float">
            <text:p>767,3</text:p>
          </table:table-cell>
          <table:table-cell office:value-type="float" office:value="766.4" calcext:value-type="float">
            <text:p>766,4</text:p>
          </table:table-cell>
          <table:table-cell office:value-type="float" office:value="767.1" calcext:value-type="float">
            <text:p>767,1</text:p>
          </table:table-cell>
          <table:table-cell office:value-type="float" office:value="763.4" calcext:value-type="float">
            <text:p>763,4</text:p>
          </table:table-cell>
          <table:table-cell office:value-type="float" office:value="761.4" calcext:value-type="float">
            <text:p>761,4</text:p>
          </table:table-cell>
          <table:table-cell office:value-type="float" office:value="760" calcext:value-type="float">
            <text:p>760,0</text:p>
          </table:table-cell>
          <table:table-cell office:value-type="float" office:value="760.8" calcext:value-type="float">
            <text:p>760,8</text:p>
          </table:table-cell>
          <table:table-cell office:value-type="float" office:value="759.7" calcext:value-type="float">
            <text:p>759,7</text:p>
          </table:table-cell>
          <table:table-cell office:value-type="float" office:value="759.8" calcext:value-type="float">
            <text:p>759,8</text:p>
          </table:table-cell>
          <table:table-cell table:number-columns-repeated="4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760.5" calcext:value-type="float">
            <text:p>760,5</text:p>
          </table:table-cell>
          <table:table-cell office:value-type="float" office:value="758.3" calcext:value-type="float">
            <text:p>758,3</text:p>
          </table:table-cell>
          <table:table-cell office:value-type="float" office:value="758.9" calcext:value-type="float">
            <text:p>758,9</text:p>
          </table:table-cell>
          <table:table-cell office:value-type="float" office:value="756.1" calcext:value-type="float">
            <text:p>756,1</text:p>
          </table:table-cell>
          <table:table-cell office:value-type="float" office:value="756.9" calcext:value-type="float">
            <text:p>756,9</text:p>
          </table:table-cell>
          <table:table-cell office:value-type="float" office:value="758.6" calcext:value-type="float">
            <text:p>758,6</text:p>
          </table:table-cell>
          <table:table-cell office:value-type="float" office:value="760" calcext:value-type="float">
            <text:p>760,0</text:p>
          </table:table-cell>
          <table:table-cell office:value-type="float" office:value="757.2" calcext:value-type="float">
            <text:p>757,2</text:p>
          </table:table-cell>
          <table:table-cell office:value-type="float" office:value="756.2" calcext:value-type="float">
            <text:p>756,2</text:p>
          </table:table-cell>
          <table:table-cell office:value-type="float" office:value="753.6" calcext:value-type="float">
            <text:p>753,6</text:p>
          </table:table-cell>
          <table:table-cell office:value-type="float" office:value="753.8" calcext:value-type="float">
            <text:p>753,8</text:p>
          </table:table-cell>
          <table:table-cell office:value-type="float" office:value="757.1" calcext:value-type="float">
            <text:p>757,1</text:p>
          </table:table-cell>
          <table:table-cell office:value-type="float" office:value="756.8" calcext:value-type="float">
            <text:p>756,8</text:p>
          </table:table-cell>
          <table:table-cell office:value-type="float" office:value="754.5" calcext:value-type="float">
            <text:p>754,5</text:p>
          </table:table-cell>
          <table:table-cell office:value-type="float" office:value="754.7" calcext:value-type="float">
            <text:p>754,7</text:p>
          </table:table-cell>
          <table:table-cell office:value-type="float" office:value="756.4" calcext:value-type="float">
            <text:p>756,4</text:p>
          </table:table-cell>
          <table:table-cell office:value-type="float" office:value="754.2" calcext:value-type="float">
            <text:p>754,2</text:p>
          </table:table-cell>
          <table:table-cell office:value-type="float" office:value="755.2" calcext:value-type="float">
            <text:p>755,2</text:p>
          </table:table-cell>
          <table:table-cell office:value-type="float" office:value="756.4" calcext:value-type="float">
            <text:p>756,4</text:p>
          </table:table-cell>
          <table:table-cell table:number-columns-repeated="2" office:value-type="float" office:value="755.6" calcext:value-type="float">
            <text:p>755,6</text:p>
          </table:table-cell>
          <table:table-cell office:value-type="float" office:value="756" calcext:value-type="float">
            <text:p>756,0</text:p>
          </table:table-cell>
          <table:table-cell office:value-type="float" office:value="757.5" calcext:value-type="float">
            <text:p>757,5</text:p>
          </table:table-cell>
          <table:table-cell office:value-type="float" office:value="755" calcext:value-type="float">
            <text:p>755,0</text:p>
          </table:table-cell>
          <table:table-cell table:number-columns-repeated="4"/>
        </table:table-row>
        <table:table-row table:style-name="ro1">
          <table:table-cell office:value-type="date" office:date-value="2019-06-27" calcext:value-type="date">
            <text:p>27.06.19</text:p>
          </table:table-cell>
          <table:table-cell office:value-type="float" office:value="757.4" calcext:value-type="float">
            <text:p>757,4</text:p>
          </table:table-cell>
          <table:table-cell office:value-type="float" office:value="757.9" calcext:value-type="float">
            <text:p>757,9</text:p>
          </table:table-cell>
          <table:table-cell office:value-type="float" office:value="758.6" calcext:value-type="float">
            <text:p>758,6</text:p>
          </table:table-cell>
          <table:table-cell office:value-type="float" office:value="755.8" calcext:value-type="float">
            <text:p>755,8</text:p>
          </table:table-cell>
          <table:table-cell office:value-type="float" office:value="758.6" calcext:value-type="float">
            <text:p>758,6</text:p>
          </table:table-cell>
          <table:table-cell office:value-type="float" office:value="758.8" calcext:value-type="float">
            <text:p>758,8</text:p>
          </table:table-cell>
          <table:table-cell office:value-type="float" office:value="758.4" calcext:value-type="float">
            <text:p>758,4</text:p>
          </table:table-cell>
          <table:table-cell office:value-type="float" office:value="759.5" calcext:value-type="float">
            <text:p>759,5</text:p>
          </table:table-cell>
          <table:table-cell office:value-type="float" office:value="759.3" calcext:value-type="float">
            <text:p>759,3</text:p>
          </table:table-cell>
          <table:table-cell office:value-type="float" office:value="760.9" calcext:value-type="float">
            <text:p>760,9</text:p>
          </table:table-cell>
          <table:table-cell office:value-type="float" office:value="761.4" calcext:value-type="float">
            <text:p>761,4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7" calcext:value-type="float">
            <text:p>760,7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3" calcext:value-type="float">
            <text:p>759,3</text:p>
          </table:table-cell>
          <table:table-cell office:value-type="float" office:value="758.7" calcext:value-type="float">
            <text:p>758,7</text:p>
          </table:table-cell>
          <table:table-cell office:value-type="float" office:value="760.9" calcext:value-type="float">
            <text:p>760,9</text:p>
          </table:table-cell>
          <table:table-cell office:value-type="float" office:value="758.3" calcext:value-type="float">
            <text:p>758,3</text:p>
          </table:table-cell>
          <table:table-cell office:value-type="float" office:value="756.1" calcext:value-type="float">
            <text:p>756,1</text:p>
          </table:table-cell>
          <table:table-cell office:value-type="float" office:value="756.8" calcext:value-type="float">
            <text:p>756,8</text:p>
          </table:table-cell>
          <table:table-cell office:value-type="float" office:value="756.6" calcext:value-type="float">
            <text:p>756,6</text:p>
          </table:table-cell>
          <table:table-cell office:value-type="float" office:value="757.2" calcext:value-type="float">
            <text:p>757,2</text:p>
          </table:table-cell>
          <table:table-cell office:value-type="float" office:value="759.7" calcext:value-type="float">
            <text:p>759,7</text:p>
          </table:table-cell>
          <table:table-cell table:number-columns-repeated="4"/>
        </table:table-row>
        <table:table-row table:style-name="ro1">
          <table:table-cell office:value-type="date" office:date-value="2019-06-28" calcext:value-type="date">
            <text:p>28.06.19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5" calcext:value-type="float">
            <text:p>759,5</text:p>
          </table:table-cell>
          <table:table-cell office:value-type="float" office:value="760.7" calcext:value-type="float">
            <text:p>760,7</text:p>
          </table:table-cell>
          <table:table-cell office:value-type="float" office:value="760.2" calcext:value-type="float">
            <text:p>760,2</text:p>
          </table:table-cell>
          <table:table-cell office:value-type="float" office:value="758.7" calcext:value-type="float">
            <text:p>758,7</text:p>
          </table:table-cell>
          <table:table-cell office:value-type="float" office:value="759.1" calcext:value-type="float">
            <text:p>759,1</text:p>
          </table:table-cell>
          <table:table-cell office:value-type="float" office:value="758.3" calcext:value-type="float">
            <text:p>758,3</text:p>
          </table:table-cell>
          <table:table-cell table:number-columns-repeated="2" office:value-type="float" office:value="755.8" calcext:value-type="float">
            <text:p>755,8</text:p>
          </table:table-cell>
          <table:table-cell office:value-type="float" office:value="755.4" calcext:value-type="float">
            <text:p>755,4</text:p>
          </table:table-cell>
          <table:table-cell office:value-type="float" office:value="753.6" calcext:value-type="float">
            <text:p>753,6</text:p>
          </table:table-cell>
          <table:table-cell office:value-type="float" office:value="754.1" calcext:value-type="float">
            <text:p>754,1</text:p>
          </table:table-cell>
          <table:table-cell office:value-type="float" office:value="756.8" calcext:value-type="float">
            <text:p>756,8</text:p>
          </table:table-cell>
          <table:table-cell office:value-type="float" office:value="755.5" calcext:value-type="float">
            <text:p>755,5</text:p>
          </table:table-cell>
          <table:table-cell office:value-type="float" office:value="756.7" calcext:value-type="float">
            <text:p>756,7</text:p>
          </table:table-cell>
          <table:table-cell office:value-type="float" office:value="754.2" calcext:value-type="float">
            <text:p>754,2</text:p>
          </table:table-cell>
          <table:table-cell office:value-type="float" office:value="756.5" calcext:value-type="float">
            <text:p>756,5</text:p>
          </table:table-cell>
          <table:table-cell office:value-type="float" office:value="754.7" calcext:value-type="float">
            <text:p>754,7</text:p>
          </table:table-cell>
          <table:table-cell office:value-type="float" office:value="758.1" calcext:value-type="float">
            <text:p>758,1</text:p>
          </table:table-cell>
          <table:table-cell office:value-type="float" office:value="757.9" calcext:value-type="float">
            <text:p>757,9</text:p>
          </table:table-cell>
          <table:table-cell office:value-type="float" office:value="756.2" calcext:value-type="float">
            <text:p>756,2</text:p>
          </table:table-cell>
          <table:table-cell office:value-type="float" office:value="755.6" calcext:value-type="float">
            <text:p>755,6</text:p>
          </table:table-cell>
          <table:table-cell office:value-type="float" office:value="755.8" calcext:value-type="float">
            <text:p>755,8</text:p>
          </table:table-cell>
          <table:table-cell office:value-type="float" office:value="754.6" calcext:value-type="float">
            <text:p>754,6</text:p>
          </table:table-cell>
          <table:table-cell table:number-columns-repeated="4"/>
        </table:table-row>
        <table:table-row table:style-name="ro1">
          <table:table-cell office:value-type="date" office:date-value="2019-06-29" calcext:value-type="date">
            <text:p>29.06.19</text:p>
          </table:table-cell>
          <table:table-cell office:value-type="float" office:value="752.1" calcext:value-type="float">
            <text:p>752,1</text:p>
          </table:table-cell>
          <table:table-cell office:value-type="float" office:value="753.9" calcext:value-type="float">
            <text:p>753,9</text:p>
          </table:table-cell>
          <table:table-cell office:value-type="float" office:value="752.9" calcext:value-type="float">
            <text:p>752,9</text:p>
          </table:table-cell>
          <table:table-cell office:value-type="float" office:value="752.6" calcext:value-type="float">
            <text:p>752,6</text:p>
          </table:table-cell>
          <table:table-cell office:value-type="float" office:value="751.6" calcext:value-type="float">
            <text:p>751,6</text:p>
          </table:table-cell>
          <table:table-cell office:value-type="float" office:value="750.4" calcext:value-type="float">
            <text:p>750,4</text:p>
          </table:table-cell>
          <table:table-cell office:value-type="float" office:value="749.5" calcext:value-type="float">
            <text:p>749,5</text:p>
          </table:table-cell>
          <table:table-cell office:value-type="float" office:value="748.2" calcext:value-type="float">
            <text:p>748,2</text:p>
          </table:table-cell>
          <table:table-cell office:value-type="float" office:value="746.9" calcext:value-type="float">
            <text:p>746,9</text:p>
          </table:table-cell>
          <table:table-cell office:value-type="float" office:value="751.1" calcext:value-type="float">
            <text:p>751,1</text:p>
          </table:table-cell>
          <table:table-cell office:value-type="float" office:value="749.6" calcext:value-type="float">
            <text:p>749,6</text:p>
          </table:table-cell>
          <table:table-cell office:value-type="float" office:value="750.6" calcext:value-type="float">
            <text:p>750,6</text:p>
          </table:table-cell>
          <table:table-cell office:value-type="float" office:value="753.2" calcext:value-type="float">
            <text:p>753,2</text:p>
          </table:table-cell>
          <table:table-cell office:value-type="float" office:value="756.4" calcext:value-type="float">
            <text:p>756,4</text:p>
          </table:table-cell>
          <table:table-cell office:value-type="float" office:value="753.8" calcext:value-type="float">
            <text:p>753,8</text:p>
          </table:table-cell>
          <table:table-cell office:value-type="float" office:value="751.7" calcext:value-type="float">
            <text:p>751,7</text:p>
          </table:table-cell>
          <table:table-cell office:value-type="float" office:value="750.1" calcext:value-type="float">
            <text:p>750,1</text:p>
          </table:table-cell>
          <table:table-cell office:value-type="float" office:value="751.9" calcext:value-type="float">
            <text:p>751,9</text:p>
          </table:table-cell>
          <table:table-cell office:value-type="float" office:value="755.6" calcext:value-type="float">
            <text:p>755,6</text:p>
          </table:table-cell>
          <table:table-cell office:value-type="float" office:value="755.9" calcext:value-type="float">
            <text:p>755,9</text:p>
          </table:table-cell>
          <table:table-cell office:value-type="float" office:value="756.1" calcext:value-type="float">
            <text:p>756,1</text:p>
          </table:table-cell>
          <table:table-cell office:value-type="float" office:value="759" calcext:value-type="float">
            <text:p>759,0</text:p>
          </table:table-cell>
          <table:table-cell office:value-type="float" office:value="759.2" calcext:value-type="float">
            <text:p>759,2</text:p>
          </table:table-cell>
          <table:table-cell office:value-type="float" office:value="760.8" calcext:value-type="float">
            <text:p>760,8</text:p>
          </table:table-cell>
          <table:table-cell table:number-columns-repeated="4"/>
        </table:table-row>
        <table:table-row table:style-name="ro1">
          <table:table-cell office:value-type="date" office:date-value="2019-06-30" calcext:value-type="date">
            <text:p>30.06.19</text:p>
          </table:table-cell>
          <table:table-cell office:value-type="float" office:value="764.2" calcext:value-type="float">
            <text:p>764,2</text:p>
          </table:table-cell>
          <table:table-cell office:value-type="float" office:value="761.7" calcext:value-type="float">
            <text:p>761,7</text:p>
          </table:table-cell>
          <table:table-cell office:value-type="float" office:value="763.1" calcext:value-type="float">
            <text:p>763,1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5" calcext:value-type="float">
            <text:p>764,5</text:p>
          </table:table-cell>
          <table:table-cell office:value-type="float" office:value="764.3" calcext:value-type="float">
            <text:p>764,3</text:p>
          </table:table-cell>
          <table:table-cell office:value-type="float" office:value="765.3" calcext:value-type="float">
            <text:p>765,3</text:p>
          </table:table-cell>
          <table:table-cell office:value-type="float" office:value="767.4" calcext:value-type="float">
            <text:p>767,4</text:p>
          </table:table-cell>
          <table:table-cell office:value-type="float" office:value="767.6" calcext:value-type="float">
            <text:p>767,6</text:p>
          </table:table-cell>
          <table:table-cell office:value-type="float" office:value="765.7" calcext:value-type="float">
            <text:p>765,7</text:p>
          </table:table-cell>
          <table:table-cell office:value-type="float" office:value="763.9" calcext:value-type="float">
            <text:p>763,9</text:p>
          </table:table-cell>
          <table:table-cell office:value-type="float" office:value="761" calcext:value-type="float">
            <text:p>761,0</text:p>
          </table:table-cell>
          <table:table-cell office:value-type="float" office:value="762.1" calcext:value-type="float">
            <text:p>762,1</text:p>
          </table:table-cell>
          <table:table-cell office:value-type="float" office:value="764.6" calcext:value-type="float">
            <text:p>764,6</text:p>
          </table:table-cell>
          <table:table-cell office:value-type="float" office:value="766" calcext:value-type="float">
            <text:p>766,0</text:p>
          </table:table-cell>
          <table:table-cell office:value-type="float" office:value="765" calcext:value-type="float">
            <text:p>765,0</text:p>
          </table:table-cell>
          <table:table-cell office:value-type="float" office:value="764.8" calcext:value-type="float">
            <text:p>764,8</text:p>
          </table:table-cell>
          <table:table-cell office:value-type="float" office:value="765.7" calcext:value-type="float">
            <text:p>765,7</text:p>
          </table:table-cell>
          <table:table-cell office:value-type="float" office:value="763.3" calcext:value-type="float">
            <text:p>763,3</text:p>
          </table:table-cell>
          <table:table-cell office:value-type="float" office:value="763.9" calcext:value-type="float">
            <text:p>763,9</text:p>
          </table:table-cell>
          <table:table-cell office:value-type="float" office:value="764.5" calcext:value-type="float">
            <text:p>764,5</text:p>
          </table:table-cell>
          <table:table-cell office:value-type="float" office:value="764.8" calcext:value-type="float">
            <text:p>764,8</text:p>
          </table:table-cell>
          <table:table-cell office:value-type="float" office:value="766.2" calcext:value-type="float">
            <text:p>766,2</text:p>
          </table:table-cell>
          <table:table-cell office:value-type="float" office:value="767.1" calcext:value-type="float">
            <text:p>767,1</text:p>
          </table:table-cell>
          <table:table-cell table:number-columns-repeated="4"/>
        </table:table-row>
        <table:table-row table:style-name="ro1">
          <table:table-cell office:value-type="date" office:date-value="2019-07-01" calcext:value-type="date">
            <text:p>01.07.19</text:p>
          </table:table-cell>
          <table:table-cell table:number-columns-repeated="2" office:value-type="float" office:value="769.3" calcext:value-type="float">
            <text:p>769,3</text:p>
          </table:table-cell>
          <table:table-cell office:value-type="float" office:value="767.4" calcext:value-type="float">
            <text:p>767,4</text:p>
          </table:table-cell>
          <table:table-cell office:value-type="float" office:value="764.4" calcext:value-type="float">
            <text:p>764,4</text:p>
          </table:table-cell>
          <table:table-cell office:value-type="float" office:value="761.7" calcext:value-type="float">
            <text:p>761,7</text:p>
          </table:table-cell>
          <table:table-cell office:value-type="float" office:value="761.1" calcext:value-type="float">
            <text:p>761,1</text:p>
          </table:table-cell>
          <table:table-cell office:value-type="float" office:value="763.3" calcext:value-type="float">
            <text:p>763,3</text:p>
          </table:table-cell>
          <table:table-cell office:value-type="float" office:value="763.8" calcext:value-type="float">
            <text:p>763,8</text:p>
          </table:table-cell>
          <table:table-cell office:value-type="float" office:value="766.2" calcext:value-type="float">
            <text:p>766,2</text:p>
          </table:table-cell>
          <table:table-cell office:value-type="float" office:value="765.4" calcext:value-type="float">
            <text:p>765,4</text:p>
          </table:table-cell>
          <table:table-cell office:value-type="float" office:value="764.8" calcext:value-type="float">
            <text:p>764,8</text:p>
          </table:table-cell>
          <table:table-cell office:value-type="float" office:value="765.2" calcext:value-type="float">
            <text:p>765,2</text:p>
          </table:table-cell>
          <table:table-cell office:value-type="float" office:value="763.8" calcext:value-type="float">
            <text:p>763,8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2" calcext:value-type="float">
            <text:p>758,2</text:p>
          </table:table-cell>
          <table:table-cell office:value-type="float" office:value="756.3" calcext:value-type="float">
            <text:p>756,3</text:p>
          </table:table-cell>
          <table:table-cell office:value-type="float" office:value="759.2" calcext:value-type="float">
            <text:p>759,2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6" calcext:value-type="float">
            <text:p>760,6</text:p>
          </table:table-cell>
          <table:table-cell office:value-type="float" office:value="760.8" calcext:value-type="float">
            <text:p>760,8</text:p>
          </table:table-cell>
          <table:table-cell office:value-type="float" office:value="758.6" calcext:value-type="float">
            <text:p>758,6</text:p>
          </table:table-cell>
          <table:table-cell office:value-type="float" office:value="760.9" calcext:value-type="float">
            <text:p>760,9</text:p>
          </table:table-cell>
          <table:table-cell office:value-type="float" office:value="760.6" calcext:value-type="float">
            <text:p>760,6</text:p>
          </table:table-cell>
          <table:table-cell office:value-type="float" office:value="762.3" calcext:value-type="float">
            <text:p>762,3</text:p>
          </table:table-cell>
          <table:table-cell table:number-columns-repeated="4"/>
        </table:table-row>
        <table:table-row table:style-name="ro1">
          <table:table-cell office:value-type="date" office:date-value="2019-07-02" calcext:value-type="date">
            <text:p>02.07.19</text:p>
          </table:table-cell>
          <table:table-cell office:value-type="float" office:value="759" calcext:value-type="float">
            <text:p>759,0</text:p>
          </table:table-cell>
          <table:table-cell office:value-type="float" office:value="761.4" calcext:value-type="float">
            <text:p>761,4</text:p>
          </table:table-cell>
          <table:table-cell office:value-type="float" office:value="758.4" calcext:value-type="float">
            <text:p>758,4</text:p>
          </table:table-cell>
          <table:table-cell office:value-type="float" office:value="759.5" calcext:value-type="float">
            <text:p>759,5</text:p>
          </table:table-cell>
          <table:table-cell office:value-type="float" office:value="757" calcext:value-type="float">
            <text:p>757,0</text:p>
          </table:table-cell>
          <table:table-cell office:value-type="float" office:value="755.1" calcext:value-type="float">
            <text:p>755,1</text:p>
          </table:table-cell>
          <table:table-cell office:value-type="float" office:value="755.8" calcext:value-type="float">
            <text:p>755,8</text:p>
          </table:table-cell>
          <table:table-cell office:value-type="float" office:value="757" calcext:value-type="float">
            <text:p>757,0</text:p>
          </table:table-cell>
          <table:table-cell office:value-type="float" office:value="758.2" calcext:value-type="float">
            <text:p>758,2</text:p>
          </table:table-cell>
          <table:table-cell office:value-type="float" office:value="758.9" calcext:value-type="float">
            <text:p>758,9</text:p>
          </table:table-cell>
          <table:table-cell office:value-type="float" office:value="759.5" calcext:value-type="float">
            <text:p>759,5</text:p>
          </table:table-cell>
          <table:table-cell office:value-type="float" office:value="758.1" calcext:value-type="float">
            <text:p>758,1</text:p>
          </table:table-cell>
          <table:table-cell office:value-type="float" office:value="760.3" calcext:value-type="float">
            <text:p>760,3</text:p>
          </table:table-cell>
          <table:table-cell office:value-type="float" office:value="761.8" calcext:value-type="float">
            <text:p>761,8</text:p>
          </table:table-cell>
          <table:table-cell office:value-type="float" office:value="763.8" calcext:value-type="float">
            <text:p>763,8</text:p>
          </table:table-cell>
          <table:table-cell office:value-type="float" office:value="766" calcext:value-type="float">
            <text:p>766,0</text:p>
          </table:table-cell>
          <table:table-cell office:value-type="float" office:value="767.2" calcext:value-type="float">
            <text:p>767,2</text:p>
          </table:table-cell>
          <table:table-cell office:value-type="float" office:value="767.5" calcext:value-type="float">
            <text:p>767,5</text:p>
          </table:table-cell>
          <table:table-cell office:value-type="float" office:value="766.8" calcext:value-type="float">
            <text:p>766,8</text:p>
          </table:table-cell>
          <table:table-cell office:value-type="float" office:value="766.6" calcext:value-type="float">
            <text:p>766,6</text:p>
          </table:table-cell>
          <table:table-cell office:value-type="float" office:value="764.9" calcext:value-type="float">
            <text:p>764,9</text:p>
          </table:table-cell>
          <table:table-cell office:value-type="float" office:value="766.4" calcext:value-type="float">
            <text:p>766,4</text:p>
          </table:table-cell>
          <table:table-cell office:value-type="float" office:value="768.1" calcext:value-type="float">
            <text:p>768,1</text:p>
          </table:table-cell>
          <table:table-cell office:value-type="float" office:value="766.4" calcext:value-type="float">
            <text:p>766,4</text:p>
          </table:table-cell>
          <table:table-cell table:number-columns-repeated="4"/>
        </table:table-row>
        <table:table-row table:style-name="ro1">
          <table:table-cell office:value-type="date" office:date-value="2019-07-03" calcext:value-type="date">
            <text:p>03.07.19</text:p>
          </table:table-cell>
          <table:table-cell office:value-type="float" office:value="766" calcext:value-type="float">
            <text:p>766,0</text:p>
          </table:table-cell>
          <table:table-cell office:value-type="float" office:value="762.8" calcext:value-type="float">
            <text:p>762,8</text:p>
          </table:table-cell>
          <table:table-cell office:value-type="float" office:value="765.1" calcext:value-type="float">
            <text:p>765,1</text:p>
          </table:table-cell>
          <table:table-cell office:value-type="float" office:value="764.6" calcext:value-type="float">
            <text:p>764,6</text:p>
          </table:table-cell>
          <table:table-cell office:value-type="float" office:value="764.9" calcext:value-type="float">
            <text:p>764,9</text:p>
          </table:table-cell>
          <table:table-cell office:value-type="float" office:value="764.1" calcext:value-type="float">
            <text:p>764,1</text:p>
          </table:table-cell>
          <table:table-cell office:value-type="float" office:value="765.3" calcext:value-type="float">
            <text:p>765,3</text:p>
          </table:table-cell>
          <table:table-cell office:value-type="float" office:value="764.9" calcext:value-type="float">
            <text:p>764,9</text:p>
          </table:table-cell>
          <table:table-cell office:value-type="float" office:value="766.4" calcext:value-type="float">
            <text:p>766,4</text:p>
          </table:table-cell>
          <table:table-cell office:value-type="float" office:value="766.7" calcext:value-type="float">
            <text:p>766,7</text:p>
          </table:table-cell>
          <table:table-cell office:value-type="float" office:value="767" calcext:value-type="float">
            <text:p>767,0</text:p>
          </table:table-cell>
          <table:table-cell office:value-type="float" office:value="765.9" calcext:value-type="float">
            <text:p>765,9</text:p>
          </table:table-cell>
          <table:table-cell office:value-type="float" office:value="763.7" calcext:value-type="float">
            <text:p>763,7</text:p>
          </table:table-cell>
          <table:table-cell office:value-type="float" office:value="761.7" calcext:value-type="float">
            <text:p>761,7</text:p>
          </table:table-cell>
          <table:table-cell office:value-type="float" office:value="760.3" calcext:value-type="float">
            <text:p>760,3</text:p>
          </table:table-cell>
          <table:table-cell office:value-type="float" office:value="761.9" calcext:value-type="float">
            <text:p>761,9</text:p>
          </table:table-cell>
          <table:table-cell office:value-type="float" office:value="763.6" calcext:value-type="float">
            <text:p>763,6</text:p>
          </table:table-cell>
          <table:table-cell table:number-columns-repeated="2" office:value-type="float" office:value="761.8" calcext:value-type="float">
            <text:p>761,8</text:p>
          </table:table-cell>
          <table:table-cell office:value-type="float" office:value="762.9" calcext:value-type="float">
            <text:p>762,9</text:p>
          </table:table-cell>
          <table:table-cell office:value-type="float" office:value="762.1" calcext:value-type="float">
            <text:p>762,1</text:p>
          </table:table-cell>
          <table:table-cell office:value-type="float" office:value="761.1" calcext:value-type="float">
            <text:p>761,1</text:p>
          </table:table-cell>
          <table:table-cell office:value-type="float" office:value="758" calcext:value-type="float">
            <text:p>758,0</text:p>
          </table:table-cell>
          <table:table-cell office:value-type="float" office:value="756.7" calcext:value-type="float">
            <text:p>756,7</text:p>
          </table:table-cell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758.5" calcext:value-type="float">
            <text:p>758,5</text:p>
          </table:table-cell>
          <table:table-cell office:value-type="float" office:value="756.8" calcext:value-type="float">
            <text:p>756,8</text:p>
          </table:table-cell>
          <table:table-cell office:value-type="float" office:value="756.2" calcext:value-type="float">
            <text:p>756,2</text:p>
          </table:table-cell>
          <table:table-cell office:value-type="float" office:value="754.2" calcext:value-type="float">
            <text:p>754,2</text:p>
          </table:table-cell>
          <table:table-cell office:value-type="float" office:value="756.4" calcext:value-type="float">
            <text:p>756,4</text:p>
          </table:table-cell>
          <table:table-cell office:value-type="float" office:value="756" calcext:value-type="float">
            <text:p>756,0</text:p>
          </table:table-cell>
          <table:table-cell office:value-type="float" office:value="756.6" calcext:value-type="float">
            <text:p>756,6</text:p>
          </table:table-cell>
          <table:table-cell office:value-type="float" office:value="754.9" calcext:value-type="float">
            <text:p>754,9</text:p>
          </table:table-cell>
          <table:table-cell office:value-type="float" office:value="752.5" calcext:value-type="float">
            <text:p>752,5</text:p>
          </table:table-cell>
          <table:table-cell office:value-type="float" office:value="750.8" calcext:value-type="float">
            <text:p>750,8</text:p>
          </table:table-cell>
          <table:table-cell office:value-type="float" office:value="749.1" calcext:value-type="float">
            <text:p>749,1</text:p>
          </table:table-cell>
          <table:table-cell office:value-type="float" office:value="752.7" calcext:value-type="float">
            <text:p>752,7</text:p>
          </table:table-cell>
          <table:table-cell office:value-type="float" office:value="752.4" calcext:value-type="float">
            <text:p>752,4</text:p>
          </table:table-cell>
          <table:table-cell office:value-type="float" office:value="755.5" calcext:value-type="float">
            <text:p>755,5</text:p>
          </table:table-cell>
          <table:table-cell table:number-columns-repeated="2" office:value-type="float" office:value="755.3" calcext:value-type="float">
            <text:p>755,3</text:p>
          </table:table-cell>
          <table:table-cell office:value-type="float" office:value="758.2" calcext:value-type="float">
            <text:p>758,2</text:p>
          </table:table-cell>
          <table:table-cell office:value-type="float" office:value="757.5" calcext:value-type="float">
            <text:p>757,5</text:p>
          </table:table-cell>
          <table:table-cell office:value-type="float" office:value="755.4" calcext:value-type="float">
            <text:p>755,4</text:p>
          </table:table-cell>
          <table:table-cell office:value-type="float" office:value="753.7" calcext:value-type="float">
            <text:p>753,7</text:p>
          </table:table-cell>
          <table:table-cell office:value-type="float" office:value="751.6" calcext:value-type="float">
            <text:p>751,6</text:p>
          </table:table-cell>
          <table:table-cell office:value-type="float" office:value="750.1" calcext:value-type="float">
            <text:p>750,1</text:p>
          </table:table-cell>
          <table:table-cell office:value-type="float" office:value="753.3" calcext:value-type="float">
            <text:p>753,3</text:p>
          </table:table-cell>
          <table:table-cell office:value-type="float" office:value="754.1" calcext:value-type="float">
            <text:p>754,1</text:p>
          </table:table-cell>
          <table:table-cell table:number-columns-repeated="4"/>
        </table:table-row>
        <table:table-row table:style-name="ro1">
          <table:table-cell office:value-type="date" office:date-value="2019-07-05" calcext:value-type="date">
            <text:p>05.07.19</text:p>
          </table:table-cell>
          <table:table-cell office:value-type="float" office:value="756.2" calcext:value-type="float">
            <text:p>756,2</text:p>
          </table:table-cell>
          <table:table-cell office:value-type="float" office:value="755.6" calcext:value-type="float">
            <text:p>755,6</text:p>
          </table:table-cell>
          <table:table-cell office:value-type="float" office:value="756.8" calcext:value-type="float">
            <text:p>756,8</text:p>
          </table:table-cell>
          <table:table-cell office:value-type="float" office:value="757.7" calcext:value-type="float">
            <text:p>757,7</text:p>
          </table:table-cell>
          <table:table-cell office:value-type="float" office:value="755.2" calcext:value-type="float">
            <text:p>755,2</text:p>
          </table:table-cell>
          <table:table-cell office:value-type="float" office:value="758.5" calcext:value-type="float">
            <text:p>758,5</text:p>
          </table:table-cell>
          <table:table-cell office:value-type="float" office:value="755.7" calcext:value-type="float">
            <text:p>755,7</text:p>
          </table:table-cell>
          <table:table-cell office:value-type="float" office:value="758.7" calcext:value-type="float">
            <text:p>758,7</text:p>
          </table:table-cell>
          <table:table-cell office:value-type="float" office:value="759.8" calcext:value-type="float">
            <text:p>759,8</text:p>
          </table:table-cell>
          <table:table-cell office:value-type="float" office:value="759" calcext:value-type="float">
            <text:p>759,0</text:p>
          </table:table-cell>
          <table:table-cell office:value-type="float" office:value="760" calcext:value-type="float">
            <text:p>760,0</text:p>
          </table:table-cell>
          <table:table-cell office:value-type="float" office:value="761.2" calcext:value-type="float">
            <text:p>761,2</text:p>
          </table:table-cell>
          <table:table-cell office:value-type="float" office:value="763.2" calcext:value-type="float">
            <text:p>763,2</text:p>
          </table:table-cell>
          <table:table-cell office:value-type="float" office:value="765.6" calcext:value-type="float">
            <text:p>765,6</text:p>
          </table:table-cell>
          <table:table-cell table:number-columns-repeated="2" office:value-type="float" office:value="763.2" calcext:value-type="float">
            <text:p>763,2</text:p>
          </table:table-cell>
          <table:table-cell office:value-type="float" office:value="764.7" calcext:value-type="float">
            <text:p>764,7</text:p>
          </table:table-cell>
          <table:table-cell office:value-type="float" office:value="765.1" calcext:value-type="float">
            <text:p>765,1</text:p>
          </table:table-cell>
          <table:table-cell office:value-type="float" office:value="762.7" calcext:value-type="float">
            <text:p>762,7</text:p>
          </table:table-cell>
          <table:table-cell office:value-type="float" office:value="761.2" calcext:value-type="float">
            <text:p>761,2</text:p>
          </table:table-cell>
          <table:table-cell office:value-type="float" office:value="763.2" calcext:value-type="float">
            <text:p>763,2</text:p>
          </table:table-cell>
          <table:table-cell office:value-type="float" office:value="761.1" calcext:value-type="float">
            <text:p>761,1</text:p>
          </table:table-cell>
          <table:table-cell office:value-type="float" office:value="763.7" calcext:value-type="float">
            <text:p>763,7</text:p>
          </table:table-cell>
          <table:table-cell office:value-type="float" office:value="761.1" calcext:value-type="float">
            <text:p>761,1</text:p>
          </table:table-cell>
          <table:table-cell table:number-columns-repeated="4"/>
        </table:table-row>
        <table:table-row table:style-name="ro1">
          <table:table-cell office:value-type="date" office:date-value="2019-07-06" calcext:value-type="date">
            <text:p>06.07.19</text:p>
          </table:table-cell>
          <table:table-cell office:value-type="float" office:value="763.9" calcext:value-type="float">
            <text:p>763,9</text:p>
          </table:table-cell>
          <table:table-cell office:value-type="float" office:value="765.3" calcext:value-type="float">
            <text:p>765,3</text:p>
          </table:table-cell>
          <table:table-cell office:value-type="float" office:value="766.3" calcext:value-type="float">
            <text:p>766,3</text:p>
          </table:table-cell>
          <table:table-cell office:value-type="float" office:value="767.9" calcext:value-type="float">
            <text:p>767,9</text:p>
          </table:table-cell>
          <table:table-cell office:value-type="float" office:value="765" calcext:value-type="float">
            <text:p>765,0</text:p>
          </table:table-cell>
          <table:table-cell table:number-columns-repeated="2" office:value-type="float" office:value="764.4" calcext:value-type="float">
            <text:p>764,4</text:p>
          </table:table-cell>
          <table:table-cell office:value-type="float" office:value="761.1" calcext:value-type="float">
            <text:p>761,1</text:p>
          </table:table-cell>
          <table:table-cell office:value-type="float" office:value="763.9" calcext:value-type="float">
            <text:p>763,9</text:p>
          </table:table-cell>
          <table:table-cell office:value-type="float" office:value="760.9" calcext:value-type="float">
            <text:p>760,9</text:p>
          </table:table-cell>
          <table:table-cell office:value-type="float" office:value="758" calcext:value-type="float">
            <text:p>758,0</text:p>
          </table:table-cell>
          <table:table-cell office:value-type="float" office:value="759.3" calcext:value-type="float">
            <text:p>759,3</text:p>
          </table:table-cell>
          <table:table-cell office:value-type="float" office:value="761.9" calcext:value-type="float">
            <text:p>761,9</text:p>
          </table:table-cell>
          <table:table-cell office:value-type="float" office:value="764.5" calcext:value-type="float">
            <text:p>764,5</text:p>
          </table:table-cell>
          <table:table-cell office:value-type="float" office:value="764.7" calcext:value-type="float">
            <text:p>764,7</text:p>
          </table:table-cell>
          <table:table-cell office:value-type="float" office:value="763.9" calcext:value-type="float">
            <text:p>763,9</text:p>
          </table:table-cell>
          <table:table-cell office:value-type="float" office:value="764.5" calcext:value-type="float">
            <text:p>764,5</text:p>
          </table:table-cell>
          <table:table-cell office:value-type="float" office:value="763.4" calcext:value-type="float">
            <text:p>763,4</text:p>
          </table:table-cell>
          <table:table-cell office:value-type="float" office:value="766" calcext:value-type="float">
            <text:p>766,0</text:p>
          </table:table-cell>
          <table:table-cell office:value-type="float" office:value="766.1" calcext:value-type="float">
            <text:p>766,1</text:p>
          </table:table-cell>
          <table:table-cell office:value-type="float" office:value="768.2" calcext:value-type="float">
            <text:p>768,2</text:p>
          </table:table-cell>
          <table:table-cell office:value-type="float" office:value="770" calcext:value-type="float">
            <text:p>770,0</text:p>
          </table:table-cell>
          <table:table-cell office:value-type="float" office:value="770.3" calcext:value-type="float">
            <text:p>770,3</text:p>
          </table:table-cell>
          <table:table-cell office:value-type="float" office:value="770.9" calcext:value-type="float">
            <text:p>770,9</text:p>
          </table:table-cell>
          <table:table-cell table:number-columns-repeated="4"/>
        </table:table-row>
        <table:table-row table:style-name="ro1">
          <table:table-cell office:value-type="date" office:date-value="2019-07-07" calcext:value-type="date">
            <text:p>07.07.19</text:p>
          </table:table-cell>
          <table:table-cell office:value-type="float" office:value="770.2" calcext:value-type="float">
            <text:p>770,2</text:p>
          </table:table-cell>
          <table:table-cell office:value-type="float" office:value="771" calcext:value-type="float">
            <text:p>771,0</text:p>
          </table:table-cell>
          <table:table-cell office:value-type="float" office:value="767.1" calcext:value-type="float">
            <text:p>767,1</text:p>
          </table:table-cell>
          <table:table-cell office:value-type="float" office:value="765.3" calcext:value-type="float">
            <text:p>765,3</text:p>
          </table:table-cell>
          <table:table-cell office:value-type="float" office:value="761.9" calcext:value-type="float">
            <text:p>761,9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8" calcext:value-type="float">
            <text:p>758,8</text:p>
          </table:table-cell>
          <table:table-cell office:value-type="float" office:value="756.1" calcext:value-type="float">
            <text:p>756,1</text:p>
          </table:table-cell>
          <table:table-cell office:value-type="float" office:value="758.3" calcext:value-type="float">
            <text:p>758,3</text:p>
          </table:table-cell>
          <table:table-cell office:value-type="float" office:value="757.8" calcext:value-type="float">
            <text:p>757,8</text:p>
          </table:table-cell>
          <table:table-cell office:value-type="float" office:value="758.7" calcext:value-type="float">
            <text:p>758,7</text:p>
          </table:table-cell>
          <table:table-cell office:value-type="float" office:value="756.2" calcext:value-type="float">
            <text:p>756,2</text:p>
          </table:table-cell>
          <table:table-cell office:value-type="float" office:value="757.8" calcext:value-type="float">
            <text:p>757,8</text:p>
          </table:table-cell>
          <table:table-cell office:value-type="float" office:value="759.1" calcext:value-type="float">
            <text:p>759,1</text:p>
          </table:table-cell>
          <table:table-cell office:value-type="float" office:value="757.5" calcext:value-type="float">
            <text:p>757,5</text:p>
          </table:table-cell>
          <table:table-cell office:value-type="float" office:value="756.2" calcext:value-type="float">
            <text:p>756,2</text:p>
          </table:table-cell>
          <table:table-cell office:value-type="float" office:value="758.1" calcext:value-type="float">
            <text:p>758,1</text:p>
          </table:table-cell>
          <table:table-cell office:value-type="float" office:value="760.9" calcext:value-type="float">
            <text:p>760,9</text:p>
          </table:table-cell>
          <table:table-cell office:value-type="float" office:value="759.3" calcext:value-type="float">
            <text:p>759,3</text:p>
          </table:table-cell>
          <table:table-cell office:value-type="float" office:value="758.1" calcext:value-type="float">
            <text:p>758,1</text:p>
          </table:table-cell>
          <table:table-cell office:value-type="float" office:value="756.7" calcext:value-type="float">
            <text:p>756,7</text:p>
          </table:table-cell>
          <table:table-cell office:value-type="float" office:value="755.1" calcext:value-type="float">
            <text:p>755,1</text:p>
          </table:table-cell>
          <table:table-cell office:value-type="float" office:value="753.2" calcext:value-type="float">
            <text:p>753,2</text:p>
          </table:table-cell>
          <table:table-cell office:value-type="float" office:value="752.3" calcext:value-type="float">
            <text:p>752,3</text:p>
          </table:table-cell>
          <table:table-cell table:number-columns-repeated="4"/>
        </table:table-row>
        <table:table-row table:style-name="ro1">
          <table:table-cell office:value-type="date" office:date-value="2019-07-08" calcext:value-type="date">
            <text:p>08.07.19</text:p>
          </table:table-cell>
          <table:table-cell office:value-type="float" office:value="752.3" calcext:value-type="float">
            <text:p>752,3</text:p>
          </table:table-cell>
          <table:table-cell office:value-type="float" office:value="754" calcext:value-type="float">
            <text:p>754,0</text:p>
          </table:table-cell>
          <table:table-cell office:value-type="float" office:value="755.2" calcext:value-type="float">
            <text:p>755,2</text:p>
          </table:table-cell>
          <table:table-cell office:value-type="float" office:value="756.2" calcext:value-type="float">
            <text:p>756,2</text:p>
          </table:table-cell>
          <table:table-cell office:value-type="float" office:value="753.6" calcext:value-type="float">
            <text:p>753,6</text:p>
          </table:table-cell>
          <table:table-cell office:value-type="float" office:value="755" calcext:value-type="float">
            <text:p>755,0</text:p>
          </table:table-cell>
          <table:table-cell office:value-type="float" office:value="755.5" calcext:value-type="float">
            <text:p>755,5</text:p>
          </table:table-cell>
          <table:table-cell office:value-type="float" office:value="757.4" calcext:value-type="float">
            <text:p>757,4</text:p>
          </table:table-cell>
          <table:table-cell office:value-type="float" office:value="757.6" calcext:value-type="float">
            <text:p>757,6</text:p>
          </table:table-cell>
          <table:table-cell office:value-type="float" office:value="755.2" calcext:value-type="float">
            <text:p>755,2</text:p>
          </table:table-cell>
          <table:table-cell office:value-type="float" office:value="752.7" calcext:value-type="float">
            <text:p>752,7</text:p>
          </table:table-cell>
          <table:table-cell office:value-type="float" office:value="752.3" calcext:value-type="float">
            <text:p>752,3</text:p>
          </table:table-cell>
          <table:table-cell table:number-columns-repeated="2" office:value-type="float" office:value="753.4" calcext:value-type="float">
            <text:p>753,4</text:p>
          </table:table-cell>
          <table:table-cell office:value-type="float" office:value="756.1" calcext:value-type="float">
            <text:p>756,1</text:p>
          </table:table-cell>
          <table:table-cell office:value-type="float" office:value="754" calcext:value-type="float">
            <text:p>754,0</text:p>
          </table:table-cell>
          <table:table-cell office:value-type="float" office:value="752.1" calcext:value-type="float">
            <text:p>752,1</text:p>
          </table:table-cell>
          <table:table-cell office:value-type="float" office:value="753.8" calcext:value-type="float">
            <text:p>753,8</text:p>
          </table:table-cell>
          <table:table-cell office:value-type="float" office:value="754.6" calcext:value-type="float">
            <text:p>754,6</text:p>
          </table:table-cell>
          <table:table-cell office:value-type="float" office:value="757.4" calcext:value-type="float">
            <text:p>757,4</text:p>
          </table:table-cell>
          <table:table-cell office:value-type="float" office:value="758.3" calcext:value-type="float">
            <text:p>758,3</text:p>
          </table:table-cell>
          <table:table-cell office:value-type="float" office:value="759.1" calcext:value-type="float">
            <text:p>759,1</text:p>
          </table:table-cell>
          <table:table-cell office:value-type="float" office:value="761.9" calcext:value-type="float">
            <text:p>761,9</text:p>
          </table:table-cell>
          <table:table-cell office:value-type="float" office:value="758.8" calcext:value-type="float">
            <text:p>758,8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09.07.19</text:p>
          </table:table-cell>
          <table:table-cell office:value-type="float" office:value="757.3" calcext:value-type="float">
            <text:p>757,3</text:p>
          </table:table-cell>
          <table:table-cell office:value-type="float" office:value="756.7" calcext:value-type="float">
            <text:p>756,7</text:p>
          </table:table-cell>
          <table:table-cell office:value-type="float" office:value="757.1" calcext:value-type="float">
            <text:p>757,1</text:p>
          </table:table-cell>
          <table:table-cell office:value-type="float" office:value="755.3" calcext:value-type="float">
            <text:p>755,3</text:p>
          </table:table-cell>
          <table:table-cell office:value-type="float" office:value="758.2" calcext:value-type="float">
            <text:p>758,2</text:p>
          </table:table-cell>
          <table:table-cell office:value-type="float" office:value="758" calcext:value-type="float">
            <text:p>758,0</text:p>
          </table:table-cell>
          <table:table-cell office:value-type="float" office:value="755.2" calcext:value-type="float">
            <text:p>755,2</text:p>
          </table:table-cell>
          <table:table-cell office:value-type="float" office:value="754.6" calcext:value-type="float">
            <text:p>754,6</text:p>
          </table:table-cell>
          <table:table-cell office:value-type="float" office:value="755.7" calcext:value-type="float">
            <text:p>755,7</text:p>
          </table:table-cell>
          <table:table-cell office:value-type="float" office:value="757.2" calcext:value-type="float">
            <text:p>757,2</text:p>
          </table:table-cell>
          <table:table-cell office:value-type="float" office:value="758.6" calcext:value-type="float">
            <text:p>758,6</text:p>
          </table:table-cell>
          <table:table-cell office:value-type="float" office:value="756" calcext:value-type="float">
            <text:p>756,0</text:p>
          </table:table-cell>
          <table:table-cell office:value-type="float" office:value="753.5" calcext:value-type="float">
            <text:p>753,5</text:p>
          </table:table-cell>
          <table:table-cell office:value-type="float" office:value="755.3" calcext:value-type="float">
            <text:p>755,3</text:p>
          </table:table-cell>
          <table:table-cell office:value-type="float" office:value="756.6" calcext:value-type="float">
            <text:p>756,6</text:p>
          </table:table-cell>
          <table:table-cell office:value-type="float" office:value="755" calcext:value-type="float">
            <text:p>755,0</text:p>
          </table:table-cell>
          <table:table-cell office:value-type="float" office:value="756" calcext:value-type="float">
            <text:p>756,0</text:p>
          </table:table-cell>
          <table:table-cell office:value-type="float" office:value="754.7" calcext:value-type="float">
            <text:p>754,7</text:p>
          </table:table-cell>
          <table:table-cell office:value-type="float" office:value="757" calcext:value-type="float">
            <text:p>757,0</text:p>
          </table:table-cell>
          <table:table-cell office:value-type="float" office:value="756.5" calcext:value-type="float">
            <text:p>756,5</text:p>
          </table:table-cell>
          <table:table-cell office:value-type="float" office:value="754.6" calcext:value-type="float">
            <text:p>754,6</text:p>
          </table:table-cell>
          <table:table-cell office:value-type="float" office:value="753.2" calcext:value-type="float">
            <text:p>753,2</text:p>
          </table:table-cell>
          <table:table-cell office:value-type="float" office:value="755.3" calcext:value-type="float">
            <text:p>755,3</text:p>
          </table:table-cell>
          <table:table-cell office:value-type="float" office:value="757.5" calcext:value-type="float">
            <text:p>757,5</text:p>
          </table:table-cell>
          <table:table-cell table:number-columns-repeated="4"/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57.9" calcext:value-type="float">
            <text:p>757,9</text:p>
          </table:table-cell>
          <table:table-cell office:value-type="float" office:value="755.8" calcext:value-type="float">
            <text:p>755,8</text:p>
          </table:table-cell>
          <table:table-cell office:value-type="float" office:value="755.4" calcext:value-type="float">
            <text:p>755,4</text:p>
          </table:table-cell>
          <table:table-cell office:value-type="float" office:value="754.2" calcext:value-type="float">
            <text:p>754,2</text:p>
          </table:table-cell>
          <table:table-cell office:value-type="float" office:value="756.2" calcext:value-type="float">
            <text:p>756,2</text:p>
          </table:table-cell>
          <table:table-cell office:value-type="float" office:value="758.3" calcext:value-type="float">
            <text:p>758,3</text:p>
          </table:table-cell>
          <table:table-cell office:value-type="float" office:value="759.6" calcext:value-type="float">
            <text:p>759,6</text:p>
          </table:table-cell>
          <table:table-cell office:value-type="float" office:value="761.1" calcext:value-type="float">
            <text:p>761,1</text:p>
          </table:table-cell>
          <table:table-cell office:value-type="float" office:value="758.3" calcext:value-type="float">
            <text:p>758,3</text:p>
          </table:table-cell>
          <table:table-cell office:value-type="float" office:value="760.1" calcext:value-type="float">
            <text:p>760,1</text:p>
          </table:table-cell>
          <table:table-cell office:value-type="float" office:value="758.6" calcext:value-type="float">
            <text:p>758,6</text:p>
          </table:table-cell>
          <table:table-cell office:value-type="float" office:value="758.8" calcext:value-type="float">
            <text:p>758,8</text:p>
          </table:table-cell>
          <table:table-cell office:value-type="float" office:value="758.9" calcext:value-type="float">
            <text:p>758,9</text:p>
          </table:table-cell>
          <table:table-cell office:value-type="float" office:value="760.8" calcext:value-type="float">
            <text:p>760,8</text:p>
          </table:table-cell>
          <table:table-cell office:value-type="float" office:value="761.3" calcext:value-type="float">
            <text:p>761,3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1" calcext:value-type="float">
            <text:p>762,1</text:p>
          </table:table-cell>
          <table:table-cell office:value-type="float" office:value="759.1" calcext:value-type="float">
            <text:p>759,1</text:p>
          </table:table-cell>
          <table:table-cell office:value-type="float" office:value="761.7" calcext:value-type="float">
            <text:p>761,7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5" calcext:value-type="float">
            <text:p>759,5</text:p>
          </table:table-cell>
          <table:table-cell office:value-type="float" office:value="758.5" calcext:value-type="float">
            <text:p>758,5</text:p>
          </table:table-cell>
          <table:table-cell office:value-type="float" office:value="761.3" calcext:value-type="float">
            <text:p>761,3</text:p>
          </table:table-cell>
          <table:table-cell office:value-type="float" office:value="760.9" calcext:value-type="float">
            <text:p>760,9</text:p>
          </table:table-cell>
          <table:table-cell table:number-columns-repeated="4"/>
        </table:table-row>
        <table:table-row table:style-name="ro1">
          <table:table-cell office:value-type="date" office:date-value="2019-07-11" calcext:value-type="date">
            <text:p>11.07.19</text:p>
          </table:table-cell>
          <table:table-cell office:value-type="float" office:value="764.1" calcext:value-type="float">
            <text:p>764,1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2" calcext:value-type="float">
            <text:p>764,2</text:p>
          </table:table-cell>
          <table:table-cell office:value-type="float" office:value="766.2" calcext:value-type="float">
            <text:p>766,2</text:p>
          </table:table-cell>
          <table:table-cell office:value-type="float" office:value="765.8" calcext:value-type="float">
            <text:p>765,8</text:p>
          </table:table-cell>
          <table:table-cell office:value-type="float" office:value="762.9" calcext:value-type="float">
            <text:p>762,9</text:p>
          </table:table-cell>
          <table:table-cell table:number-columns-repeated="2" office:value-type="float" office:value="759.9" calcext:value-type="float">
            <text:p>759,9</text:p>
          </table:table-cell>
          <table:table-cell office:value-type="float" office:value="760.2" calcext:value-type="float">
            <text:p>760,2</text:p>
          </table:table-cell>
          <table:table-cell office:value-type="float" office:value="758.1" calcext:value-type="float">
            <text:p>758,1</text:p>
          </table:table-cell>
          <table:table-cell office:value-type="float" office:value="760.5" calcext:value-type="float">
            <text:p>760,5</text:p>
          </table:table-cell>
          <table:table-cell office:value-type="float" office:value="761" calcext:value-type="float">
            <text:p>761,0</text:p>
          </table:table-cell>
          <table:table-cell office:value-type="float" office:value="761.2" calcext:value-type="float">
            <text:p>761,2</text:p>
          </table:table-cell>
          <table:table-cell office:value-type="float" office:value="762.2" calcext:value-type="float">
            <text:p>762,2</text:p>
          </table:table-cell>
          <table:table-cell office:value-type="float" office:value="763.5" calcext:value-type="float">
            <text:p>763,5</text:p>
          </table:table-cell>
          <table:table-cell office:value-type="float" office:value="761.5" calcext:value-type="float">
            <text:p>761,5</text:p>
          </table:table-cell>
          <table:table-cell office:value-type="float" office:value="763.6" calcext:value-type="float">
            <text:p>763,6</text:p>
          </table:table-cell>
          <table:table-cell office:value-type="float" office:value="760.4" calcext:value-type="float">
            <text:p>760,4</text:p>
          </table:table-cell>
          <table:table-cell office:value-type="float" office:value="759.4" calcext:value-type="float">
            <text:p>759,4</text:p>
          </table:table-cell>
          <table:table-cell office:value-type="float" office:value="757.8" calcext:value-type="float">
            <text:p>757,8</text:p>
          </table:table-cell>
          <table:table-cell office:value-type="float" office:value="760.1" calcext:value-type="float">
            <text:p>760,1</text:p>
          </table:table-cell>
          <table:table-cell office:value-type="float" office:value="758" calcext:value-type="float">
            <text:p>758,0</text:p>
          </table:table-cell>
          <table:table-cell office:value-type="float" office:value="756.2" calcext:value-type="float">
            <text:p>756,2</text:p>
          </table:table-cell>
          <table:table-cell office:value-type="float" office:value="757.9" calcext:value-type="float">
            <text:p>757,9</text:p>
          </table:table-cell>
          <table:table-cell table:number-columns-repeated="4"/>
        </table:table-row>
        <table:table-row table:style-name="ro1">
          <table:table-cell office:value-type="date" office:date-value="2019-07-12" calcext:value-type="date">
            <text:p>12.07.19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1" calcext:value-type="float">
            <text:p>760,1</text:p>
          </table:table-cell>
          <table:table-cell office:value-type="float" office:value="760.4" calcext:value-type="float">
            <text:p>760,4</text:p>
          </table:table-cell>
          <table:table-cell office:value-type="float" office:value="760.1" calcext:value-type="float">
            <text:p>760,1</text:p>
          </table:table-cell>
          <table:table-cell office:value-type="float" office:value="760" calcext:value-type="float">
            <text:p>760,0</text:p>
          </table:table-cell>
          <table:table-cell office:value-type="float" office:value="758.7" calcext:value-type="float">
            <text:p>758,7</text:p>
          </table:table-cell>
          <table:table-cell office:value-type="float" office:value="759.1" calcext:value-type="float">
            <text:p>759,1</text:p>
          </table:table-cell>
          <table:table-cell office:value-type="float" office:value="756.5" calcext:value-type="float">
            <text:p>756,5</text:p>
          </table:table-cell>
          <table:table-cell office:value-type="float" office:value="757.9" calcext:value-type="float">
            <text:p>757,9</text:p>
          </table:table-cell>
          <table:table-cell office:value-type="float" office:value="758.1" calcext:value-type="float">
            <text:p>758,1</text:p>
          </table:table-cell>
          <table:table-cell office:value-type="float" office:value="756.5" calcext:value-type="float">
            <text:p>756,5</text:p>
          </table:table-cell>
          <table:table-cell office:value-type="float" office:value="755.5" calcext:value-type="float">
            <text:p>755,5</text:p>
          </table:table-cell>
          <table:table-cell office:value-type="float" office:value="757.3" calcext:value-type="float">
            <text:p>757,3</text:p>
          </table:table-cell>
          <table:table-cell office:value-type="float" office:value="754.9" calcext:value-type="float">
            <text:p>754,9</text:p>
          </table:table-cell>
          <table:table-cell office:value-type="float" office:value="757.7" calcext:value-type="float">
            <text:p>757,7</text:p>
          </table:table-cell>
          <table:table-cell office:value-type="float" office:value="755.4" calcext:value-type="float">
            <text:p>755,4</text:p>
          </table:table-cell>
          <table:table-cell office:value-type="float" office:value="758.1" calcext:value-type="float">
            <text:p>758,1</text:p>
          </table:table-cell>
          <table:table-cell office:value-type="float" office:value="757.2" calcext:value-type="float">
            <text:p>757,2</text:p>
          </table:table-cell>
          <table:table-cell office:value-type="float" office:value="754.7" calcext:value-type="float">
            <text:p>754,7</text:p>
          </table:table-cell>
          <table:table-cell office:value-type="float" office:value="758.1" calcext:value-type="float">
            <text:p>758,1</text:p>
          </table:table-cell>
          <table:table-cell office:value-type="float" office:value="758.6" calcext:value-type="float">
            <text:p>758,6</text:p>
          </table:table-cell>
          <table:table-cell office:value-type="float" office:value="756.5" calcext:value-type="float">
            <text:p>756,5</text:p>
          </table:table-cell>
          <table:table-cell office:value-type="float" office:value="754.5" calcext:value-type="float">
            <text:p>754,5</text:p>
          </table:table-cell>
          <table:table-cell office:value-type="float" office:value="756.8" calcext:value-type="float">
            <text:p>756,8</text:p>
          </table:table-cell>
          <table:table-cell table:number-columns-repeated="4"/>
        </table:table-row>
        <table:table-row table:style-name="ro1">
          <table:table-cell office:value-type="date" office:date-value="2019-07-13" calcext:value-type="date">
            <text:p>13.07.19</text:p>
          </table:table-cell>
          <table:table-cell office:value-type="float" office:value="754.5" calcext:value-type="float">
            <text:p>754,5</text:p>
          </table:table-cell>
          <table:table-cell office:value-type="float" office:value="754" calcext:value-type="float">
            <text:p>754,0</text:p>
          </table:table-cell>
          <table:table-cell office:value-type="float" office:value="753" calcext:value-type="float">
            <text:p>753,0</text:p>
          </table:table-cell>
          <table:table-cell office:value-type="float" office:value="751.7" calcext:value-type="float">
            <text:p>751,7</text:p>
          </table:table-cell>
          <table:table-cell office:value-type="float" office:value="754" calcext:value-type="float">
            <text:p>754,0</text:p>
          </table:table-cell>
          <table:table-cell office:value-type="float" office:value="756.6" calcext:value-type="float">
            <text:p>756,6</text:p>
          </table:table-cell>
          <table:table-cell office:value-type="float" office:value="757.6" calcext:value-type="float">
            <text:p>757,6</text:p>
          </table:table-cell>
          <table:table-cell office:value-type="float" office:value="760.6" calcext:value-type="float">
            <text:p>760,6</text:p>
          </table:table-cell>
          <table:table-cell office:value-type="float" office:value="761.1" calcext:value-type="float">
            <text:p>761,1</text:p>
          </table:table-cell>
          <table:table-cell office:value-type="float" office:value="761.5" calcext:value-type="float">
            <text:p>761,5</text:p>
          </table:table-cell>
          <table:table-cell office:value-type="float" office:value="764" calcext:value-type="float">
            <text:p>764,0</text:p>
          </table:table-cell>
          <table:table-cell office:value-type="float" office:value="766.5" calcext:value-type="float">
            <text:p>766,5</text:p>
          </table:table-cell>
          <table:table-cell office:value-type="float" office:value="767.7" calcext:value-type="float">
            <text:p>767,7</text:p>
          </table:table-cell>
          <table:table-cell office:value-type="float" office:value="764.7" calcext:value-type="float">
            <text:p>764,7</text:p>
          </table:table-cell>
          <table:table-cell office:value-type="float" office:value="763.5" calcext:value-type="float">
            <text:p>763,5</text:p>
          </table:table-cell>
          <table:table-cell office:value-type="float" office:value="764.1" calcext:value-type="float">
            <text:p>764,1</text:p>
          </table:table-cell>
          <table:table-cell office:value-type="float" office:value="761.8" calcext:value-type="float">
            <text:p>761,8</text:p>
          </table:table-cell>
          <table:table-cell office:value-type="float" office:value="759.3" calcext:value-type="float">
            <text:p>759,3</text:p>
          </table:table-cell>
          <table:table-cell office:value-type="float" office:value="759.5" calcext:value-type="float">
            <text:p>759,5</text:p>
          </table:table-cell>
          <table:table-cell office:value-type="float" office:value="760" calcext:value-type="float">
            <text:p>760,0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8" calcext:value-type="float">
            <text:p>762,8</text:p>
          </table:table-cell>
          <table:table-cell office:value-type="float" office:value="763.4" calcext:value-type="float">
            <text:p>763,4</text:p>
          </table:table-cell>
          <table:table-cell office:value-type="float" office:value="765.9" calcext:value-type="float">
            <text:p>765,9</text:p>
          </table:table-cell>
          <table:table-cell table:number-columns-repeated="4"/>
        </table:table-row>
        <table:table-row table:style-name="ro1">
          <table:table-cell office:value-type="date" office:date-value="2019-07-14" calcext:value-type="date">
            <text:p>14.07.19</text:p>
          </table:table-cell>
          <table:table-cell office:value-type="float" office:value="766.8" calcext:value-type="float">
            <text:p>766,8</text:p>
          </table:table-cell>
          <table:table-cell office:value-type="float" office:value="763.8" calcext:value-type="float">
            <text:p>763,8</text:p>
          </table:table-cell>
          <table:table-cell office:value-type="float" office:value="762.9" calcext:value-type="float">
            <text:p>762,9</text:p>
          </table:table-cell>
          <table:table-cell office:value-type="float" office:value="762" calcext:value-type="float">
            <text:p>762,0</text:p>
          </table:table-cell>
          <table:table-cell office:value-type="float" office:value="762.5" calcext:value-type="float">
            <text:p>762,5</text:p>
          </table:table-cell>
          <table:table-cell office:value-type="float" office:value="763.8" calcext:value-type="float">
            <text:p>763,8</text:p>
          </table:table-cell>
          <table:table-cell office:value-type="float" office:value="761.3" calcext:value-type="float">
            <text:p>761,3</text:p>
          </table:table-cell>
          <table:table-cell office:value-type="float" office:value="763" calcext:value-type="float">
            <text:p>763,0</text:p>
          </table:table-cell>
          <table:table-cell office:value-type="float" office:value="763.1" calcext:value-type="float">
            <text:p>763,1</text:p>
          </table:table-cell>
          <table:table-cell office:value-type="float" office:value="761.9" calcext:value-type="float">
            <text:p>761,9</text:p>
          </table:table-cell>
          <table:table-cell office:value-type="float" office:value="761.8" calcext:value-type="float">
            <text:p>761,8</text:p>
          </table:table-cell>
          <table:table-cell office:value-type="float" office:value="760.9" calcext:value-type="float">
            <text:p>760,9</text:p>
          </table:table-cell>
          <table:table-cell office:value-type="float" office:value="760" calcext:value-type="float">
            <text:p>760,0</text:p>
          </table:table-cell>
          <table:table-cell office:value-type="float" office:value="761.8" calcext:value-type="float">
            <text:p>761,8</text:p>
          </table:table-cell>
          <table:table-cell office:value-type="float" office:value="758.9" calcext:value-type="float">
            <text:p>758,9</text:p>
          </table:table-cell>
          <table:table-cell office:value-type="float" office:value="758.1" calcext:value-type="float">
            <text:p>758,1</text:p>
          </table:table-cell>
          <table:table-cell office:value-type="float" office:value="759.5" calcext:value-type="float">
            <text:p>759,5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2" calcext:value-type="float">
            <text:p>760,2</text:p>
          </table:table-cell>
          <table:table-cell office:value-type="float" office:value="757.3" calcext:value-type="float">
            <text:p>757,3</text:p>
          </table:table-cell>
          <table:table-cell office:value-type="float" office:value="758.7" calcext:value-type="float">
            <text:p>758,7</text:p>
          </table:table-cell>
          <table:table-cell office:value-type="float" office:value="758.1" calcext:value-type="float">
            <text:p>758,1</text:p>
          </table:table-cell>
          <table:table-cell office:value-type="float" office:value="756.4" calcext:value-type="float">
            <text:p>756,4</text:p>
          </table:table-cell>
          <table:table-cell office:value-type="float" office:value="759.3" calcext:value-type="float">
            <text:p>759,3</text:p>
          </table:table-cell>
          <table:table-cell table:number-columns-repeated="4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757.5" calcext:value-type="float">
            <text:p>757,5</text:p>
          </table:table-cell>
          <table:table-cell office:value-type="float" office:value="757.1" calcext:value-type="float">
            <text:p>757,1</text:p>
          </table:table-cell>
          <table:table-cell office:value-type="float" office:value="756.1" calcext:value-type="float">
            <text:p>756,1</text:p>
          </table:table-cell>
          <table:table-cell office:value-type="float" office:value="753.5" calcext:value-type="float">
            <text:p>753,5</text:p>
          </table:table-cell>
          <table:table-cell office:value-type="float" office:value="756.9" calcext:value-type="float">
            <text:p>756,9</text:p>
          </table:table-cell>
          <table:table-cell office:value-type="float" office:value="754.5" calcext:value-type="float">
            <text:p>754,5</text:p>
          </table:table-cell>
          <table:table-cell office:value-type="float" office:value="758" calcext:value-type="float">
            <text:p>758,0</text:p>
          </table:table-cell>
          <table:table-cell office:value-type="float" office:value="756.7" calcext:value-type="float">
            <text:p>756,7</text:p>
          </table:table-cell>
          <table:table-cell office:value-type="float" office:value="757.5" calcext:value-type="float">
            <text:p>757,5</text:p>
          </table:table-cell>
          <table:table-cell office:value-type="float" office:value="759.5" calcext:value-type="float">
            <text:p>759,5</text:p>
          </table:table-cell>
          <table:table-cell office:value-type="float" office:value="762.2" calcext:value-type="float">
            <text:p>762,2</text:p>
          </table:table-cell>
          <table:table-cell office:value-type="float" office:value="759" calcext:value-type="float">
            <text:p>759,0</text:p>
          </table:table-cell>
          <table:table-cell office:value-type="float" office:value="757.5" calcext:value-type="float">
            <text:p>757,5</text:p>
          </table:table-cell>
          <table:table-cell office:value-type="float" office:value="760" calcext:value-type="float">
            <text:p>760,0</text:p>
          </table:table-cell>
          <table:table-cell office:value-type="float" office:value="757.9" calcext:value-type="float">
            <text:p>757,9</text:p>
          </table:table-cell>
          <table:table-cell office:value-type="float" office:value="760.8" calcext:value-type="float">
            <text:p>760,8</text:p>
          </table:table-cell>
          <table:table-cell office:value-type="float" office:value="758.3" calcext:value-type="float">
            <text:p>758,3</text:p>
          </table:table-cell>
          <table:table-cell office:value-type="float" office:value="760.7" calcext:value-type="float">
            <text:p>760,7</text:p>
          </table:table-cell>
          <table:table-cell office:value-type="float" office:value="757.9" calcext:value-type="float">
            <text:p>757,9</text:p>
          </table:table-cell>
          <table:table-cell office:value-type="float" office:value="758.7" calcext:value-type="float">
            <text:p>758,7</text:p>
          </table:table-cell>
          <table:table-cell office:value-type="float" office:value="760.5" calcext:value-type="float">
            <text:p>760,5</text:p>
          </table:table-cell>
          <table:table-cell office:value-type="float" office:value="759.3" calcext:value-type="float">
            <text:p>759,3</text:p>
          </table:table-cell>
          <table:table-cell office:value-type="float" office:value="758.4" calcext:value-type="float">
            <text:p>758,4</text:p>
          </table:table-cell>
          <table:table-cell office:value-type="float" office:value="757.1" calcext:value-type="float">
            <text:p>757,1</text:p>
          </table:table-cell>
          <table:table-cell table:number-columns-repeated="4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758.6" calcext:value-type="float">
            <text:p>758,6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9" calcext:value-type="float">
            <text:p>762,9</text:p>
          </table:table-cell>
          <table:table-cell office:value-type="float" office:value="762.7" calcext:value-type="float">
            <text:p>762,7</text:p>
          </table:table-cell>
          <table:table-cell office:value-type="float" office:value="759.6" calcext:value-type="float">
            <text:p>759,6</text:p>
          </table:table-cell>
          <table:table-cell office:value-type="float" office:value="757.7" calcext:value-type="float">
            <text:p>757,7</text:p>
          </table:table-cell>
          <table:table-cell office:value-type="float" office:value="759" calcext:value-type="float">
            <text:p>759,0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8" calcext:value-type="float">
            <text:p>760,8</text:p>
          </table:table-cell>
          <table:table-cell office:value-type="float" office:value="760.6" calcext:value-type="float">
            <text:p>760,6</text:p>
          </table:table-cell>
          <table:table-cell office:value-type="float" office:value="763.1" calcext:value-type="float">
            <text:p>763,1</text:p>
          </table:table-cell>
          <table:table-cell office:value-type="float" office:value="763.5" calcext:value-type="float">
            <text:p>763,5</text:p>
          </table:table-cell>
          <table:table-cell office:value-type="float" office:value="765.9" calcext:value-type="float">
            <text:p>765,9</text:p>
          </table:table-cell>
          <table:table-cell office:value-type="float" office:value="763.8" calcext:value-type="float">
            <text:p>763,8</text:p>
          </table:table-cell>
          <table:table-cell office:value-type="float" office:value="766" calcext:value-type="float">
            <text:p>766,0</text:p>
          </table:table-cell>
          <table:table-cell office:value-type="float" office:value="764.3" calcext:value-type="float">
            <text:p>764,3</text:p>
          </table:table-cell>
          <table:table-cell office:value-type="float" office:value="766.6" calcext:value-type="float">
            <text:p>766,6</text:p>
          </table:table-cell>
          <table:table-cell office:value-type="float" office:value="768.4" calcext:value-type="float">
            <text:p>768,4</text:p>
          </table:table-cell>
          <table:table-cell office:value-type="float" office:value="769.2" calcext:value-type="float">
            <text:p>769,2</text:p>
          </table:table-cell>
          <table:table-cell office:value-type="float" office:value="767.4" calcext:value-type="float">
            <text:p>767,4</text:p>
          </table:table-cell>
          <table:table-cell office:value-type="float" office:value="769" calcext:value-type="float">
            <text:p>769,0</text:p>
          </table:table-cell>
          <table:table-cell office:value-type="float" office:value="768.2" calcext:value-type="float">
            <text:p>768,2</text:p>
          </table:table-cell>
          <table:table-cell office:value-type="float" office:value="766.6" calcext:value-type="float">
            <text:p>766,6</text:p>
          </table:table-cell>
          <table:table-cell office:value-type="float" office:value="768.1" calcext:value-type="float">
            <text:p>768,1</text:p>
          </table:table-cell>
          <table:table-cell table:number-columns-repeated="4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765.5" calcext:value-type="float">
            <text:p>765,5</text:p>
          </table:table-cell>
          <table:table-cell office:value-type="float" office:value="763.2" calcext:value-type="float">
            <text:p>763,2</text:p>
          </table:table-cell>
          <table:table-cell office:value-type="float" office:value="761.1" calcext:value-type="float">
            <text:p>761,1</text:p>
          </table:table-cell>
          <table:table-cell office:value-type="float" office:value="759.7" calcext:value-type="float">
            <text:p>759,7</text:p>
          </table:table-cell>
          <table:table-cell office:value-type="float" office:value="759" calcext:value-type="float">
            <text:p>759,0</text:p>
          </table:table-cell>
          <table:table-cell office:value-type="float" office:value="758.9" calcext:value-type="float">
            <text:p>758,9</text:p>
          </table:table-cell>
          <table:table-cell office:value-type="float" office:value="756.3" calcext:value-type="float">
            <text:p>756,3</text:p>
          </table:table-cell>
          <table:table-cell office:value-type="float" office:value="755.5" calcext:value-type="float">
            <text:p>755,5</text:p>
          </table:table-cell>
          <table:table-cell office:value-type="float" office:value="753.6" calcext:value-type="float">
            <text:p>753,6</text:p>
          </table:table-cell>
          <table:table-cell office:value-type="float" office:value="752.8" calcext:value-type="float">
            <text:p>752,8</text:p>
          </table:table-cell>
          <table:table-cell office:value-type="float" office:value="755.5" calcext:value-type="float">
            <text:p>755,5</text:p>
          </table:table-cell>
          <table:table-cell office:value-type="float" office:value="753.3" calcext:value-type="float">
            <text:p>753,3</text:p>
          </table:table-cell>
          <table:table-cell office:value-type="float" office:value="755.2" calcext:value-type="float">
            <text:p>755,2</text:p>
          </table:table-cell>
          <table:table-cell office:value-type="float" office:value="755.3" calcext:value-type="float">
            <text:p>755,3</text:p>
          </table:table-cell>
          <table:table-cell office:value-type="float" office:value="756.9" calcext:value-type="float">
            <text:p>756,9</text:p>
          </table:table-cell>
          <table:table-cell office:value-type="float" office:value="760.1" calcext:value-type="float">
            <text:p>760,1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4" calcext:value-type="float">
            <text:p>762,4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3" calcext:value-type="float">
            <text:p>762,3</text:p>
          </table:table-cell>
          <table:table-cell office:value-type="float" office:value="763.2" calcext:value-type="float">
            <text:p>763,2</text:p>
          </table:table-cell>
          <table:table-cell office:value-type="float" office:value="760.2" calcext:value-type="float">
            <text:p>760,2</text:p>
          </table:table-cell>
          <table:table-cell office:value-type="float" office:value="761" calcext:value-type="float">
            <text:p>761,0</text:p>
          </table:table-cell>
          <table:table-cell office:value-type="float" office:value="762.9" calcext:value-type="float">
            <text:p>762,9</text:p>
          </table:table-cell>
          <table:table-cell table:number-columns-repeated="4"/>
        </table:table-row>
        <table:table-row table:style-name="ro1">
          <table:table-cell office:value-type="date" office:date-value="2019-07-18" calcext:value-type="date">
            <text:p>18.07.19</text:p>
          </table:table-cell>
          <table:table-cell office:value-type="float" office:value="762" calcext:value-type="float">
            <text:p>762,0</text:p>
          </table:table-cell>
          <table:table-cell office:value-type="float" office:value="760.6" calcext:value-type="float">
            <text:p>760,6</text:p>
          </table:table-cell>
          <table:table-cell office:value-type="float" office:value="763.2" calcext:value-type="float">
            <text:p>763,2</text:p>
          </table:table-cell>
          <table:table-cell office:value-type="float" office:value="764.4" calcext:value-type="float">
            <text:p>764,4</text:p>
          </table:table-cell>
          <table:table-cell office:value-type="float" office:value="764.2" calcext:value-type="float">
            <text:p>764,2</text:p>
          </table:table-cell>
          <table:table-cell office:value-type="float" office:value="765.3" calcext:value-type="float">
            <text:p>765,3</text:p>
          </table:table-cell>
          <table:table-cell table:number-columns-repeated="2" office:value-type="float" office:value="764.2" calcext:value-type="float">
            <text:p>764,2</text:p>
          </table:table-cell>
          <table:table-cell office:value-type="float" office:value="766.7" calcext:value-type="float">
            <text:p>766,7</text:p>
          </table:table-cell>
          <table:table-cell office:value-type="float" office:value="763.5" calcext:value-type="float">
            <text:p>763,5</text:p>
          </table:table-cell>
          <table:table-cell office:value-type="float" office:value="763" calcext:value-type="float">
            <text:p>763,0</text:p>
          </table:table-cell>
          <table:table-cell office:value-type="float" office:value="761.6" calcext:value-type="float">
            <text:p>761,6</text:p>
          </table:table-cell>
          <table:table-cell office:value-type="float" office:value="759.1" calcext:value-type="float">
            <text:p>759,1</text:p>
          </table:table-cell>
          <table:table-cell office:value-type="float" office:value="758.5" calcext:value-type="float">
            <text:p>758,5</text:p>
          </table:table-cell>
          <table:table-cell office:value-type="float" office:value="760" calcext:value-type="float">
            <text:p>760,0</text:p>
          </table:table-cell>
          <table:table-cell office:value-type="float" office:value="761.6" calcext:value-type="float">
            <text:p>761,6</text:p>
          </table:table-cell>
          <table:table-cell office:value-type="float" office:value="759.2" calcext:value-type="float">
            <text:p>759,2</text:p>
          </table:table-cell>
          <table:table-cell office:value-type="float" office:value="756.6" calcext:value-type="float">
            <text:p>756,6</text:p>
          </table:table-cell>
          <table:table-cell office:value-type="float" office:value="759.2" calcext:value-type="float">
            <text:p>759,2</text:p>
          </table:table-cell>
          <table:table-cell office:value-type="float" office:value="759.9" calcext:value-type="float">
            <text:p>759,9</text:p>
          </table:table-cell>
          <table:table-cell office:value-type="float" office:value="761.9" calcext:value-type="float">
            <text:p>761,9</text:p>
          </table:table-cell>
          <table:table-cell office:value-type="float" office:value="760.1" calcext:value-type="float">
            <text:p>760,1</text:p>
          </table:table-cell>
          <table:table-cell office:value-type="float" office:value="759.9" calcext:value-type="float">
            <text:p>759,9</text:p>
          </table:table-cell>
          <table:table-cell office:value-type="float" office:value="757.9" calcext:value-type="float">
            <text:p>757,9</text:p>
          </table:table-cell>
          <table:table-cell table:number-columns-repeated="4"/>
        </table:table-row>
        <table:table-row table:style-name="ro1">
          <table:table-cell office:value-type="date" office:date-value="2019-07-19" calcext:value-type="date">
            <text:p>19.07.19</text:p>
          </table:table-cell>
          <table:table-cell office:value-type="float" office:value="760.2" calcext:value-type="float">
            <text:p>760,2</text:p>
          </table:table-cell>
          <table:table-cell office:value-type="float" office:value="757.3" calcext:value-type="float">
            <text:p>757,3</text:p>
          </table:table-cell>
          <table:table-cell office:value-type="float" office:value="755.5" calcext:value-type="float">
            <text:p>755,5</text:p>
          </table:table-cell>
          <table:table-cell office:value-type="float" office:value="756.5" calcext:value-type="float">
            <text:p>756,5</text:p>
          </table:table-cell>
          <table:table-cell office:value-type="float" office:value="755.5" calcext:value-type="float">
            <text:p>755,5</text:p>
          </table:table-cell>
          <table:table-cell office:value-type="float" office:value="758" calcext:value-type="float">
            <text:p>758,0</text:p>
          </table:table-cell>
          <table:table-cell office:value-type="float" office:value="755.9" calcext:value-type="float">
            <text:p>755,9</text:p>
          </table:table-cell>
          <table:table-cell office:value-type="float" office:value="753.5" calcext:value-type="float">
            <text:p>753,5</text:p>
          </table:table-cell>
          <table:table-cell office:value-type="float" office:value="753.8" calcext:value-type="float">
            <text:p>753,8</text:p>
          </table:table-cell>
          <table:table-cell office:value-type="float" office:value="756.4" calcext:value-type="float">
            <text:p>756,4</text:p>
          </table:table-cell>
          <table:table-cell office:value-type="float" office:value="756.5" calcext:value-type="float">
            <text:p>756,5</text:p>
          </table:table-cell>
          <table:table-cell office:value-type="float" office:value="758.1" calcext:value-type="float">
            <text:p>758,1</text:p>
          </table:table-cell>
          <table:table-cell office:value-type="float" office:value="760" calcext:value-type="float">
            <text:p>760,0</text:p>
          </table:table-cell>
          <table:table-cell office:value-type="float" office:value="760.3" calcext:value-type="float">
            <text:p>760,3</text:p>
          </table:table-cell>
          <table:table-cell office:value-type="float" office:value="762.8" calcext:value-type="float">
            <text:p>762,8</text:p>
          </table:table-cell>
          <table:table-cell office:value-type="float" office:value="762.2" calcext:value-type="float">
            <text:p>762,2</text:p>
          </table:table-cell>
          <table:table-cell office:value-type="float" office:value="761.2" calcext:value-type="float">
            <text:p>761,2</text:p>
          </table:table-cell>
          <table:table-cell office:value-type="float" office:value="764" calcext:value-type="float">
            <text:p>764,0</text:p>
          </table:table-cell>
          <table:table-cell office:value-type="float" office:value="765.5" calcext:value-type="float">
            <text:p>765,5</text:p>
          </table:table-cell>
          <table:table-cell office:value-type="float" office:value="766.4" calcext:value-type="float">
            <text:p>766,4</text:p>
          </table:table-cell>
          <table:table-cell office:value-type="float" office:value="763" calcext:value-type="float">
            <text:p>763,0</text:p>
          </table:table-cell>
          <table:table-cell office:value-type="float" office:value="760.8" calcext:value-type="float">
            <text:p>760,8</text:p>
          </table:table-cell>
          <table:table-cell office:value-type="float" office:value="758.6" calcext:value-type="float">
            <text:p>758,6</text:p>
          </table:table-cell>
          <table:table-cell office:value-type="float" office:value="758.8" calcext:value-type="float">
            <text:p>758,8</text:p>
          </table:table-cell>
          <table:table-cell table:number-columns-repeated="4"/>
        </table:table-row>
        <table:table-row table:style-name="ro1">
          <table:table-cell office:value-type="date" office:date-value="2019-07-20" calcext:value-type="date">
            <text:p>20.07.19</text:p>
          </table:table-cell>
          <table:table-cell office:value-type="float" office:value="759.5" calcext:value-type="float">
            <text:p>759,5</text:p>
          </table:table-cell>
          <table:table-cell office:value-type="float" office:value="756.8" calcext:value-type="float">
            <text:p>756,8</text:p>
          </table:table-cell>
          <table:table-cell office:value-type="float" office:value="758.5" calcext:value-type="float">
            <text:p>758,5</text:p>
          </table:table-cell>
          <table:table-cell office:value-type="float" office:value="757" calcext:value-type="float">
            <text:p>757,0</text:p>
          </table:table-cell>
          <table:table-cell office:value-type="float" office:value="759.4" calcext:value-type="float">
            <text:p>759,4</text:p>
          </table:table-cell>
          <table:table-cell table:number-columns-repeated="2" office:value-type="float" office:value="761.2" calcext:value-type="float">
            <text:p>761,2</text:p>
          </table:table-cell>
          <table:table-cell office:value-type="float" office:value="760.3" calcext:value-type="float">
            <text:p>760,3</text:p>
          </table:table-cell>
          <table:table-cell office:value-type="float" office:value="762.6" calcext:value-type="float">
            <text:p>762,6</text:p>
          </table:table-cell>
          <table:table-cell office:value-type="float" office:value="765.2" calcext:value-type="float">
            <text:p>765,2</text:p>
          </table:table-cell>
          <table:table-cell office:value-type="float" office:value="767.4" calcext:value-type="float">
            <text:p>767,4</text:p>
          </table:table-cell>
          <table:table-cell office:value-type="float" office:value="769.3" calcext:value-type="float">
            <text:p>769,3</text:p>
          </table:table-cell>
          <table:table-cell office:value-type="float" office:value="769.6" calcext:value-type="float">
            <text:p>769,6</text:p>
          </table:table-cell>
          <table:table-cell office:value-type="float" office:value="770" calcext:value-type="float">
            <text:p>770,0</text:p>
          </table:table-cell>
          <table:table-cell office:value-type="float" office:value="766.4" calcext:value-type="float">
            <text:p>766,4</text:p>
          </table:table-cell>
          <table:table-cell office:value-type="float" office:value="766.6" calcext:value-type="float">
            <text:p>766,6</text:p>
          </table:table-cell>
          <table:table-cell office:value-type="float" office:value="768.1" calcext:value-type="float">
            <text:p>768,1</text:p>
          </table:table-cell>
          <table:table-cell office:value-type="float" office:value="765.3" calcext:value-type="float">
            <text:p>765,3</text:p>
          </table:table-cell>
          <table:table-cell office:value-type="float" office:value="763.6" calcext:value-type="float">
            <text:p>763,6</text:p>
          </table:table-cell>
          <table:table-cell office:value-type="float" office:value="766.1" calcext:value-type="float">
            <text:p>766,1</text:p>
          </table:table-cell>
          <table:table-cell office:value-type="float" office:value="767.5" calcext:value-type="float">
            <text:p>767,5</text:p>
          </table:table-cell>
          <table:table-cell office:value-type="float" office:value="764.5" calcext:value-type="float">
            <text:p>764,5</text:p>
          </table:table-cell>
          <table:table-cell office:value-type="float" office:value="763.7" calcext:value-type="float">
            <text:p>763,7</text:p>
          </table:table-cell>
          <table:table-cell office:value-type="float" office:value="763.8" calcext:value-type="float">
            <text:p>763,8</text:p>
          </table:table-cell>
          <table:table-cell table:number-columns-repeated="4"/>
        </table:table-row>
        <table:table-row table:style-name="ro1">
          <table:table-cell office:value-type="date" office:date-value="2019-07-21" calcext:value-type="date">
            <text:p>21.07.19</text:p>
          </table:table-cell>
          <table:table-cell office:value-type="float" office:value="762.2" calcext:value-type="float">
            <text:p>762,2</text:p>
          </table:table-cell>
          <table:table-cell office:value-type="float" office:value="760.5" calcext:value-type="float">
            <text:p>760,5</text:p>
          </table:table-cell>
          <table:table-cell office:value-type="float" office:value="758" calcext:value-type="float">
            <text:p>758,0</text:p>
          </table:table-cell>
          <table:table-cell office:value-type="float" office:value="759.9" calcext:value-type="float">
            <text:p>759,9</text:p>
          </table:table-cell>
          <table:table-cell office:value-type="float" office:value="759.5" calcext:value-type="float">
            <text:p>759,5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5" calcext:value-type="float">
            <text:p>764,5</text:p>
          </table:table-cell>
          <table:table-cell office:value-type="float" office:value="764.8" calcext:value-type="float">
            <text:p>764,8</text:p>
          </table:table-cell>
          <table:table-cell office:value-type="float" office:value="765.4" calcext:value-type="float">
            <text:p>765,4</text:p>
          </table:table-cell>
          <table:table-cell office:value-type="float" office:value="763.8" calcext:value-type="float">
            <text:p>763,8</text:p>
          </table:table-cell>
          <table:table-cell office:value-type="float" office:value="762.9" calcext:value-type="float">
            <text:p>762,9</text:p>
          </table:table-cell>
          <table:table-cell office:value-type="float" office:value="762.2" calcext:value-type="float">
            <text:p>762,2</text:p>
          </table:table-cell>
          <table:table-cell office:value-type="float" office:value="760.6" calcext:value-type="float">
            <text:p>760,6</text:p>
          </table:table-cell>
          <table:table-cell office:value-type="float" office:value="763" calcext:value-type="float">
            <text:p>763,0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2" calcext:value-type="float">
            <text:p>760,2</text:p>
          </table:table-cell>
          <table:table-cell office:value-type="float" office:value="759.2" calcext:value-type="float">
            <text:p>759,2</text:p>
          </table:table-cell>
          <table:table-cell office:value-type="float" office:value="760.3" calcext:value-type="float">
            <text:p>760,3</text:p>
          </table:table-cell>
          <table:table-cell office:value-type="float" office:value="762.4" calcext:value-type="float">
            <text:p>762,4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7" calcext:value-type="float">
            <text:p>759,7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7" calcext:value-type="float">
            <text:p>760,7</text:p>
          </table:table-cell>
          <table:table-cell table:number-columns-repeated="4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763.1" calcext:value-type="float">
            <text:p>763,1</text:p>
          </table:table-cell>
          <table:table-cell office:value-type="float" office:value="765" calcext:value-type="float">
            <text:p>765,0</text:p>
          </table:table-cell>
          <table:table-cell office:value-type="float" office:value="766.3" calcext:value-type="float">
            <text:p>766,3</text:p>
          </table:table-cell>
          <table:table-cell office:value-type="float" office:value="762.9" calcext:value-type="float">
            <text:p>762,9</text:p>
          </table:table-cell>
          <table:table-cell office:value-type="float" office:value="761" calcext:value-type="float">
            <text:p>761,0</text:p>
          </table:table-cell>
          <table:table-cell office:value-type="float" office:value="763.6" calcext:value-type="float">
            <text:p>763,6</text:p>
          </table:table-cell>
          <table:table-cell office:value-type="float" office:value="762.9" calcext:value-type="float">
            <text:p>762,9</text:p>
          </table:table-cell>
          <table:table-cell office:value-type="float" office:value="762.7" calcext:value-type="float">
            <text:p>762,7</text:p>
          </table:table-cell>
          <table:table-cell office:value-type="float" office:value="764.6" calcext:value-type="float">
            <text:p>764,6</text:p>
          </table:table-cell>
          <table:table-cell office:value-type="float" office:value="762.4" calcext:value-type="float">
            <text:p>762,4</text:p>
          </table:table-cell>
          <table:table-cell office:value-type="float" office:value="763.2" calcext:value-type="float">
            <text:p>763,2</text:p>
          </table:table-cell>
          <table:table-cell office:value-type="float" office:value="763.4" calcext:value-type="float">
            <text:p>763,4</text:p>
          </table:table-cell>
          <table:table-cell office:value-type="float" office:value="761.7" calcext:value-type="float">
            <text:p>761,7</text:p>
          </table:table-cell>
          <table:table-cell office:value-type="float" office:value="763.1" calcext:value-type="float">
            <text:p>763,1</text:p>
          </table:table-cell>
          <table:table-cell office:value-type="float" office:value="764.5" calcext:value-type="float">
            <text:p>764,5</text:p>
          </table:table-cell>
          <table:table-cell office:value-type="float" office:value="761.3" calcext:value-type="float">
            <text:p>761,3</text:p>
          </table:table-cell>
          <table:table-cell office:value-type="float" office:value="760.4" calcext:value-type="float">
            <text:p>760,4</text:p>
          </table:table-cell>
          <table:table-cell office:value-type="float" office:value="762.1" calcext:value-type="float">
            <text:p>762,1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3" calcext:value-type="float">
            <text:p>760,3</text:p>
          </table:table-cell>
          <table:table-cell office:value-type="float" office:value="762" calcext:value-type="float">
            <text:p>762,0</text:p>
          </table:table-cell>
          <table:table-cell office:value-type="float" office:value="760.8" calcext:value-type="float">
            <text:p>760,8</text:p>
          </table:table-cell>
          <table:table-cell office:value-type="float" office:value="761.5" calcext:value-type="float">
            <text:p>761,5</text:p>
          </table:table-cell>
          <table:table-cell office:value-type="float" office:value="759.7" calcext:value-type="float">
            <text:p>759,7</text:p>
          </table:table-cell>
          <table:table-cell table:number-columns-repeated="4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6" calcext:value-type="float">
            <text:p>764,6</text:p>
          </table:table-cell>
          <table:table-cell office:value-type="float" office:value="763.9" calcext:value-type="float">
            <text:p>763,9</text:p>
          </table:table-cell>
          <table:table-cell office:value-type="float" office:value="763" calcext:value-type="float">
            <text:p>763,0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9" calcext:value-type="float">
            <text:p>761,9</text:p>
          </table:table-cell>
          <table:table-cell office:value-type="float" office:value="762" calcext:value-type="float">
            <text:p>762,0</text:p>
          </table:table-cell>
          <table:table-cell office:value-type="float" office:value="763.7" calcext:value-type="float">
            <text:p>763,7</text:p>
          </table:table-cell>
          <table:table-cell office:value-type="float" office:value="764.4" calcext:value-type="float">
            <text:p>764,4</text:p>
          </table:table-cell>
          <table:table-cell office:value-type="float" office:value="763.4" calcext:value-type="float">
            <text:p>763,4</text:p>
          </table:table-cell>
          <table:table-cell office:value-type="float" office:value="762.3" calcext:value-type="float">
            <text:p>762,3</text:p>
          </table:table-cell>
          <table:table-cell office:value-type="float" office:value="762" calcext:value-type="float">
            <text:p>762,0</text:p>
          </table:table-cell>
          <table:table-cell table:number-columns-repeated="2" office:value-type="float" office:value="761.4" calcext:value-type="float">
            <text:p>761,4</text:p>
          </table:table-cell>
          <table:table-cell office:value-type="float" office:value="763.8" calcext:value-type="float">
            <text:p>763,8</text:p>
          </table:table-cell>
          <table:table-cell office:value-type="float" office:value="765" calcext:value-type="float">
            <text:p>765,0</text:p>
          </table:table-cell>
          <table:table-cell office:value-type="float" office:value="764.2" calcext:value-type="float">
            <text:p>764,2</text:p>
          </table:table-cell>
          <table:table-cell office:value-type="float" office:value="762.9" calcext:value-type="float">
            <text:p>762,9</text:p>
          </table:table-cell>
          <table:table-cell office:value-type="float" office:value="764.4" calcext:value-type="float">
            <text:p>764,4</text:p>
          </table:table-cell>
          <table:table-cell office:value-type="float" office:value="762.8" calcext:value-type="float">
            <text:p>762,8</text:p>
          </table:table-cell>
          <table:table-cell office:value-type="float" office:value="761.7" calcext:value-type="float">
            <text:p>761,7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9" calcext:value-type="float">
            <text:p>760,9</text:p>
          </table:table-cell>
          <table:table-cell office:value-type="float" office:value="759.9" calcext:value-type="float">
            <text:p>759,9</text:p>
          </table:table-cell>
          <table:table-cell table:number-columns-repeated="4"/>
        </table:table-row>
        <table:table-row table:style-name="ro1">
          <table:table-cell office:value-type="date" office:date-value="2019-07-24" calcext:value-type="date">
            <text:p>24.07.19</text:p>
          </table:table-cell>
          <table:table-cell office:value-type="float" office:value="759.1" calcext:value-type="float">
            <text:p>759,1</text:p>
          </table:table-cell>
          <table:table-cell office:value-type="float" office:value="759.3" calcext:value-type="float">
            <text:p>759,3</text:p>
          </table:table-cell>
          <table:table-cell office:value-type="float" office:value="761.6" calcext:value-type="float">
            <text:p>761,6</text:p>
          </table:table-cell>
          <table:table-cell office:value-type="float" office:value="760.4" calcext:value-type="float">
            <text:p>760,4</text:p>
          </table:table-cell>
          <table:table-cell office:value-type="float" office:value="763.1" calcext:value-type="float">
            <text:p>763,1</text:p>
          </table:table-cell>
          <table:table-cell office:value-type="float" office:value="763.8" calcext:value-type="float">
            <text:p>763,8</text:p>
          </table:table-cell>
          <table:table-cell office:value-type="float" office:value="762.7" calcext:value-type="float">
            <text:p>762,7</text:p>
          </table:table-cell>
          <table:table-cell office:value-type="float" office:value="763.4" calcext:value-type="float">
            <text:p>763,4</text:p>
          </table:table-cell>
          <table:table-cell office:value-type="float" office:value="765.4" calcext:value-type="float">
            <text:p>765,4</text:p>
          </table:table-cell>
          <table:table-cell office:value-type="float" office:value="764.6" calcext:value-type="float">
            <text:p>764,6</text:p>
          </table:table-cell>
          <table:table-cell office:value-type="float" office:value="761.9" calcext:value-type="float">
            <text:p>761,9</text:p>
          </table:table-cell>
          <table:table-cell office:value-type="float" office:value="758.9" calcext:value-type="float">
            <text:p>758,9</text:p>
          </table:table-cell>
          <table:table-cell office:value-type="float" office:value="756.9" calcext:value-type="float">
            <text:p>756,9</text:p>
          </table:table-cell>
          <table:table-cell office:value-type="float" office:value="760.1" calcext:value-type="float">
            <text:p>760,1</text:p>
          </table:table-cell>
          <table:table-cell office:value-type="float" office:value="757.8" calcext:value-type="float">
            <text:p>757,8</text:p>
          </table:table-cell>
          <table:table-cell office:value-type="float" office:value="758.7" calcext:value-type="float">
            <text:p>758,7</text:p>
          </table:table-cell>
          <table:table-cell office:value-type="float" office:value="760" calcext:value-type="float">
            <text:p>760,0</text:p>
          </table:table-cell>
          <table:table-cell office:value-type="float" office:value="761.8" calcext:value-type="float">
            <text:p>761,8</text:p>
          </table:table-cell>
          <table:table-cell office:value-type="float" office:value="764.3" calcext:value-type="float">
            <text:p>764,3</text:p>
          </table:table-cell>
          <table:table-cell office:value-type="float" office:value="761.7" calcext:value-type="float">
            <text:p>761,7</text:p>
          </table:table-cell>
          <table:table-cell office:value-type="float" office:value="763.6" calcext:value-type="float">
            <text:p>763,6</text:p>
          </table:table-cell>
          <table:table-cell office:value-type="float" office:value="761.9" calcext:value-type="float">
            <text:p>761,9</text:p>
          </table:table-cell>
          <table:table-cell office:value-type="float" office:value="760.4" calcext:value-type="float">
            <text:p>760,4</text:p>
          </table:table-cell>
          <table:table-cell office:value-type="float" office:value="763.3" calcext:value-type="float">
            <text:p>763,3</text:p>
          </table:table-cell>
          <table:table-cell table:number-columns-repeated="4"/>
        </table:table-row>
        <table:table-row table:style-name="ro1">
          <table:table-cell office:value-type="date" office:date-value="2019-07-25" calcext:value-type="date">
            <text:p>25.07.19</text:p>
          </table:table-cell>
          <table:table-cell office:value-type="float" office:value="760.8" calcext:value-type="float">
            <text:p>760,8</text:p>
          </table:table-cell>
          <table:table-cell office:value-type="float" office:value="760.6" calcext:value-type="float">
            <text:p>760,6</text:p>
          </table:table-cell>
          <table:table-cell office:value-type="float" office:value="760.7" calcext:value-type="float">
            <text:p>760,7</text:p>
          </table:table-cell>
          <table:table-cell office:value-type="float" office:value="760.3" calcext:value-type="float">
            <text:p>760,3</text:p>
          </table:table-cell>
          <table:table-cell office:value-type="float" office:value="761.9" calcext:value-type="float">
            <text:p>761,9</text:p>
          </table:table-cell>
          <table:table-cell office:value-type="float" office:value="761.8" calcext:value-type="float">
            <text:p>761,8</text:p>
          </table:table-cell>
          <table:table-cell office:value-type="float" office:value="760" calcext:value-type="float">
            <text:p>760,0</text:p>
          </table:table-cell>
          <table:table-cell office:value-type="float" office:value="757.6" calcext:value-type="float">
            <text:p>757,6</text:p>
          </table:table-cell>
          <table:table-cell office:value-type="float" office:value="755.7" calcext:value-type="float">
            <text:p>755,7</text:p>
          </table:table-cell>
          <table:table-cell office:value-type="float" office:value="756.8" calcext:value-type="float">
            <text:p>756,8</text:p>
          </table:table-cell>
          <table:table-cell office:value-type="float" office:value="755.6" calcext:value-type="float">
            <text:p>755,6</text:p>
          </table:table-cell>
          <table:table-cell office:value-type="float" office:value="755.1" calcext:value-type="float">
            <text:p>755,1</text:p>
          </table:table-cell>
          <table:table-cell office:value-type="float" office:value="757.2" calcext:value-type="float">
            <text:p>757,2</text:p>
          </table:table-cell>
          <table:table-cell office:value-type="float" office:value="759.2" calcext:value-type="float">
            <text:p>759,2</text:p>
          </table:table-cell>
          <table:table-cell office:value-type="float" office:value="757.5" calcext:value-type="float">
            <text:p>757,5</text:p>
          </table:table-cell>
          <table:table-cell office:value-type="float" office:value="755" calcext:value-type="float">
            <text:p>755,0</text:p>
          </table:table-cell>
          <table:table-cell office:value-type="float" office:value="754.5" calcext:value-type="float">
            <text:p>754,5</text:p>
          </table:table-cell>
          <table:table-cell office:value-type="float" office:value="754.1" calcext:value-type="float">
            <text:p>754,1</text:p>
          </table:table-cell>
          <table:table-cell office:value-type="float" office:value="751.9" calcext:value-type="float">
            <text:p>751,9</text:p>
          </table:table-cell>
          <table:table-cell office:value-type="float" office:value="753.5" calcext:value-type="float">
            <text:p>753,5</text:p>
          </table:table-cell>
          <table:table-cell office:value-type="float" office:value="755.6" calcext:value-type="float">
            <text:p>755,6</text:p>
          </table:table-cell>
          <table:table-cell office:value-type="float" office:value="756" calcext:value-type="float">
            <text:p>756,0</text:p>
          </table:table-cell>
          <table:table-cell office:value-type="float" office:value="754.5" calcext:value-type="float">
            <text:p>754,5</text:p>
          </table:table-cell>
          <table:table-cell office:value-type="float" office:value="756.8" calcext:value-type="float">
            <text:p>756,8</text:p>
          </table:table-cell>
          <table:table-cell table:number-columns-repeated="4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757.5" calcext:value-type="float">
            <text:p>757,5</text:p>
          </table:table-cell>
          <table:table-cell office:value-type="float" office:value="759.8" calcext:value-type="float">
            <text:p>759,8</text:p>
          </table:table-cell>
          <table:table-cell office:value-type="float" office:value="762.6" calcext:value-type="float">
            <text:p>762,6</text:p>
          </table:table-cell>
          <table:table-cell office:value-type="float" office:value="761.1" calcext:value-type="float">
            <text:p>761,1</text:p>
          </table:table-cell>
          <table:table-cell office:value-type="float" office:value="761.3" calcext:value-type="float">
            <text:p>761,3</text:p>
          </table:table-cell>
          <table:table-cell office:value-type="float" office:value="762" calcext:value-type="float">
            <text:p>762,0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9" calcext:value-type="float">
            <text:p>761,9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8" calcext:value-type="float">
            <text:p>758,8</text:p>
          </table:table-cell>
          <table:table-cell table:number-columns-repeated="2" office:value-type="float" office:value="761.9" calcext:value-type="float">
            <text:p>761,9</text:p>
          </table:table-cell>
          <table:table-cell office:value-type="float" office:value="759.1" calcext:value-type="float">
            <text:p>759,1</text:p>
          </table:table-cell>
          <table:table-cell office:value-type="float" office:value="758.5" calcext:value-type="float">
            <text:p>758,5</text:p>
          </table:table-cell>
          <table:table-cell office:value-type="float" office:value="759.7" calcext:value-type="float">
            <text:p>759,7</text:p>
          </table:table-cell>
          <table:table-cell office:value-type="float" office:value="757.1" calcext:value-type="float">
            <text:p>757,1</text:p>
          </table:table-cell>
          <table:table-cell office:value-type="float" office:value="758.9" calcext:value-type="float">
            <text:p>758,9</text:p>
          </table:table-cell>
          <table:table-cell office:value-type="float" office:value="760.6" calcext:value-type="float">
            <text:p>760,6</text:p>
          </table:table-cell>
          <table:table-cell office:value-type="float" office:value="760.8" calcext:value-type="float">
            <text:p>760,8</text:p>
          </table:table-cell>
          <table:table-cell office:value-type="float" office:value="758.4" calcext:value-type="float">
            <text:p>758,4</text:p>
          </table:table-cell>
          <table:table-cell office:value-type="float" office:value="760.9" calcext:value-type="float">
            <text:p>760,9</text:p>
          </table:table-cell>
          <table:table-cell office:value-type="float" office:value="760.7" calcext:value-type="float">
            <text:p>760,7</text:p>
          </table:table-cell>
          <table:table-cell office:value-type="float" office:value="760.2" calcext:value-type="float">
            <text:p>760,2</text:p>
          </table:table-cell>
          <table:table-cell table:number-columns-repeated="4"/>
        </table:table-row>
        <table:table-row table:style-name="ro1">
          <table:table-cell office:value-type="date" office:date-value="2019-07-27" calcext:value-type="date">
            <text:p>27.07.19</text:p>
          </table:table-cell>
          <table:table-cell office:value-type="float" office:value="761.6" calcext:value-type="float">
            <text:p>761,6</text:p>
          </table:table-cell>
          <table:table-cell office:value-type="float" office:value="762.6" calcext:value-type="float">
            <text:p>762,6</text:p>
          </table:table-cell>
          <table:table-cell office:value-type="float" office:value="762.4" calcext:value-type="float">
            <text:p>762,4</text:p>
          </table:table-cell>
          <table:table-cell office:value-type="float" office:value="759.5" calcext:value-type="float">
            <text:p>759,5</text:p>
          </table:table-cell>
          <table:table-cell office:value-type="float" office:value="759.3" calcext:value-type="float">
            <text:p>759,3</text:p>
          </table:table-cell>
          <table:table-cell office:value-type="float" office:value="757" calcext:value-type="float">
            <text:p>757,0</text:p>
          </table:table-cell>
          <table:table-cell office:value-type="float" office:value="758.5" calcext:value-type="float">
            <text:p>758,5</text:p>
          </table:table-cell>
          <table:table-cell office:value-type="float" office:value="757.4" calcext:value-type="float">
            <text:p>757,4</text:p>
          </table:table-cell>
          <table:table-cell office:value-type="float" office:value="760.1" calcext:value-type="float">
            <text:p>760,1</text:p>
          </table:table-cell>
          <table:table-cell office:value-type="float" office:value="757.7" calcext:value-type="float">
            <text:p>757,7</text:p>
          </table:table-cell>
          <table:table-cell office:value-type="float" office:value="760.3" calcext:value-type="float">
            <text:p>760,3</text:p>
          </table:table-cell>
          <table:table-cell office:value-type="float" office:value="757.9" calcext:value-type="float">
            <text:p>757,9</text:p>
          </table:table-cell>
          <table:table-cell table:number-columns-repeated="2" office:value-type="float" office:value="759.7" calcext:value-type="float">
            <text:p>759,7</text:p>
          </table:table-cell>
          <table:table-cell office:value-type="float" office:value="757.4" calcext:value-type="float">
            <text:p>757,4</text:p>
          </table:table-cell>
          <table:table-cell office:value-type="float" office:value="760.6" calcext:value-type="float">
            <text:p>760,6</text:p>
          </table:table-cell>
          <table:table-cell office:value-type="float" office:value="759" calcext:value-type="float">
            <text:p>759,0</text:p>
          </table:table-cell>
          <table:table-cell office:value-type="float" office:value="758.4" calcext:value-type="float">
            <text:p>758,4</text:p>
          </table:table-cell>
          <table:table-cell office:value-type="float" office:value="761.2" calcext:value-type="float">
            <text:p>761,2</text:p>
          </table:table-cell>
          <table:table-cell office:value-type="float" office:value="761.7" calcext:value-type="float">
            <text:p>761,7</text:p>
          </table:table-cell>
          <table:table-cell office:value-type="float" office:value="759.2" calcext:value-type="float">
            <text:p>759,2</text:p>
          </table:table-cell>
          <table:table-cell office:value-type="float" office:value="757.2" calcext:value-type="float">
            <text:p>757,2</text:p>
          </table:table-cell>
          <table:table-cell office:value-type="float" office:value="757.3" calcext:value-type="float">
            <text:p>757,3</text:p>
          </table:table-cell>
          <table:table-cell office:value-type="float" office:value="759.3" calcext:value-type="float">
            <text:p>759,3</text:p>
          </table:table-cell>
          <table:table-cell table:number-columns-repeated="4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761.5" calcext:value-type="float">
            <text:p>761,5</text:p>
          </table:table-cell>
          <table:table-cell office:value-type="float" office:value="759.2" calcext:value-type="float">
            <text:p>759,2</text:p>
          </table:table-cell>
          <table:table-cell office:value-type="float" office:value="759.1" calcext:value-type="float">
            <text:p>759,1</text:p>
          </table:table-cell>
          <table:table-cell office:value-type="float" office:value="757.9" calcext:value-type="float">
            <text:p>757,9</text:p>
          </table:table-cell>
          <table:table-cell office:value-type="float" office:value="757.1" calcext:value-type="float">
            <text:p>757,1</text:p>
          </table:table-cell>
          <table:table-cell office:value-type="float" office:value="755.8" calcext:value-type="float">
            <text:p>755,8</text:p>
          </table:table-cell>
          <table:table-cell office:value-type="float" office:value="754.2" calcext:value-type="float">
            <text:p>754,2</text:p>
          </table:table-cell>
          <table:table-cell office:value-type="float" office:value="756" calcext:value-type="float">
            <text:p>756,0</text:p>
          </table:table-cell>
          <table:table-cell office:value-type="float" office:value="757.1" calcext:value-type="float">
            <text:p>757,1</text:p>
          </table:table-cell>
          <table:table-cell office:value-type="float" office:value="756.8" calcext:value-type="float">
            <text:p>756,8</text:p>
          </table:table-cell>
          <table:table-cell office:value-type="float" office:value="755.7" calcext:value-type="float">
            <text:p>755,7</text:p>
          </table:table-cell>
          <table:table-cell office:value-type="float" office:value="754" calcext:value-type="float">
            <text:p>754,0</text:p>
          </table:table-cell>
          <table:table-cell office:value-type="float" office:value="751.6" calcext:value-type="float">
            <text:p>751,6</text:p>
          </table:table-cell>
          <table:table-cell office:value-type="float" office:value="753.1" calcext:value-type="float">
            <text:p>753,1</text:p>
          </table:table-cell>
          <table:table-cell office:value-type="float" office:value="753.3" calcext:value-type="float">
            <text:p>753,3</text:p>
          </table:table-cell>
          <table:table-cell office:value-type="float" office:value="753.5" calcext:value-type="float">
            <text:p>753,5</text:p>
          </table:table-cell>
          <table:table-cell office:value-type="float" office:value="753.6" calcext:value-type="float">
            <text:p>753,6</text:p>
          </table:table-cell>
          <table:table-cell office:value-type="float" office:value="754.5" calcext:value-type="float">
            <text:p>754,5</text:p>
          </table:table-cell>
          <table:table-cell office:value-type="float" office:value="756.4" calcext:value-type="float">
            <text:p>756,4</text:p>
          </table:table-cell>
          <table:table-cell office:value-type="float" office:value="759.3" calcext:value-type="float">
            <text:p>759,3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4" calcext:value-type="float">
            <text:p>762,4</text:p>
          </table:table-cell>
          <table:table-cell office:value-type="float" office:value="763.6" calcext:value-type="float">
            <text:p>763,6</text:p>
          </table:table-cell>
          <table:table-cell office:value-type="float" office:value="760.6" calcext:value-type="float">
            <text:p>760,6</text:p>
          </table:table-cell>
          <table:table-cell table:number-columns-repeated="4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761.4" calcext:value-type="float">
            <text:p>761,4</text:p>
          </table:table-cell>
          <table:table-cell office:value-type="float" office:value="762.6" calcext:value-type="float">
            <text:p>762,6</text:p>
          </table:table-cell>
          <table:table-cell office:value-type="float" office:value="764.9" calcext:value-type="float">
            <text:p>764,9</text:p>
          </table:table-cell>
          <table:table-cell office:value-type="float" office:value="764.4" calcext:value-type="float">
            <text:p>764,4</text:p>
          </table:table-cell>
          <table:table-cell office:value-type="float" office:value="765.7" calcext:value-type="float">
            <text:p>765,7</text:p>
          </table:table-cell>
          <table:table-cell office:value-type="float" office:value="766.2" calcext:value-type="float">
            <text:p>766,2</text:p>
          </table:table-cell>
          <table:table-cell office:value-type="float" office:value="764.4" calcext:value-type="float">
            <text:p>764,4</text:p>
          </table:table-cell>
          <table:table-cell office:value-type="float" office:value="766.1" calcext:value-type="float">
            <text:p>766,1</text:p>
          </table:table-cell>
          <table:table-cell office:value-type="float" office:value="765.9" calcext:value-type="float">
            <text:p>765,9</text:p>
          </table:table-cell>
          <table:table-cell office:value-type="float" office:value="762.9" calcext:value-type="float">
            <text:p>762,9</text:p>
          </table:table-cell>
          <table:table-cell office:value-type="float" office:value="763.2" calcext:value-type="float">
            <text:p>763,2</text:p>
          </table:table-cell>
          <table:table-cell office:value-type="float" office:value="763.7" calcext:value-type="float">
            <text:p>763,7</text:p>
          </table:table-cell>
          <table:table-cell office:value-type="float" office:value="766.1" calcext:value-type="float">
            <text:p>766,1</text:p>
          </table:table-cell>
          <table:table-cell office:value-type="float" office:value="767.3" calcext:value-type="float">
            <text:p>767,3</text:p>
          </table:table-cell>
          <table:table-cell office:value-type="float" office:value="764.4" calcext:value-type="float">
            <text:p>764,4</text:p>
          </table:table-cell>
          <table:table-cell office:value-type="float" office:value="766.4" calcext:value-type="float">
            <text:p>766,4</text:p>
          </table:table-cell>
          <table:table-cell office:value-type="float" office:value="766.9" calcext:value-type="float">
            <text:p>766,9</text:p>
          </table:table-cell>
          <table:table-cell office:value-type="float" office:value="765.4" calcext:value-type="float">
            <text:p>765,4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3" calcext:value-type="float">
            <text:p>762,3</text:p>
          </table:table-cell>
          <table:table-cell office:value-type="float" office:value="764.8" calcext:value-type="float">
            <text:p>764,8</text:p>
          </table:table-cell>
          <table:table-cell office:value-type="float" office:value="764.6" calcext:value-type="float">
            <text:p>764,6</text:p>
          </table:table-cell>
          <table:table-cell office:value-type="float" office:value="765.6" calcext:value-type="float">
            <text:p>765,6</text:p>
          </table:table-cell>
          <table:table-cell office:value-type="float" office:value="767.3" calcext:value-type="float">
            <text:p>767,3</text:p>
          </table:table-cell>
          <table:table-cell table:number-columns-repeated="4"/>
        </table:table-row>
        <table:table-row table:style-name="ro1">
          <table:table-cell office:value-type="date" office:date-value="2019-07-30" calcext:value-type="date">
            <text:p>30.07.19</text:p>
          </table:table-cell>
          <table:table-cell office:value-type="float" office:value="767.8" calcext:value-type="float">
            <text:p>767,8</text:p>
          </table:table-cell>
          <table:table-cell office:value-type="float" office:value="767.9" calcext:value-type="float">
            <text:p>767,9</text:p>
          </table:table-cell>
          <table:table-cell office:value-type="float" office:value="769.5" calcext:value-type="float">
            <text:p>769,5</text:p>
          </table:table-cell>
          <table:table-cell office:value-type="float" office:value="768.2" calcext:value-type="float">
            <text:p>768,2</text:p>
          </table:table-cell>
          <table:table-cell office:value-type="float" office:value="764.7" calcext:value-type="float">
            <text:p>764,7</text:p>
          </table:table-cell>
          <table:table-cell office:value-type="float" office:value="765.4" calcext:value-type="float">
            <text:p>765,4</text:p>
          </table:table-cell>
          <table:table-cell office:value-type="float" office:value="765.6" calcext:value-type="float">
            <text:p>765,6</text:p>
          </table:table-cell>
          <table:table-cell office:value-type="float" office:value="762.1" calcext:value-type="float">
            <text:p>762,1</text:p>
          </table:table-cell>
          <table:table-cell office:value-type="float" office:value="762.7" calcext:value-type="float">
            <text:p>762,7</text:p>
          </table:table-cell>
          <table:table-cell office:value-type="float" office:value="764.8" calcext:value-type="float">
            <text:p>764,8</text:p>
          </table:table-cell>
          <table:table-cell office:value-type="float" office:value="763.1" calcext:value-type="float">
            <text:p>763,1</text:p>
          </table:table-cell>
          <table:table-cell office:value-type="float" office:value="764.2" calcext:value-type="float">
            <text:p>764,2</text:p>
          </table:table-cell>
          <table:table-cell office:value-type="float" office:value="761.3" calcext:value-type="float">
            <text:p>761,3</text:p>
          </table:table-cell>
          <table:table-cell office:value-type="float" office:value="758.7" calcext:value-type="float">
            <text:p>758,7</text:p>
          </table:table-cell>
          <table:table-cell office:value-type="float" office:value="758" calcext:value-type="float">
            <text:p>758,0</text:p>
          </table:table-cell>
          <table:table-cell office:value-type="float" office:value="759.3" calcext:value-type="float">
            <text:p>759,3</text:p>
          </table:table-cell>
          <table:table-cell office:value-type="float" office:value="757.9" calcext:value-type="float">
            <text:p>757,9</text:p>
          </table:table-cell>
          <table:table-cell table:number-columns-repeated="2" office:value-type="float" office:value="756.6" calcext:value-type="float">
            <text:p>756,6</text:p>
          </table:table-cell>
          <table:table-cell office:value-type="float" office:value="755.8" calcext:value-type="float">
            <text:p>755,8</text:p>
          </table:table-cell>
          <table:table-cell office:value-type="float" office:value="758.8" calcext:value-type="float">
            <text:p>758,8</text:p>
          </table:table-cell>
          <table:table-cell office:value-type="float" office:value="759.6" calcext:value-type="float">
            <text:p>759,6</text:p>
          </table:table-cell>
          <table:table-cell office:value-type="float" office:value="758.9" calcext:value-type="float">
            <text:p>758,9</text:p>
          </table:table-cell>
          <table:table-cell office:value-type="float" office:value="759.2" calcext:value-type="float">
            <text:p>759,2</text:p>
          </table:table-cell>
          <table:table-cell table:number-columns-repeated="4"/>
        </table:table-row>
        <table:table-row table:style-name="ro1">
          <table:table-cell office:value-type="date" office:date-value="2019-07-31" calcext:value-type="date">
            <text:p>31.07.19</text:p>
          </table:table-cell>
          <table:table-cell office:value-type="float" office:value="755.5" calcext:value-type="float">
            <text:p>755,5</text:p>
          </table:table-cell>
          <table:table-cell office:value-type="float" office:value="757.1" calcext:value-type="float">
            <text:p>757,1</text:p>
          </table:table-cell>
          <table:table-cell office:value-type="float" office:value="757.2" calcext:value-type="float">
            <text:p>757,2</text:p>
          </table:table-cell>
          <table:table-cell office:value-type="float" office:value="759.5" calcext:value-type="float">
            <text:p>759,5</text:p>
          </table:table-cell>
          <table:table-cell office:value-type="float" office:value="760.1" calcext:value-type="float">
            <text:p>760,1</text:p>
          </table:table-cell>
          <table:table-cell office:value-type="float" office:value="759.5" calcext:value-type="float">
            <text:p>759,5</text:p>
          </table:table-cell>
          <table:table-cell office:value-type="float" office:value="756.9" calcext:value-type="float">
            <text:p>756,9</text:p>
          </table:table-cell>
          <table:table-cell office:value-type="float" office:value="755.1" calcext:value-type="float">
            <text:p>755,1</text:p>
          </table:table-cell>
          <table:table-cell office:value-type="float" office:value="757.3" calcext:value-type="float">
            <text:p>757,3</text:p>
          </table:table-cell>
          <table:table-cell office:value-type="float" office:value="757.1" calcext:value-type="float">
            <text:p>757,1</text:p>
          </table:table-cell>
          <table:table-cell office:value-type="float" office:value="759.4" calcext:value-type="float">
            <text:p>759,4</text:p>
          </table:table-cell>
          <table:table-cell office:value-type="float" office:value="757.5" calcext:value-type="float">
            <text:p>757,5</text:p>
          </table:table-cell>
          <table:table-cell office:value-type="float" office:value="755.1" calcext:value-type="float">
            <text:p>755,1</text:p>
          </table:table-cell>
          <table:table-cell office:value-type="float" office:value="757.6" calcext:value-type="float">
            <text:p>757,6</text:p>
          </table:table-cell>
          <table:table-cell office:value-type="float" office:value="759.7" calcext:value-type="float">
            <text:p>759,7</text:p>
          </table:table-cell>
          <table:table-cell office:value-type="float" office:value="757.8" calcext:value-type="float">
            <text:p>757,8</text:p>
          </table:table-cell>
          <table:table-cell office:value-type="float" office:value="760" calcext:value-type="float">
            <text:p>760,0</text:p>
          </table:table-cell>
          <table:table-cell table:number-columns-repeated="2" office:value-type="float" office:value="760.5" calcext:value-type="float">
            <text:p>760,5</text:p>
          </table:table-cell>
          <table:table-cell office:value-type="float" office:value="758.8" calcext:value-type="float">
            <text:p>758,8</text:p>
          </table:table-cell>
          <table:table-cell office:value-type="float" office:value="757.6" calcext:value-type="float">
            <text:p>757,6</text:p>
          </table:table-cell>
          <table:table-cell office:value-type="float" office:value="755.9" calcext:value-type="float">
            <text:p>755,9</text:p>
          </table:table-cell>
          <table:table-cell office:value-type="float" office:value="754.8" calcext:value-type="float">
            <text:p>754,8</text:p>
          </table:table-cell>
          <table:table-cell office:value-type="float" office:value="758.1" calcext:value-type="float">
            <text:p>758,1</text:p>
          </table:table-cell>
          <table:table-cell table:number-columns-repeated="4"/>
        </table:table-row>
        <table:table-row table:style-name="ro1">
          <table:table-cell office:value-type="date" office:date-value="2019-08-01" calcext:value-type="date">
            <text:p>01.08.19</text:p>
          </table:table-cell>
          <table:table-cell office:value-type="float" office:value="758.2" calcext:value-type="float">
            <text:p>758,2</text:p>
          </table:table-cell>
          <table:table-cell office:value-type="float" office:value="760.1" calcext:value-type="float">
            <text:p>760,1</text:p>
          </table:table-cell>
          <table:table-cell office:value-type="float" office:value="759.8" calcext:value-type="float">
            <text:p>759,8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2" calcext:value-type="float">
            <text:p>759,2</text:p>
          </table:table-cell>
          <table:table-cell office:value-type="float" office:value="761.6" calcext:value-type="float">
            <text:p>761,6</text:p>
          </table:table-cell>
          <table:table-cell office:value-type="float" office:value="759.9" calcext:value-type="float">
            <text:p>759,9</text:p>
          </table:table-cell>
          <table:table-cell office:value-type="float" office:value="762.8" calcext:value-type="float">
            <text:p>762,8</text:p>
          </table:table-cell>
          <table:table-cell office:value-type="float" office:value="759.7" calcext:value-type="float">
            <text:p>759,7</text:p>
          </table:table-cell>
          <table:table-cell office:value-type="float" office:value="762.4" calcext:value-type="float">
            <text:p>762,4</text:p>
          </table:table-cell>
          <table:table-cell office:value-type="float" office:value="760.8" calcext:value-type="float">
            <text:p>760,8</text:p>
          </table:table-cell>
          <table:table-cell office:value-type="float" office:value="759.9" calcext:value-type="float">
            <text:p>759,9</text:p>
          </table:table-cell>
          <table:table-cell office:value-type="float" office:value="762.8" calcext:value-type="float">
            <text:p>762,8</text:p>
          </table:table-cell>
          <table:table-cell office:value-type="float" office:value="764.2" calcext:value-type="float">
            <text:p>764,2</text:p>
          </table:table-cell>
          <table:table-cell office:value-type="float" office:value="766.1" calcext:value-type="float">
            <text:p>766,1</text:p>
          </table:table-cell>
          <table:table-cell office:value-type="float" office:value="763.6" calcext:value-type="float">
            <text:p>763,6</text:p>
          </table:table-cell>
          <table:table-cell office:value-type="float" office:value="763.3" calcext:value-type="float">
            <text:p>763,3</text:p>
          </table:table-cell>
          <table:table-cell office:value-type="float" office:value="760" calcext:value-type="float">
            <text:p>760,0</text:p>
          </table:table-cell>
          <table:table-cell office:value-type="float" office:value="757.3" calcext:value-type="float">
            <text:p>757,3</text:p>
          </table:table-cell>
          <table:table-cell table:number-columns-repeated="2" office:value-type="float" office:value="756.6" calcext:value-type="float">
            <text:p>756,6</text:p>
          </table:table-cell>
          <table:table-cell office:value-type="float" office:value="758.9" calcext:value-type="float">
            <text:p>758,9</text:p>
          </table:table-cell>
          <table:table-cell office:value-type="float" office:value="761.4" calcext:value-type="float">
            <text:p>761,4</text:p>
          </table:table-cell>
          <table:table-cell office:value-type="float" office:value="762.8" calcext:value-type="float">
            <text:p>762,8</text:p>
          </table:table-cell>
          <table:table-cell table:number-columns-repeated="4"/>
        </table:table-row>
        <table:table-row table:style-name="ro1">
          <table:table-cell office:value-type="date" office:date-value="2019-08-02" calcext:value-type="date">
            <text:p>02.08.19</text:p>
          </table:table-cell>
          <table:table-cell office:value-type="float" office:value="765.6" calcext:value-type="float">
            <text:p>765,6</text:p>
          </table:table-cell>
          <table:table-cell office:value-type="float" office:value="766.7" calcext:value-type="float">
            <text:p>766,7</text:p>
          </table:table-cell>
          <table:table-cell office:value-type="float" office:value="764.5" calcext:value-type="float">
            <text:p>764,5</text:p>
          </table:table-cell>
          <table:table-cell office:value-type="float" office:value="765.1" calcext:value-type="float">
            <text:p>765,1</text:p>
          </table:table-cell>
          <table:table-cell office:value-type="float" office:value="766" calcext:value-type="float">
            <text:p>766,0</text:p>
          </table:table-cell>
          <table:table-cell office:value-type="float" office:value="766.5" calcext:value-type="float">
            <text:p>766,5</text:p>
          </table:table-cell>
          <table:table-cell office:value-type="float" office:value="765.6" calcext:value-type="float">
            <text:p>765,6</text:p>
          </table:table-cell>
          <table:table-cell office:value-type="float" office:value="763.2" calcext:value-type="float">
            <text:p>763,2</text:p>
          </table:table-cell>
          <table:table-cell office:value-type="float" office:value="762.9" calcext:value-type="float">
            <text:p>762,9</text:p>
          </table:table-cell>
          <table:table-cell office:value-type="float" office:value="764.2" calcext:value-type="float">
            <text:p>764,2</text:p>
          </table:table-cell>
          <table:table-cell office:value-type="float" office:value="762.1" calcext:value-type="float">
            <text:p>762,1</text:p>
          </table:table-cell>
          <table:table-cell office:value-type="float" office:value="763.8" calcext:value-type="float">
            <text:p>763,8</text:p>
          </table:table-cell>
          <table:table-cell office:value-type="float" office:value="765.9" calcext:value-type="float">
            <text:p>765,9</text:p>
          </table:table-cell>
          <table:table-cell office:value-type="float" office:value="762.8" calcext:value-type="float">
            <text:p>762,8</text:p>
          </table:table-cell>
          <table:table-cell office:value-type="float" office:value="759.8" calcext:value-type="float">
            <text:p>759,8</text:p>
          </table:table-cell>
          <table:table-cell office:value-type="float" office:value="762.7" calcext:value-type="float">
            <text:p>762,7</text:p>
          </table:table-cell>
          <table:table-cell office:value-type="float" office:value="765.4" calcext:value-type="float">
            <text:p>765,4</text:p>
          </table:table-cell>
          <table:table-cell office:value-type="float" office:value="764.6" calcext:value-type="float">
            <text:p>764,6</text:p>
          </table:table-cell>
          <table:table-cell office:value-type="float" office:value="766.1" calcext:value-type="float">
            <text:p>766,1</text:p>
          </table:table-cell>
          <table:table-cell office:value-type="float" office:value="768.3" calcext:value-type="float">
            <text:p>768,3</text:p>
          </table:table-cell>
          <table:table-cell office:value-type="float" office:value="765.4" calcext:value-type="float">
            <text:p>765,4</text:p>
          </table:table-cell>
          <table:table-cell office:value-type="float" office:value="767.4" calcext:value-type="float">
            <text:p>767,4</text:p>
          </table:table-cell>
          <table:table-cell office:value-type="float" office:value="764.8" calcext:value-type="float">
            <text:p>764,8</text:p>
          </table:table-cell>
          <table:table-cell office:value-type="float" office:value="765" calcext:value-type="float">
            <text:p>765,0</text:p>
          </table:table-cell>
          <table:table-cell table:number-columns-repeated="4"/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762.9" calcext:value-type="float">
            <text:p>762,9</text:p>
          </table:table-cell>
          <table:table-cell office:value-type="float" office:value="764.1" calcext:value-type="float">
            <text:p>764,1</text:p>
          </table:table-cell>
          <table:table-cell office:value-type="float" office:value="765.6" calcext:value-type="float">
            <text:p>765,6</text:p>
          </table:table-cell>
          <table:table-cell office:value-type="float" office:value="766.5" calcext:value-type="float">
            <text:p>766,5</text:p>
          </table:table-cell>
          <table:table-cell office:value-type="float" office:value="764.8" calcext:value-type="float">
            <text:p>764,8</text:p>
          </table:table-cell>
          <table:table-cell office:value-type="float" office:value="763.4" calcext:value-type="float">
            <text:p>763,4</text:p>
          </table:table-cell>
          <table:table-cell office:value-type="float" office:value="761.6" calcext:value-type="float">
            <text:p>761,6</text:p>
          </table:table-cell>
          <table:table-cell office:value-type="float" office:value="763.8" calcext:value-type="float">
            <text:p>763,8</text:p>
          </table:table-cell>
          <table:table-cell office:value-type="float" office:value="762" calcext:value-type="float">
            <text:p>762,0</text:p>
          </table:table-cell>
          <table:table-cell office:value-type="float" office:value="761" calcext:value-type="float">
            <text:p>761,0</text:p>
          </table:table-cell>
          <table:table-cell office:value-type="float" office:value="762.8" calcext:value-type="float">
            <text:p>762,8</text:p>
          </table:table-cell>
          <table:table-cell office:value-type="float" office:value="763" calcext:value-type="float">
            <text:p>763,0</text:p>
          </table:table-cell>
          <table:table-cell office:value-type="float" office:value="764.7" calcext:value-type="float">
            <text:p>764,7</text:p>
          </table:table-cell>
          <table:table-cell office:value-type="float" office:value="765.8" calcext:value-type="float">
            <text:p>765,8</text:p>
          </table:table-cell>
          <table:table-cell office:value-type="float" office:value="768.2" calcext:value-type="float">
            <text:p>768,2</text:p>
          </table:table-cell>
          <table:table-cell office:value-type="float" office:value="765" calcext:value-type="float">
            <text:p>765,0</text:p>
          </table:table-cell>
          <table:table-cell office:value-type="float" office:value="765.1" calcext:value-type="float">
            <text:p>765,1</text:p>
          </table:table-cell>
          <table:table-cell office:value-type="float" office:value="765.8" calcext:value-type="float">
            <text:p>765,8</text:p>
          </table:table-cell>
          <table:table-cell office:value-type="float" office:value="766" calcext:value-type="float">
            <text:p>766,0</text:p>
          </table:table-cell>
          <table:table-cell office:value-type="float" office:value="764.9" calcext:value-type="float">
            <text:p>764,9</text:p>
          </table:table-cell>
          <table:table-cell office:value-type="float" office:value="765.3" calcext:value-type="float">
            <text:p>765,3</text:p>
          </table:table-cell>
          <table:table-cell office:value-type="float" office:value="766.8" calcext:value-type="float">
            <text:p>766,8</text:p>
          </table:table-cell>
          <table:table-cell office:value-type="float" office:value="766.2" calcext:value-type="float">
            <text:p>766,2</text:p>
          </table:table-cell>
          <table:table-cell office:value-type="float" office:value="767.3" calcext:value-type="float">
            <text:p>767,3</text:p>
          </table:table-cell>
          <table:table-cell table:number-columns-repeated="4"/>
        </table:table-row>
        <table:table-row table:style-name="ro1">
          <table:table-cell office:value-type="date" office:date-value="2019-08-04" calcext:value-type="date">
            <text:p>04.08.19</text:p>
          </table:table-cell>
          <table:table-cell office:value-type="float" office:value="769.7" calcext:value-type="float">
            <text:p>769,7</text:p>
          </table:table-cell>
          <table:table-cell office:value-type="float" office:value="767.3" calcext:value-type="float">
            <text:p>767,3</text:p>
          </table:table-cell>
          <table:table-cell office:value-type="float" office:value="764.3" calcext:value-type="float">
            <text:p>76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68.2" calcext:value-type="float">
            <text:p>768,2</text:p>
          </table:table-cell>
          <table:table-cell office:value-type="float" office:value="768.4" calcext:value-type="float">
            <text:p>768,4</text:p>
          </table:table-cell>
          <table:table-cell office:value-type="float" office:value="769.2" calcext:value-type="float">
            <text:p>769,2</text:p>
          </table:table-cell>
          <table:table-cell office:value-type="float" office:value="767" calcext:value-type="float">
            <text:p>767,0</text:p>
          </table:table-cell>
          <table:table-cell office:value-type="float" office:value="765.4" calcext:value-type="float">
            <text:p>765,4</text:p>
          </table:table-cell>
          <table:table-cell office:value-type="float" office:value="765" calcext:value-type="float">
            <text:p>765,0</text:p>
          </table:table-cell>
          <table:table-cell office:value-type="float" office:value="766.4" calcext:value-type="float">
            <text:p>766,4</text:p>
          </table:table-cell>
          <table:table-cell table:number-columns-repeated="2" office:value-type="float" office:value="768" calcext:value-type="float">
            <text:p>768,0</text:p>
          </table:table-cell>
          <table:table-cell office:value-type="float" office:value="767.1" calcext:value-type="float">
            <text:p>767,1</text:p>
          </table:table-cell>
          <table:table-cell office:value-type="float" office:value="768.7" calcext:value-type="float">
            <text:p>768,7</text:p>
          </table:table-cell>
          <table:table-cell office:value-type="float" office:value="770.6" calcext:value-type="float">
            <text:p>770,6</text:p>
          </table:table-cell>
          <table:table-cell office:value-type="float" office:value="771.6" calcext:value-type="float">
            <text:p>771,6</text:p>
          </table:table-cell>
          <table:table-cell office:value-type="float" office:value="771.9" calcext:value-type="float">
            <text:p>771,9</text:p>
          </table:table-cell>
          <table:table-cell office:value-type="float" office:value="771.6" calcext:value-type="float">
            <text:p>771,6</text:p>
          </table:table-cell>
          <table:table-cell office:value-type="float" office:value="770.3" calcext:value-type="float">
            <text:p>770,3</text:p>
          </table:table-cell>
          <table:table-cell office:value-type="float" office:value="769.5" calcext:value-type="float">
            <text:p>769,5</text:p>
          </table:table-cell>
          <table:table-cell office:value-type="float" office:value="771.4" calcext:value-type="float">
            <text:p>771,4</text:p>
          </table:table-cell>
          <table:table-cell office:value-type="float" office:value="770.7" calcext:value-type="float">
            <text:p>770,7</text:p>
          </table:table-cell>
          <table:table-cell office:value-type="float" office:value="767" calcext:value-type="float">
            <text:p>767,0</text:p>
          </table:table-cell>
          <table:table-cell table:number-columns-repeated="4"/>
        </table:table-row>
        <table:table-row table:style-name="ro1">
          <table:table-cell office:value-type="date" office:date-value="2019-08-05" calcext:value-type="date">
            <text:p>05.08.19</text:p>
          </table:table-cell>
          <table:table-cell office:value-type="float" office:value="768" calcext:value-type="float">
            <text:p>768,0</text:p>
          </table:table-cell>
          <table:table-cell office:value-type="float" office:value="769.6" calcext:value-type="float">
            <text:p>769,6</text:p>
          </table:table-cell>
          <table:table-cell office:value-type="float" office:value="768.6" calcext:value-type="float">
            <text:p>768,6</text:p>
          </table:table-cell>
          <table:table-cell office:value-type="float" office:value="768" calcext:value-type="float">
            <text:p>768,0</text:p>
          </table:table-cell>
          <table:table-cell office:value-type="float" office:value="765.6" calcext:value-type="float">
            <text:p>765,6</text:p>
          </table:table-cell>
          <table:table-cell office:value-type="float" office:value="766.9" calcext:value-type="float">
            <text:p>766,9</text:p>
          </table:table-cell>
          <table:table-cell office:value-type="float" office:value="768.1" calcext:value-type="float">
            <text:p>768,1</text:p>
          </table:table-cell>
          <table:table-cell office:value-type="float" office:value="765.2" calcext:value-type="float">
            <text:p>765,2</text:p>
          </table:table-cell>
          <table:table-cell office:value-type="float" office:value="762.4" calcext:value-type="float">
            <text:p>762,4</text:p>
          </table:table-cell>
          <table:table-cell office:value-type="float" office:value="761" calcext:value-type="float">
            <text:p>761,0</text:p>
          </table:table-cell>
          <table:table-cell office:value-type="float" office:value="758.4" calcext:value-type="float">
            <text:p>758,4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1" calcext:value-type="float">
            <text:p>762,1</text:p>
          </table:table-cell>
          <table:table-cell office:value-type="float" office:value="763.4" calcext:value-type="float">
            <text:p>763,4</text:p>
          </table:table-cell>
          <table:table-cell office:value-type="float" office:value="763.1" calcext:value-type="float">
            <text:p>763,1</text:p>
          </table:table-cell>
          <table:table-cell office:value-type="float" office:value="764.3" calcext:value-type="float">
            <text:p>764,3</text:p>
          </table:table-cell>
          <table:table-cell office:value-type="float" office:value="763.9" calcext:value-type="float">
            <text:p>763,9</text:p>
          </table:table-cell>
          <table:table-cell office:value-type="float" office:value="765.4" calcext:value-type="float">
            <text:p>765,4</text:p>
          </table:table-cell>
          <table:table-cell office:value-type="float" office:value="767.5" calcext:value-type="float">
            <text:p>767,5</text:p>
          </table:table-cell>
          <table:table-cell table:number-columns-repeated="2" office:value-type="float" office:value="764.4" calcext:value-type="float">
            <text:p>764,4</text:p>
          </table:table-cell>
          <table:table-cell office:value-type="float" office:value="762.1" calcext:value-type="float">
            <text:p>762,1</text:p>
          </table:table-cell>
          <table:table-cell office:value-type="float" office:value="762.9" calcext:value-type="float">
            <text:p>762,9</text:p>
          </table:table-cell>
          <table:table-cell table:number-columns-repeated="4"/>
        </table:table-row>
        <table:table-row table:style-name="ro1">
          <table:table-cell office:value-type="date" office:date-value="2019-08-06" calcext:value-type="date">
            <text:p>06.08.19</text:p>
          </table:table-cell>
          <table:table-cell office:value-type="float" office:value="761.2" calcext:value-type="float">
            <text:p>761,2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7" calcext:value-type="float">
            <text:p>761,7</text:p>
          </table:table-cell>
          <table:table-cell office:value-type="float" office:value="764" calcext:value-type="float">
            <text:p>764,0</text:p>
          </table:table-cell>
          <table:table-cell office:value-type="float" office:value="765.9" calcext:value-type="float">
            <text:p>765,9</text:p>
          </table:table-cell>
          <table:table-cell office:value-type="float" office:value="768.2" calcext:value-type="float">
            <text:p>768,2</text:p>
          </table:table-cell>
          <table:table-cell office:value-type="float" office:value="764.8" calcext:value-type="float">
            <text:p>764,8</text:p>
          </table:table-cell>
          <table:table-cell office:value-type="float" office:value="763.1" calcext:value-type="float">
            <text:p>763,1</text:p>
          </table:table-cell>
          <table:table-cell office:value-type="float" office:value="765.4" calcext:value-type="float">
            <text:p>765,4</text:p>
          </table:table-cell>
          <table:table-cell office:value-type="float" office:value="764.4" calcext:value-type="float">
            <text:p>764,4</text:p>
          </table:table-cell>
          <table:table-cell table:number-columns-repeated="2" office:value-type="float" office:value="762.3" calcext:value-type="float">
            <text:p>762,3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8" calcext:value-type="float">
            <text:p>762,8</text:p>
          </table:table-cell>
          <table:table-cell office:value-type="float" office:value="763.7" calcext:value-type="float">
            <text:p>763,7</text:p>
          </table:table-cell>
          <table:table-cell office:value-type="float" office:value="761.3" calcext:value-type="float">
            <text:p>761,3</text:p>
          </table:table-cell>
          <table:table-cell office:value-type="float" office:value="758.3" calcext:value-type="float">
            <text:p>758,3</text:p>
          </table:table-cell>
          <table:table-cell office:value-type="float" office:value="760.8" calcext:value-type="float">
            <text:p>760,8</text:p>
          </table:table-cell>
          <table:table-cell office:value-type="float" office:value="762.2" calcext:value-type="float">
            <text:p>762,2</text:p>
          </table:table-cell>
          <table:table-cell office:value-type="float" office:value="762.1" calcext:value-type="float">
            <text:p>762,1</text:p>
          </table:table-cell>
          <table:table-cell office:value-type="float" office:value="764.5" calcext:value-type="float">
            <text:p>764,5</text:p>
          </table:table-cell>
          <table:table-cell office:value-type="float" office:value="761.9" calcext:value-type="float">
            <text:p>761,9</text:p>
          </table:table-cell>
          <table:table-cell office:value-type="float" office:value="761" calcext:value-type="float">
            <text:p>761,0</text:p>
          </table:table-cell>
          <table:table-cell office:value-type="float" office:value="761.7" calcext:value-type="float">
            <text:p>761,7</text:p>
          </table:table-cell>
          <table:table-cell table:number-columns-repeated="4"/>
        </table:table-row>
        <table:table-row table:style-name="ro1">
          <table:table-cell office:value-type="date" office:date-value="2019-08-07" calcext:value-type="date">
            <text:p>07.08.19</text:p>
          </table:table-cell>
          <table:table-cell office:value-type="float" office:value="760.4" calcext:value-type="float">
            <text:p>760,4</text:p>
          </table:table-cell>
          <table:table-cell table:number-columns-repeated="2" office:value-type="float" office:value="763.1" calcext:value-type="float">
            <text:p>763,1</text:p>
          </table:table-cell>
          <table:table-cell office:value-type="float" office:value="763.9" calcext:value-type="float">
            <text:p>763,9</text:p>
          </table:table-cell>
          <table:table-cell office:value-type="float" office:value="765.5" calcext:value-type="float">
            <text:p>765,5</text:p>
          </table:table-cell>
          <table:table-cell office:value-type="float" office:value="766.2" calcext:value-type="float">
            <text:p>766,2</text:p>
          </table:table-cell>
          <table:table-cell office:value-type="float" office:value="766.9" calcext:value-type="float">
            <text:p>766,9</text:p>
          </table:table-cell>
          <table:table-cell office:value-type="float" office:value="763.3" calcext:value-type="float">
            <text:p>763,3</text:p>
          </table:table-cell>
          <table:table-cell office:value-type="float" office:value="761.7" calcext:value-type="float">
            <text:p>761,7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4" calcext:value-type="float">
            <text:p>760,4</text:p>
          </table:table-cell>
          <table:table-cell office:value-type="float" office:value="757.4" calcext:value-type="float">
            <text:p>757,4</text:p>
          </table:table-cell>
          <table:table-cell office:value-type="float" office:value="755.7" calcext:value-type="float">
            <text:p>755,7</text:p>
          </table:table-cell>
          <table:table-cell office:value-type="float" office:value="758.7" calcext:value-type="float">
            <text:p>758,7</text:p>
          </table:table-cell>
          <table:table-cell office:value-type="float" office:value="757.9" calcext:value-type="float">
            <text:p>757,9</text:p>
          </table:table-cell>
          <table:table-cell office:value-type="float" office:value="756.8" calcext:value-type="float">
            <text:p>756,8</text:p>
          </table:table-cell>
          <table:table-cell office:value-type="float" office:value="758.5" calcext:value-type="float">
            <text:p>758,5</text:p>
          </table:table-cell>
          <table:table-cell office:value-type="float" office:value="758.8" calcext:value-type="float">
            <text:p>758,8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3" calcext:value-type="float">
            <text:p>758,3</text:p>
          </table:table-cell>
          <table:table-cell office:value-type="float" office:value="759.4" calcext:value-type="float">
            <text:p>759,4</text:p>
          </table:table-cell>
          <table:table-cell office:value-type="float" office:value="760.7" calcext:value-type="float">
            <text:p>760,7</text:p>
          </table:table-cell>
          <table:table-cell office:value-type="float" office:value="761.6" calcext:value-type="float">
            <text:p>761,6</text:p>
          </table:table-cell>
          <table:table-cell office:value-type="float" office:value="762.9" calcext:value-type="float">
            <text:p>762,9</text:p>
          </table:table-cell>
          <table:table-cell table:number-columns-repeated="4"/>
        </table:table-row>
        <table:table-row table:style-name="ro1">
          <table:table-cell office:value-type="date" office:date-value="2019-08-08" calcext:value-type="date">
            <text:p>08.08.19</text:p>
          </table:table-cell>
          <table:table-cell office:value-type="float" office:value="764.3" calcext:value-type="float">
            <text:p>764,3</text:p>
          </table:table-cell>
          <table:table-cell office:value-type="float" office:value="763" calcext:value-type="float">
            <text:p>763,0</text:p>
          </table:table-cell>
          <table:table-cell office:value-type="float" office:value="765.3" calcext:value-type="float">
            <text:p>765,3</text:p>
          </table:table-cell>
          <table:table-cell office:value-type="float" office:value="762.1" calcext:value-type="float">
            <text:p>762,1</text:p>
          </table:table-cell>
          <table:table-cell office:value-type="float" office:value="761.8" calcext:value-type="float">
            <text:p>761,8</text:p>
          </table:table-cell>
          <table:table-cell office:value-type="float" office:value="763.7" calcext:value-type="float">
            <text:p>763,7</text:p>
          </table:table-cell>
          <table:table-cell office:value-type="float" office:value="762.1" calcext:value-type="float">
            <text:p>762,1</text:p>
          </table:table-cell>
          <table:table-cell office:value-type="float" office:value="759.9" calcext:value-type="float">
            <text:p>759,9</text:p>
          </table:table-cell>
          <table:table-cell office:value-type="float" office:value="761.7" calcext:value-type="float">
            <text:p>761,7</text:p>
          </table:table-cell>
          <table:table-cell office:value-type="float" office:value="762.5" calcext:value-type="float">
            <text:p>762,5</text:p>
          </table:table-cell>
          <table:table-cell office:value-type="float" office:value="760.6" calcext:value-type="float">
            <text:p>760,6</text:p>
          </table:table-cell>
          <table:table-cell office:value-type="float" office:value="759.4" calcext:value-type="float">
            <text:p>759,4</text:p>
          </table:table-cell>
          <table:table-cell table:number-columns-repeated="2" office:value-type="float" office:value="759.3" calcext:value-type="float">
            <text:p>759,3</text:p>
          </table:table-cell>
          <table:table-cell office:value-type="float" office:value="759.6" calcext:value-type="float">
            <text:p>759,6</text:p>
          </table:table-cell>
          <table:table-cell office:value-type="float" office:value="760" calcext:value-type="float">
            <text:p>760,0</text:p>
          </table:table-cell>
          <table:table-cell office:value-type="float" office:value="758" calcext:value-type="float">
            <text:p>758,0</text:p>
          </table:table-cell>
          <table:table-cell office:value-type="float" office:value="760.5" calcext:value-type="float">
            <text:p>760,5</text:p>
          </table:table-cell>
          <table:table-cell office:value-type="float" office:value="758.5" calcext:value-type="float">
            <text:p>758,5</text:p>
          </table:table-cell>
          <table:table-cell office:value-type="float" office:value="759.2" calcext:value-type="float">
            <text:p>759,2</text:p>
          </table:table-cell>
          <table:table-cell office:value-type="float" office:value="761.4" calcext:value-type="float">
            <text:p>761,4</text:p>
          </table:table-cell>
          <table:table-cell office:value-type="float" office:value="764" calcext:value-type="float">
            <text:p>764,0</text:p>
          </table:table-cell>
          <table:table-cell office:value-type="float" office:value="761.5" calcext:value-type="float">
            <text:p>761,5</text:p>
          </table:table-cell>
          <table:table-cell office:value-type="float" office:value="760.7" calcext:value-type="float">
            <text:p>760,7</text:p>
          </table:table-cell>
          <table:table-cell table:number-columns-repeated="4"/>
        </table:table-row>
        <table:table-row table:style-name="ro1">
          <table:table-cell office:value-type="date" office:date-value="2019-08-09" calcext:value-type="date">
            <text:p>09.08.19</text:p>
          </table:table-cell>
          <table:table-cell office:value-type="float" office:value="761.7" calcext:value-type="float">
            <text:p>761,7</text:p>
          </table:table-cell>
          <table:table-cell office:value-type="float" office:value="764.1" calcext:value-type="float">
            <text:p>764,1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8" calcext:value-type="float">
            <text:p>762,8</text:p>
          </table:table-cell>
          <table:table-cell office:value-type="float" office:value="760.4" calcext:value-type="float">
            <text:p>760,4</text:p>
          </table:table-cell>
          <table:table-cell office:value-type="float" office:value="763" calcext:value-type="float">
            <text:p>763,0</text:p>
          </table:table-cell>
          <table:table-cell office:value-type="float" office:value="764.4" calcext:value-type="float">
            <text:p>764,4</text:p>
          </table:table-cell>
          <table:table-cell office:value-type="float" office:value="761.8" calcext:value-type="float">
            <text:p>761,8</text:p>
          </table:table-cell>
          <table:table-cell office:value-type="float" office:value="763.3" calcext:value-type="float">
            <text:p>763,3</text:p>
          </table:table-cell>
          <table:table-cell office:value-type="float" office:value="760.1" calcext:value-type="float">
            <text:p>760,1</text:p>
          </table:table-cell>
          <table:table-cell office:value-type="float" office:value="758.2" calcext:value-type="float">
            <text:p>758,2</text:p>
          </table:table-cell>
          <table:table-cell office:value-type="float" office:value="757.4" calcext:value-type="float">
            <text:p>757,4</text:p>
          </table:table-cell>
          <table:table-cell office:value-type="float" office:value="757.2" calcext:value-type="float">
            <text:p>757,2</text:p>
          </table:table-cell>
          <table:table-cell office:value-type="float" office:value="754.7" calcext:value-type="float">
            <text:p>754,7</text:p>
          </table:table-cell>
          <table:table-cell office:value-type="float" office:value="757.5" calcext:value-type="float">
            <text:p>757,5</text:p>
          </table:table-cell>
          <table:table-cell office:value-type="float" office:value="756.4" calcext:value-type="float">
            <text:p>756,4</text:p>
          </table:table-cell>
          <table:table-cell office:value-type="float" office:value="759.2" calcext:value-type="float">
            <text:p>759,2</text:p>
          </table:table-cell>
          <table:table-cell office:value-type="float" office:value="758.2" calcext:value-type="float">
            <text:p>758,2</text:p>
          </table:table-cell>
          <table:table-cell office:value-type="float" office:value="759.6" calcext:value-type="float">
            <text:p>759,6</text:p>
          </table:table-cell>
          <table:table-cell office:value-type="float" office:value="760.2" calcext:value-type="float">
            <text:p>760,2</text:p>
          </table:table-cell>
          <table:table-cell office:value-type="float" office:value="761.7" calcext:value-type="float">
            <text:p>761,7</text:p>
          </table:table-cell>
          <table:table-cell office:value-type="float" office:value="760.7" calcext:value-type="float">
            <text:p>760,7</text:p>
          </table:table-cell>
          <table:table-cell table:number-columns-repeated="2" office:value-type="float" office:value="762.9" calcext:value-type="float">
            <text:p>762,9</text:p>
          </table:table-cell>
          <table:table-cell table:number-columns-repeated="4"/>
        </table:table-row>
        <table:table-row table:style-name="ro1">
          <table:table-cell office:value-type="date" office:date-value="2019-08-10" calcext:value-type="date">
            <text:p>10.08.19</text:p>
          </table:table-cell>
          <table:table-cell office:value-type="float" office:value="764.3" calcext:value-type="float">
            <text:p>764,3</text:p>
          </table:table-cell>
          <table:table-cell office:value-type="float" office:value="764.6" calcext:value-type="float">
            <text:p>764,6</text:p>
          </table:table-cell>
          <table:table-cell office:value-type="float" office:value="765.4" calcext:value-type="float">
            <text:p>765,4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1" calcext:value-type="float">
            <text:p>759,1</text:p>
          </table:table-cell>
          <table:table-cell table:number-columns-repeated="2" office:value-type="float" office:value="758.8" calcext:value-type="float">
            <text:p>758,8</text:p>
          </table:table-cell>
          <table:table-cell office:value-type="float" office:value="756.3" calcext:value-type="float">
            <text:p>756,3</text:p>
          </table:table-cell>
          <table:table-cell office:value-type="float" office:value="755.5" calcext:value-type="float">
            <text:p>755,5</text:p>
          </table:table-cell>
          <table:table-cell office:value-type="float" office:value="757.6" calcext:value-type="float">
            <text:p>757,6</text:p>
          </table:table-cell>
          <table:table-cell office:value-type="float" office:value="759.4" calcext:value-type="float">
            <text:p>759,4</text:p>
          </table:table-cell>
          <table:table-cell office:value-type="float" office:value="757.8" calcext:value-type="float">
            <text:p>757,8</text:p>
          </table:table-cell>
          <table:table-cell office:value-type="float" office:value="755.3" calcext:value-type="float">
            <text:p>755,3</text:p>
          </table:table-cell>
          <table:table-cell office:value-type="float" office:value="755.2" calcext:value-type="float">
            <text:p>755,2</text:p>
          </table:table-cell>
          <table:table-cell office:value-type="float" office:value="758" calcext:value-type="float">
            <text:p>758,0</text:p>
          </table:table-cell>
          <table:table-cell office:value-type="float" office:value="759.4" calcext:value-type="float">
            <text:p>759,4</text:p>
          </table:table-cell>
          <table:table-cell office:value-type="float" office:value="761.6" calcext:value-type="float">
            <text:p>761,6</text:p>
          </table:table-cell>
          <table:table-cell office:value-type="float" office:value="763.5" calcext:value-type="float">
            <text:p>763,5</text:p>
          </table:table-cell>
          <table:table-cell office:value-type="float" office:value="764.2" calcext:value-type="float">
            <text:p>764,2</text:p>
          </table:table-cell>
          <table:table-cell office:value-type="float" office:value="762.2" calcext:value-type="float">
            <text:p>762,2</text:p>
          </table:table-cell>
          <table:table-cell office:value-type="float" office:value="764.3" calcext:value-type="float">
            <text:p>764,3</text:p>
          </table:table-cell>
          <table:table-cell office:value-type="float" office:value="765.1" calcext:value-type="float">
            <text:p>765,1</text:p>
          </table:table-cell>
          <table:table-cell office:value-type="float" office:value="764.4" calcext:value-type="float">
            <text:p>764,4</text:p>
          </table:table-cell>
          <table:table-cell office:value-type="float" office:value="764.9" calcext:value-type="float">
            <text:p>764,9</text:p>
          </table:table-cell>
          <table:table-cell table:number-columns-repeated="4"/>
        </table:table-row>
        <table:table-row table:style-name="ro1">
          <table:table-cell office:value-type="date" office:date-value="2019-08-11" calcext:value-type="date">
            <text:p>11.08.19</text:p>
          </table:table-cell>
          <table:table-cell office:value-type="float" office:value="763.2" calcext:value-type="float">
            <text:p>763,2</text:p>
          </table:table-cell>
          <table:table-cell office:value-type="float" office:value="762.4" calcext:value-type="float">
            <text:p>762,4</text:p>
          </table:table-cell>
          <table:table-cell office:value-type="float" office:value="760.9" calcext:value-type="float">
            <text:p>760,9</text:p>
          </table:table-cell>
          <table:table-cell office:value-type="float" office:value="761.3" calcext:value-type="float">
            <text:p>761,3</text:p>
          </table:table-cell>
          <table:table-cell office:value-type="float" office:value="759.6" calcext:value-type="float">
            <text:p>759,6</text:p>
          </table:table-cell>
          <table:table-cell office:value-type="float" office:value="759.8" calcext:value-type="float">
            <text:p>759,8</text:p>
          </table:table-cell>
          <table:table-cell office:value-type="float" office:value="758.7" calcext:value-type="float">
            <text:p>758,7</text:p>
          </table:table-cell>
          <table:table-cell office:value-type="float" office:value="758.5" calcext:value-type="float">
            <text:p>758,5</text:p>
          </table:table-cell>
          <table:table-cell office:value-type="float" office:value="755.8" calcext:value-type="float">
            <text:p>755,8</text:p>
          </table:table-cell>
          <table:table-cell office:value-type="float" office:value="753.3" calcext:value-type="float">
            <text:p>753,3</text:p>
          </table:table-cell>
          <table:table-cell office:value-type="float" office:value="755.2" calcext:value-type="float">
            <text:p>755,2</text:p>
          </table:table-cell>
          <table:table-cell office:value-type="float" office:value="753.4" calcext:value-type="float">
            <text:p>753,4</text:p>
          </table:table-cell>
          <table:table-cell office:value-type="float" office:value="752.9" calcext:value-type="float">
            <text:p>752,9</text:p>
          </table:table-cell>
          <table:table-cell office:value-type="float" office:value="752.5" calcext:value-type="float">
            <text:p>752,5</text:p>
          </table:table-cell>
          <table:table-cell office:value-type="float" office:value="752.4" calcext:value-type="float">
            <text:p>752,4</text:p>
          </table:table-cell>
          <table:table-cell office:value-type="float" office:value="754.3" calcext:value-type="float">
            <text:p>754,3</text:p>
          </table:table-cell>
          <table:table-cell office:value-type="float" office:value="757.7" calcext:value-type="float">
            <text:p>757,7</text:p>
          </table:table-cell>
          <table:table-cell office:value-type="float" office:value="757.3" calcext:value-type="float">
            <text:p>757,3</text:p>
          </table:table-cell>
          <table:table-cell office:value-type="float" office:value="760.3" calcext:value-type="float">
            <text:p>760,3</text:p>
          </table:table-cell>
          <table:table-cell office:value-type="float" office:value="759.4" calcext:value-type="float">
            <text:p>759,4</text:p>
          </table:table-cell>
          <table:table-cell office:value-type="float" office:value="756.7" calcext:value-type="float">
            <text:p>756,7</text:p>
          </table:table-cell>
          <table:table-cell office:value-type="float" office:value="755.4" calcext:value-type="float">
            <text:p>755,4</text:p>
          </table:table-cell>
          <table:table-cell office:value-type="float" office:value="753.8" calcext:value-type="float">
            <text:p>753,8</text:p>
          </table:table-cell>
          <table:table-cell office:value-type="float" office:value="752.6" calcext:value-type="float">
            <text:p>752,6</text:p>
          </table:table-cell>
          <table:table-cell table:number-columns-repeated="4"/>
        </table:table-row>
        <table:table-row table:style-name="ro1">
          <table:table-cell office:value-type="date" office:date-value="2019-08-12" calcext:value-type="date">
            <text:p>12.08.19</text:p>
          </table:table-cell>
          <table:table-cell office:value-type="float" office:value="754" calcext:value-type="float">
            <text:p>754,0</text:p>
          </table:table-cell>
          <table:table-cell office:value-type="float" office:value="752.4" calcext:value-type="float">
            <text:p>752,4</text:p>
          </table:table-cell>
          <table:table-cell office:value-type="float" office:value="750.3" calcext:value-type="float">
            <text:p>750,3</text:p>
          </table:table-cell>
          <table:table-cell office:value-type="float" office:value="753.2" calcext:value-type="float">
            <text:p>753,2</text:p>
          </table:table-cell>
          <table:table-cell office:value-type="float" office:value="756.6" calcext:value-type="float">
            <text:p>756,6</text:p>
          </table:table-cell>
          <table:table-cell office:value-type="float" office:value="759.7" calcext:value-type="float">
            <text:p>759,7</text:p>
          </table:table-cell>
          <table:table-cell office:value-type="float" office:value="757.2" calcext:value-type="float">
            <text:p>757,2</text:p>
          </table:table-cell>
          <table:table-cell office:value-type="float" office:value="758" calcext:value-type="float">
            <text:p>758,0</text:p>
          </table:table-cell>
          <table:table-cell office:value-type="float" office:value="755.9" calcext:value-type="float">
            <text:p>755,9</text:p>
          </table:table-cell>
          <table:table-cell office:value-type="float" office:value="753.7" calcext:value-type="float">
            <text:p>753,7</text:p>
          </table:table-cell>
          <table:table-cell office:value-type="float" office:value="756.7" calcext:value-type="float">
            <text:p>756,7</text:p>
          </table:table-cell>
          <table:table-cell office:value-type="float" office:value="754.9" calcext:value-type="float">
            <text:p>754,9</text:p>
          </table:table-cell>
          <table:table-cell office:value-type="float" office:value="753.2" calcext:value-type="float">
            <text:p>753,2</text:p>
          </table:table-cell>
          <table:table-cell office:value-type="float" office:value="755.7" calcext:value-type="float">
            <text:p>755,7</text:p>
          </table:table-cell>
          <table:table-cell office:value-type="float" office:value="757.8" calcext:value-type="float">
            <text:p>757,8</text:p>
          </table:table-cell>
          <table:table-cell office:value-type="float" office:value="755.6" calcext:value-type="float">
            <text:p>755,6</text:p>
          </table:table-cell>
          <table:table-cell office:value-type="float" office:value="753.1" calcext:value-type="float">
            <text:p>753,1</text:p>
          </table:table-cell>
          <table:table-cell office:value-type="float" office:value="754.6" calcext:value-type="float">
            <text:p>754,6</text:p>
          </table:table-cell>
          <table:table-cell office:value-type="float" office:value="753.7" calcext:value-type="float">
            <text:p>753,7</text:p>
          </table:table-cell>
          <table:table-cell office:value-type="float" office:value="757" calcext:value-type="float">
            <text:p>757,0</text:p>
          </table:table-cell>
          <table:table-cell office:value-type="float" office:value="755.3" calcext:value-type="float">
            <text:p>755,3</text:p>
          </table:table-cell>
          <table:table-cell office:value-type="float" office:value="754.1" calcext:value-type="float">
            <text:p>754,1</text:p>
          </table:table-cell>
          <table:table-cell office:value-type="float" office:value="753.5" calcext:value-type="float">
            <text:p>753,5</text:p>
          </table:table-cell>
          <table:table-cell office:value-type="float" office:value="752.1" calcext:value-type="float">
            <text:p>752,1</text:p>
          </table:table-cell>
          <table:table-cell table:number-columns-repeated="4"/>
        </table:table-row>
        <table:table-row table:style-name="ro1">
          <table:table-cell office:value-type="date" office:date-value="2019-08-13" calcext:value-type="date">
            <text:p>13.08.19</text:p>
          </table:table-cell>
          <table:table-cell office:value-type="float" office:value="751.8" calcext:value-type="float">
            <text:p>751,8</text:p>
          </table:table-cell>
          <table:table-cell office:value-type="float" office:value="754.4" calcext:value-type="float">
            <text:p>754,4</text:p>
          </table:table-cell>
          <table:table-cell office:value-type="float" office:value="754.5" calcext:value-type="float">
            <text:p>754,5</text:p>
          </table:table-cell>
          <table:table-cell office:value-type="float" office:value="754.7" calcext:value-type="float">
            <text:p>754,7</text:p>
          </table:table-cell>
          <table:table-cell office:value-type="float" office:value="753.7" calcext:value-type="float">
            <text:p>753,7</text:p>
          </table:table-cell>
          <table:table-cell office:value-type="float" office:value="752.6" calcext:value-type="float">
            <text:p>752,6</text:p>
          </table:table-cell>
          <table:table-cell office:value-type="float" office:value="755.2" calcext:value-type="float">
            <text:p>755,2</text:p>
          </table:table-cell>
          <table:table-cell office:value-type="float" office:value="753.5" calcext:value-type="float">
            <text:p>753,5</text:p>
          </table:table-cell>
          <table:table-cell office:value-type="float" office:value="755.4" calcext:value-type="float">
            <text:p>755,4</text:p>
          </table:table-cell>
          <table:table-cell office:value-type="float" office:value="754" calcext:value-type="float">
            <text:p>754,0</text:p>
          </table:table-cell>
          <table:table-cell office:value-type="float" office:value="751.6" calcext:value-type="float">
            <text:p>751,6</text:p>
          </table:table-cell>
          <table:table-cell office:value-type="float" office:value="752.4" calcext:value-type="float">
            <text:p>752,4</text:p>
          </table:table-cell>
          <table:table-cell office:value-type="float" office:value="752.3" calcext:value-type="float">
            <text:p>752,3</text:p>
          </table:table-cell>
          <table:table-cell office:value-type="float" office:value="754" calcext:value-type="float">
            <text:p>754,0</text:p>
          </table:table-cell>
          <table:table-cell office:value-type="float" office:value="755.2" calcext:value-type="float">
            <text:p>755,2</text:p>
          </table:table-cell>
          <table:table-cell office:value-type="float" office:value="756.8" calcext:value-type="float">
            <text:p>756,8</text:p>
          </table:table-cell>
          <table:table-cell office:value-type="float" office:value="754.7" calcext:value-type="float">
            <text:p>754,7</text:p>
          </table:table-cell>
          <table:table-cell office:value-type="float" office:value="755.2" calcext:value-type="float">
            <text:p>755,2</text:p>
          </table:table-cell>
          <table:table-cell office:value-type="float" office:value="758.1" calcext:value-type="float">
            <text:p>758,1</text:p>
          </table:table-cell>
          <table:table-cell office:value-type="float" office:value="758.9" calcext:value-type="float">
            <text:p>758,9</text:p>
          </table:table-cell>
          <table:table-cell office:value-type="float" office:value="759.3" calcext:value-type="float">
            <text:p>759,3</text:p>
          </table:table-cell>
          <table:table-cell office:value-type="float" office:value="760.3" calcext:value-type="float">
            <text:p>760,3</text:p>
          </table:table-cell>
          <table:table-cell office:value-type="float" office:value="762.9" calcext:value-type="float">
            <text:p>762,9</text:p>
          </table:table-cell>
          <table:table-cell office:value-type="float" office:value="764" calcext:value-type="float">
            <text:p>764,0</text:p>
          </table:table-cell>
          <table:table-cell table:number-columns-repeated="4"/>
        </table:table-row>
        <table:table-row table:style-name="ro1">
          <table:table-cell office:value-type="date" office:date-value="2019-08-14" calcext:value-type="date">
            <text:p>14.08.19</text:p>
          </table:table-cell>
          <table:table-cell office:value-type="float" office:value="764.5" calcext:value-type="float">
            <text:p>764,5</text:p>
          </table:table-cell>
          <table:table-cell office:value-type="float" office:value="761.6" calcext:value-type="float">
            <text:p>761,6</text:p>
          </table:table-cell>
          <table:table-cell office:value-type="float" office:value="760.4" calcext:value-type="float">
            <text:p>760,4</text:p>
          </table:table-cell>
          <table:table-cell office:value-type="float" office:value="759.8" calcext:value-type="float">
            <text:p>759,8</text:p>
          </table:table-cell>
          <table:table-cell office:value-type="float" office:value="757.3" calcext:value-type="float">
            <text:p>757,3</text:p>
          </table:table-cell>
          <table:table-cell office:value-type="float" office:value="755.4" calcext:value-type="float">
            <text:p>755,4</text:p>
          </table:table-cell>
          <table:table-cell office:value-type="float" office:value="754.8" calcext:value-type="float">
            <text:p>754,8</text:p>
          </table:table-cell>
          <table:table-cell office:value-type="float" office:value="753.2" calcext:value-type="float">
            <text:p>753,2</text:p>
          </table:table-cell>
          <table:table-cell office:value-type="float" office:value="753.4" calcext:value-type="float">
            <text:p>753,4</text:p>
          </table:table-cell>
          <table:table-cell office:value-type="float" office:value="755.2" calcext:value-type="float">
            <text:p>755,2</text:p>
          </table:table-cell>
          <table:table-cell office:value-type="float" office:value="757.6" calcext:value-type="float">
            <text:p>757,6</text:p>
          </table:table-cell>
          <table:table-cell office:value-type="float" office:value="758.7" calcext:value-type="float">
            <text:p>758,7</text:p>
          </table:table-cell>
          <table:table-cell office:value-type="float" office:value="757.9" calcext:value-type="float">
            <text:p>757,9</text:p>
          </table:table-cell>
          <table:table-cell office:value-type="float" office:value="757.7" calcext:value-type="float">
            <text:p>757,7</text:p>
          </table:table-cell>
          <table:table-cell office:value-type="float" office:value="760" calcext:value-type="float">
            <text:p>760,0</text:p>
          </table:table-cell>
          <table:table-cell office:value-type="float" office:value="759.1" calcext:value-type="float">
            <text:p>759,1</text:p>
          </table:table-cell>
          <table:table-cell office:value-type="float" office:value="761.4" calcext:value-type="float">
            <text:p>761,4</text:p>
          </table:table-cell>
          <table:table-cell office:value-type="float" office:value="758.5" calcext:value-type="float">
            <text:p>758,5</text:p>
          </table:table-cell>
          <table:table-cell office:value-type="float" office:value="759.2" calcext:value-type="float">
            <text:p>759,2</text:p>
          </table:table-cell>
          <table:table-cell office:value-type="float" office:value="761.3" calcext:value-type="float">
            <text:p>761,3</text:p>
          </table:table-cell>
          <table:table-cell office:value-type="float" office:value="758.8" calcext:value-type="float">
            <text:p>758,8</text:p>
          </table:table-cell>
          <table:table-cell office:value-type="float" office:value="761" calcext:value-type="float">
            <text:p>761,0</text:p>
          </table:table-cell>
          <table:table-cell office:value-type="float" office:value="758.5" calcext:value-type="float">
            <text:p>758,5</text:p>
          </table:table-cell>
          <table:table-cell office:value-type="float" office:value="758.9" calcext:value-type="float">
            <text:p>758,9</text:p>
          </table:table-cell>
          <table:table-cell table:number-columns-repeated="4"/>
        </table:table-row>
        <table:table-row table:style-name="ro1">
          <table:table-cell office:value-type="date" office:date-value="2019-08-15" calcext:value-type="date">
            <text:p>15.08.19</text:p>
          </table:table-cell>
          <table:table-cell office:value-type="float" office:value="756" calcext:value-type="float">
            <text:p>756,0</text:p>
          </table:table-cell>
          <table:table-cell office:value-type="float" office:value="754.8" calcext:value-type="float">
            <text:p>754,8</text:p>
          </table:table-cell>
          <table:table-cell office:value-type="float" office:value="755.1" calcext:value-type="float">
            <text:p>755,1</text:p>
          </table:table-cell>
          <table:table-cell office:value-type="float" office:value="754.3" calcext:value-type="float">
            <text:p>754,3</text:p>
          </table:table-cell>
          <table:table-cell office:value-type="float" office:value="756.5" calcext:value-type="float">
            <text:p>756,5</text:p>
          </table:table-cell>
          <table:table-cell office:value-type="float" office:value="756" calcext:value-type="float">
            <text:p>756,0</text:p>
          </table:table-cell>
          <table:table-cell office:value-type="float" office:value="758.8" calcext:value-type="float">
            <text:p>758,8</text:p>
          </table:table-cell>
          <table:table-cell office:value-type="float" office:value="760.9" calcext:value-type="float">
            <text:p>760,9</text:p>
          </table:table-cell>
          <table:table-cell office:value-type="float" office:value="761.4" calcext:value-type="float">
            <text:p>761,4</text:p>
          </table:table-cell>
          <table:table-cell office:value-type="float" office:value="759.7" calcext:value-type="float">
            <text:p>759,7</text:p>
          </table:table-cell>
          <table:table-cell office:value-type="float" office:value="760.8" calcext:value-type="float">
            <text:p>760,8</text:p>
          </table:table-cell>
          <table:table-cell office:value-type="float" office:value="763.7" calcext:value-type="float">
            <text:p>763,7</text:p>
          </table:table-cell>
          <table:table-cell office:value-type="float" office:value="761.2" calcext:value-type="float">
            <text:p>761,2</text:p>
          </table:table-cell>
          <table:table-cell office:value-type="float" office:value="760.1" calcext:value-type="float">
            <text:p>760,1</text:p>
          </table:table-cell>
          <table:table-cell table:number-columns-repeated="2" office:value-type="float" office:value="759.7" calcext:value-type="float">
            <text:p>759,7</text:p>
          </table:table-cell>
          <table:table-cell office:value-type="float" office:value="760.7" calcext:value-type="float">
            <text:p>760,7</text:p>
          </table:table-cell>
          <table:table-cell office:value-type="float" office:value="759.6" calcext:value-type="float">
            <text:p>759,6</text:p>
          </table:table-cell>
          <table:table-cell office:value-type="float" office:value="758.5" calcext:value-type="float">
            <text:p>758,5</text:p>
          </table:table-cell>
          <table:table-cell office:value-type="float" office:value="756.6" calcext:value-type="float">
            <text:p>756,6</text:p>
          </table:table-cell>
          <table:table-cell office:value-type="float" office:value="755.4" calcext:value-type="float">
            <text:p>755,4</text:p>
          </table:table-cell>
          <table:table-cell office:value-type="float" office:value="758.7" calcext:value-type="float">
            <text:p>758,7</text:p>
          </table:table-cell>
          <table:table-cell table:number-columns-repeated="2" office:value-type="float" office:value="761.3" calcext:value-type="float">
            <text:p>761,3</text:p>
          </table:table-cell>
          <table:table-cell table:number-columns-repeated="4"/>
        </table:table-row>
        <table:table-row table:style-name="ro1">
          <table:table-cell office:value-type="date" office:date-value="2019-08-16" calcext:value-type="date">
            <text:p>16.08.19</text:p>
          </table:table-cell>
          <table:table-cell office:value-type="float" office:value="764.4" calcext:value-type="float">
            <text:p>764,4</text:p>
          </table:table-cell>
          <table:table-cell office:value-type="float" office:value="765.7" calcext:value-type="float">
            <text:p>765,7</text:p>
          </table:table-cell>
          <table:table-cell office:value-type="float" office:value="767" calcext:value-type="float">
            <text:p>767,0</text:p>
          </table:table-cell>
          <table:table-cell office:value-type="float" office:value="768.3" calcext:value-type="float">
            <text:p>768,3</text:p>
          </table:table-cell>
          <table:table-cell office:value-type="float" office:value="767.9" calcext:value-type="float">
            <text:p>767,9</text:p>
          </table:table-cell>
          <table:table-cell office:value-type="float" office:value="769.6" calcext:value-type="float">
            <text:p>769,6</text:p>
          </table:table-cell>
          <table:table-cell office:value-type="float" office:value="770.9" calcext:value-type="float">
            <text:p>770,9</text:p>
          </table:table-cell>
          <table:table-cell office:value-type="float" office:value="771.8" calcext:value-type="float">
            <text:p>771,8</text:p>
          </table:table-cell>
          <table:table-cell office:value-type="float" office:value="771.3" calcext:value-type="float">
            <text:p>771,3</text:p>
          </table:table-cell>
          <table:table-cell office:value-type="float" office:value="767.3" calcext:value-type="float">
            <text:p>767,3</text:p>
          </table:table-cell>
          <table:table-cell office:value-type="float" office:value="766.7" calcext:value-type="float">
            <text:p>766,7</text:p>
          </table:table-cell>
          <table:table-cell office:value-type="float" office:value="763.6" calcext:value-type="float">
            <text:p>763,6</text:p>
          </table:table-cell>
          <table:table-cell office:value-type="float" office:value="762.7" calcext:value-type="float">
            <text:p>762,7</text:p>
          </table:table-cell>
          <table:table-cell office:value-type="float" office:value="760.5" calcext:value-type="float">
            <text:p>760,5</text:p>
          </table:table-cell>
          <table:table-cell office:value-type="float" office:value="759" calcext:value-type="float">
            <text:p>759,0</text:p>
          </table:table-cell>
          <table:table-cell office:value-type="float" office:value="758.6" calcext:value-type="float">
            <text:p>758,6</text:p>
          </table:table-cell>
          <table:table-cell office:value-type="float" office:value="759.2" calcext:value-type="float">
            <text:p>759,2</text:p>
          </table:table-cell>
          <table:table-cell office:value-type="float" office:value="757.2" calcext:value-type="float">
            <text:p>757,2</text:p>
          </table:table-cell>
          <table:table-cell office:value-type="float" office:value="755.6" calcext:value-type="float">
            <text:p>755,6</text:p>
          </table:table-cell>
          <table:table-cell office:value-type="float" office:value="753.8" calcext:value-type="float">
            <text:p>753,8</text:p>
          </table:table-cell>
          <table:table-cell office:value-type="float" office:value="752.6" calcext:value-type="float">
            <text:p>752,6</text:p>
          </table:table-cell>
          <table:table-cell office:value-type="float" office:value="755.7" calcext:value-type="float">
            <text:p>755,7</text:p>
          </table:table-cell>
          <table:table-cell office:value-type="float" office:value="754.4" calcext:value-type="float">
            <text:p>754,4</text:p>
          </table:table-cell>
          <table:table-cell office:value-type="float" office:value="757.3" calcext:value-type="float">
            <text:p>757,3</text:p>
          </table:table-cell>
          <table:table-cell table:number-columns-repeated="4"/>
        </table:table-row>
        <table:table-row table:style-name="ro1">
          <table:table-cell office:value-type="date" office:date-value="2019-08-17" calcext:value-type="date">
            <text:p>17.08.19</text:p>
          </table:table-cell>
          <table:table-cell office:value-type="float" office:value="757.1" calcext:value-type="float">
            <text:p>757,1</text:p>
          </table:table-cell>
          <table:table-cell office:value-type="float" office:value="758.7" calcext:value-type="float">
            <text:p>758,7</text:p>
          </table:table-cell>
          <table:table-cell office:value-type="float" office:value="757.3" calcext:value-type="float">
            <text:p>757,3</text:p>
          </table:table-cell>
          <table:table-cell office:value-type="float" office:value="758.1" calcext:value-type="float">
            <text:p>758,1</text:p>
          </table:table-cell>
          <table:table-cell office:value-type="float" office:value="758.6" calcext:value-type="float">
            <text:p>758,6</text:p>
          </table:table-cell>
          <table:table-cell office:value-type="float" office:value="757.8" calcext:value-type="float">
            <text:p>757,8</text:p>
          </table:table-cell>
          <table:table-cell office:value-type="float" office:value="756.9" calcext:value-type="float">
            <text:p>756,9</text:p>
          </table:table-cell>
          <table:table-cell office:value-type="float" office:value="760.1" calcext:value-type="float">
            <text:p>760,1</text:p>
          </table:table-cell>
          <table:table-cell office:value-type="float" office:value="759.8" calcext:value-type="float">
            <text:p>759,8</text:p>
          </table:table-cell>
          <table:table-cell office:value-type="float" office:value="761.7" calcext:value-type="float">
            <text:p>761,7</text:p>
          </table:table-cell>
          <table:table-cell office:value-type="float" office:value="760.9" calcext:value-type="float">
            <text:p>760,9</text:p>
          </table:table-cell>
          <table:table-cell office:value-type="float" office:value="759.3" calcext:value-type="float">
            <text:p>759,3</text:p>
          </table:table-cell>
          <table:table-cell office:value-type="float" office:value="756.9" calcext:value-type="float">
            <text:p>756,9</text:p>
          </table:table-cell>
          <table:table-cell office:value-type="float" office:value="758.9" calcext:value-type="float">
            <text:p>758,9</text:p>
          </table:table-cell>
          <table:table-cell office:value-type="float" office:value="757.5" calcext:value-type="float">
            <text:p>757,5</text:p>
          </table:table-cell>
          <table:table-cell office:value-type="float" office:value="760.4" calcext:value-type="float">
            <text:p>760,4</text:p>
          </table:table-cell>
          <table:table-cell office:value-type="float" office:value="758.6" calcext:value-type="float">
            <text:p>758,6</text:p>
          </table:table-cell>
          <table:table-cell office:value-type="float" office:value="761.4" calcext:value-type="float">
            <text:p>761,4</text:p>
          </table:table-cell>
          <table:table-cell office:value-type="float" office:value="763.7" calcext:value-type="float">
            <text:p>763,7</text:p>
          </table:table-cell>
          <table:table-cell office:value-type="float" office:value="765.4" calcext:value-type="float">
            <text:p>765,4</text:p>
          </table:table-cell>
          <table:table-cell office:value-type="float" office:value="762.6" calcext:value-type="float">
            <text:p>762,6</text:p>
          </table:table-cell>
          <table:table-cell office:value-type="float" office:value="761.6" calcext:value-type="float">
            <text:p>761,6</text:p>
          </table:table-cell>
          <table:table-cell office:value-type="float" office:value="763.6" calcext:value-type="float">
            <text:p>763,6</text:p>
          </table:table-cell>
          <table:table-cell office:value-type="float" office:value="764.8" calcext:value-type="float">
            <text:p>764,8</text:p>
          </table:table-cell>
          <table:table-cell table:number-columns-repeated="4"/>
        </table:table-row>
        <table:table-row table:style-name="ro1">
          <table:table-cell office:value-type="date" office:date-value="2019-08-18" calcext:value-type="date">
            <text:p>18.08.19</text:p>
          </table:table-cell>
          <table:table-cell office:value-type="float" office:value="768" calcext:value-type="float">
            <text:p>768,0</text:p>
          </table:table-cell>
          <table:table-cell office:value-type="float" office:value="767.2" calcext:value-type="float">
            <text:p>767,2</text:p>
          </table:table-cell>
          <table:table-cell office:value-type="float" office:value="766.5" calcext:value-type="float">
            <text:p>766,5</text:p>
          </table:table-cell>
          <table:table-cell office:value-type="float" office:value="764.5" calcext:value-type="float">
            <text:p>764,5</text:p>
          </table:table-cell>
          <table:table-cell office:value-type="float" office:value="764.3" calcext:value-type="float">
            <text:p>764,3</text:p>
          </table:table-cell>
          <table:table-cell office:value-type="float" office:value="764.6" calcext:value-type="float">
            <text:p>764,6</text:p>
          </table:table-cell>
          <table:table-cell office:value-type="float" office:value="765.3" calcext:value-type="float">
            <text:p>765,3</text:p>
          </table:table-cell>
          <table:table-cell office:value-type="float" office:value="764.3" calcext:value-type="float">
            <text:p>764,3</text:p>
          </table:table-cell>
          <table:table-cell office:value-type="float" office:value="763" calcext:value-type="float">
            <text:p>763,0</text:p>
          </table:table-cell>
          <table:table-cell office:value-type="float" office:value="760.6" calcext:value-type="float">
            <text:p>760,6</text:p>
          </table:table-cell>
          <table:table-cell office:value-type="float" office:value="763.2" calcext:value-type="float">
            <text:p>763,2</text:p>
          </table:table-cell>
          <table:table-cell office:value-type="float" office:value="762" calcext:value-type="float">
            <text:p>762,0</text:p>
          </table:table-cell>
          <table:table-cell office:value-type="float" office:value="760.3" calcext:value-type="float">
            <text:p>760,3</text:p>
          </table:table-cell>
          <table:table-cell office:value-type="float" office:value="760.1" calcext:value-type="float">
            <text:p>760,1</text:p>
          </table:table-cell>
          <table:table-cell office:value-type="float" office:value="761.5" calcext:value-type="float">
            <text:p>761,5</text:p>
          </table:table-cell>
          <table:table-cell office:value-type="float" office:value="761.3" calcext:value-type="float">
            <text:p>761,3</text:p>
          </table:table-cell>
          <table:table-cell office:value-type="float" office:value="763.8" calcext:value-type="float">
            <text:p>763,8</text:p>
          </table:table-cell>
          <table:table-cell office:value-type="float" office:value="764.9" calcext:value-type="float">
            <text:p>764,9</text:p>
          </table:table-cell>
          <table:table-cell table:number-columns-repeated="2" office:value-type="float" office:value="766" calcext:value-type="float">
            <text:p>766,0</text:p>
          </table:table-cell>
          <table:table-cell office:value-type="float" office:value="768" calcext:value-type="float">
            <text:p>768,0</text:p>
          </table:table-cell>
          <table:table-cell office:value-type="float" office:value="765.2" calcext:value-type="float">
            <text:p>765,2</text:p>
          </table:table-cell>
          <table:table-cell office:value-type="float" office:value="761.9" calcext:value-type="float">
            <text:p>761,9</text:p>
          </table:table-cell>
          <table:table-cell office:value-type="float" office:value="759.3" calcext:value-type="float">
            <text:p>759,3</text:p>
          </table:table-cell>
          <table:table-cell table:number-columns-repeated="4"/>
        </table:table-row>
        <table:table-row table:style-name="ro1">
          <table:table-cell office:value-type="date" office:date-value="2019-08-19" calcext:value-type="date">
            <text:p>19.08.19</text:p>
          </table:table-cell>
          <table:table-cell office:value-type="float" office:value="755.9" calcext:value-type="float">
            <text:p>755,9</text:p>
          </table:table-cell>
          <table:table-cell office:value-type="float" office:value="755.7" calcext:value-type="float">
            <text:p>755,7</text:p>
          </table:table-cell>
          <table:table-cell office:value-type="float" office:value="756.4" calcext:value-type="float">
            <text:p>756,4</text:p>
          </table:table-cell>
          <table:table-cell office:value-type="float" office:value="754.1" calcext:value-type="float">
            <text:p>754,1</text:p>
          </table:table-cell>
          <table:table-cell office:value-type="float" office:value="752.2" calcext:value-type="float">
            <text:p>752,2</text:p>
          </table:table-cell>
          <table:table-cell office:value-type="float" office:value="753.6" calcext:value-type="float">
            <text:p>753,6</text:p>
          </table:table-cell>
          <table:table-cell office:value-type="float" office:value="754.2" calcext:value-type="float">
            <text:p>754,2</text:p>
          </table:table-cell>
          <table:table-cell office:value-type="float" office:value="755.6" calcext:value-type="float">
            <text:p>755,6</text:p>
          </table:table-cell>
          <table:table-cell office:value-type="float" office:value="755.1" calcext:value-type="float">
            <text:p>755,1</text:p>
          </table:table-cell>
          <table:table-cell office:value-type="float" office:value="753.6" calcext:value-type="float">
            <text:p>753,6</text:p>
          </table:table-cell>
          <table:table-cell office:value-type="float" office:value="754.2" calcext:value-type="float">
            <text:p>754,2</text:p>
          </table:table-cell>
          <table:table-cell office:value-type="float" office:value="756.3" calcext:value-type="float">
            <text:p>756,3</text:p>
          </table:table-cell>
          <table:table-cell office:value-type="float" office:value="755.4" calcext:value-type="float">
            <text:p>755,4</text:p>
          </table:table-cell>
          <table:table-cell office:value-type="float" office:value="757.5" calcext:value-type="float">
            <text:p>757,5</text:p>
          </table:table-cell>
          <table:table-cell office:value-type="float" office:value="757.9" calcext:value-type="float">
            <text:p>757,9</text:p>
          </table:table-cell>
          <table:table-cell office:value-type="float" office:value="757.1" calcext:value-type="float">
            <text:p>757,1</text:p>
          </table:table-cell>
          <table:table-cell office:value-type="float" office:value="756.2" calcext:value-type="float">
            <text:p>756,2</text:p>
          </table:table-cell>
          <table:table-cell office:value-type="float" office:value="754.8" calcext:value-type="float">
            <text:p>754,8</text:p>
          </table:table-cell>
          <table:table-cell office:value-type="float" office:value="753.2" calcext:value-type="float">
            <text:p>753,2</text:p>
          </table:table-cell>
          <table:table-cell office:value-type="float" office:value="752.8" calcext:value-type="float">
            <text:p>752,8</text:p>
          </table:table-cell>
          <table:table-cell office:value-type="float" office:value="755.2" calcext:value-type="float">
            <text:p>755,2</text:p>
          </table:table-cell>
          <table:table-cell office:value-type="float" office:value="757.6" calcext:value-type="float">
            <text:p>757,6</text:p>
          </table:table-cell>
          <table:table-cell office:value-type="float" office:value="759.5" calcext:value-type="float">
            <text:p>759,5</text:p>
          </table:table-cell>
          <table:table-cell office:value-type="float" office:value="757" calcext:value-type="float">
            <text:p>757,0</text:p>
          </table:table-cell>
          <table:table-cell table:number-columns-repeated="4"/>
        </table:table-row>
        <table:table-row table:style-name="ro1">
          <table:table-cell office:value-type="date" office:date-value="2019-08-20" calcext:value-type="date">
            <text:p>20.08.19</text:p>
          </table:table-cell>
          <table:table-cell office:value-type="float" office:value="757.1" calcext:value-type="float">
            <text:p>757,1</text:p>
          </table:table-cell>
          <table:table-cell office:value-type="float" office:value="760.1" calcext:value-type="float">
            <text:p>760,1</text:p>
          </table:table-cell>
          <table:table-cell office:value-type="float" office:value="757.1" calcext:value-type="float">
            <text:p>757,1</text:p>
          </table:table-cell>
          <table:table-cell office:value-type="float" office:value="755.9" calcext:value-type="float">
            <text:p>755,9</text:p>
          </table:table-cell>
          <table:table-cell office:value-type="float" office:value="758.2" calcext:value-type="float">
            <text:p>758,2</text:p>
          </table:table-cell>
          <table:table-cell office:value-type="float" office:value="755.4" calcext:value-type="float">
            <text:p>755,4</text:p>
          </table:table-cell>
          <table:table-cell office:value-type="float" office:value="753.6" calcext:value-type="float">
            <text:p>753,6</text:p>
          </table:table-cell>
          <table:table-cell office:value-type="float" office:value="753.4" calcext:value-type="float">
            <text:p>753,4</text:p>
          </table:table-cell>
          <table:table-cell office:value-type="float" office:value="755.9" calcext:value-type="float">
            <text:p>755,9</text:p>
          </table:table-cell>
          <table:table-cell office:value-type="float" office:value="757.4" calcext:value-type="float">
            <text:p>757,4</text:p>
          </table:table-cell>
          <table:table-cell office:value-type="float" office:value="756.3" calcext:value-type="float">
            <text:p>756,3</text:p>
          </table:table-cell>
          <table:table-cell office:value-type="float" office:value="757.7" calcext:value-type="float">
            <text:p>757,7</text:p>
          </table:table-cell>
          <table:table-cell office:value-type="float" office:value="756.9" calcext:value-type="float">
            <text:p>756,9</text:p>
          </table:table-cell>
          <table:table-cell office:value-type="float" office:value="758.7" calcext:value-type="float">
            <text:p>758,7</text:p>
          </table:table-cell>
          <table:table-cell office:value-type="float" office:value="757.5" calcext:value-type="float">
            <text:p>757,5</text:p>
          </table:table-cell>
          <table:table-cell office:value-type="float" office:value="759.1" calcext:value-type="float">
            <text:p>759,1</text:p>
          </table:table-cell>
          <table:table-cell office:value-type="float" office:value="760.2" calcext:value-type="float">
            <text:p>760,2</text:p>
          </table:table-cell>
          <table:table-cell office:value-type="float" office:value="762.6" calcext:value-type="float">
            <text:p>762,6</text:p>
          </table:table-cell>
          <table:table-cell office:value-type="float" office:value="759.8" calcext:value-type="float">
            <text:p>759,8</text:p>
          </table:table-cell>
          <table:table-cell office:value-type="float" office:value="757.9" calcext:value-type="float">
            <text:p>757,9</text:p>
          </table:table-cell>
          <table:table-cell office:value-type="float" office:value="757.4" calcext:value-type="float">
            <text:p>757,4</text:p>
          </table:table-cell>
          <table:table-cell office:value-type="float" office:value="759.2" calcext:value-type="float">
            <text:p>759,2</text:p>
          </table:table-cell>
          <table:table-cell office:value-type="float" office:value="757.7" calcext:value-type="float">
            <text:p>757,7</text:p>
          </table:table-cell>
          <table:table-cell office:value-type="float" office:value="757.8" calcext:value-type="float">
            <text:p>757,8</text:p>
          </table:table-cell>
          <table:table-cell table:number-columns-repeated="4"/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755.6" calcext:value-type="float">
            <text:p>755,6</text:p>
          </table:table-cell>
          <table:table-cell office:value-type="float" office:value="756.6" calcext:value-type="float">
            <text:p>756,6</text:p>
          </table:table-cell>
          <table:table-cell office:value-type="float" office:value="759.9" calcext:value-type="float">
            <text:p>759,9</text:p>
          </table:table-cell>
          <table:table-cell office:value-type="float" office:value="760.9" calcext:value-type="float">
            <text:p>760,9</text:p>
          </table:table-cell>
          <table:table-cell office:value-type="float" office:value="759.2" calcext:value-type="float">
            <text:p>759,2</text:p>
          </table:table-cell>
          <table:table-cell office:value-type="float" office:value="761.7" calcext:value-type="float">
            <text:p>761,7</text:p>
          </table:table-cell>
          <table:table-cell office:value-type="float" office:value="761.4" calcext:value-type="float">
            <text:p>761,4</text:p>
          </table:table-cell>
          <table:table-cell office:value-type="float" office:value="761.7" calcext:value-type="float">
            <text:p>761,7</text:p>
          </table:table-cell>
          <table:table-cell office:value-type="float" office:value="758.8" calcext:value-type="float">
            <text:p>758,8</text:p>
          </table:table-cell>
          <table:table-cell office:value-type="float" office:value="756.5" calcext:value-type="float">
            <text:p>756,5</text:p>
          </table:table-cell>
          <table:table-cell office:value-type="float" office:value="758.8" calcext:value-type="float">
            <text:p>758,8</text:p>
          </table:table-cell>
          <table:table-cell office:value-type="float" office:value="761.3" calcext:value-type="float">
            <text:p>761,3</text:p>
          </table:table-cell>
          <table:table-cell office:value-type="float" office:value="760.9" calcext:value-type="float">
            <text:p>760,9</text:p>
          </table:table-cell>
          <table:table-cell office:value-type="float" office:value="760.6" calcext:value-type="float">
            <text:p>760,6</text:p>
          </table:table-cell>
          <table:table-cell office:value-type="float" office:value="758" calcext:value-type="float">
            <text:p>758,0</text:p>
          </table:table-cell>
          <table:table-cell office:value-type="float" office:value="757.6" calcext:value-type="float">
            <text:p>757,6</text:p>
          </table:table-cell>
          <table:table-cell office:value-type="float" office:value="757.3" calcext:value-type="float">
            <text:p>757,3</text:p>
          </table:table-cell>
          <table:table-cell office:value-type="float" office:value="759.8" calcext:value-type="float">
            <text:p>759,8</text:p>
          </table:table-cell>
          <table:table-cell office:value-type="float" office:value="761.9" calcext:value-type="float">
            <text:p>761,9</text:p>
          </table:table-cell>
          <table:table-cell office:value-type="float" office:value="763.3" calcext:value-type="float">
            <text:p>763,3</text:p>
          </table:table-cell>
          <table:table-cell office:value-type="float" office:value="763.8" calcext:value-type="float">
            <text:p>763,8</text:p>
          </table:table-cell>
          <table:table-cell office:value-type="float" office:value="766.4" calcext:value-type="float">
            <text:p>766,4</text:p>
          </table:table-cell>
          <table:table-cell office:value-type="float" office:value="763.5" calcext:value-type="float">
            <text:p>763,5</text:p>
          </table:table-cell>
          <table:table-cell office:value-type="float" office:value="764.1" calcext:value-type="float">
            <text:p>764,1</text:p>
          </table:table-cell>
          <table:table-cell table:number-columns-repeated="4"/>
        </table:table-row>
        <table:table-row table:style-name="ro1">
          <table:table-cell office:value-type="date" office:date-value="2019-08-22" calcext:value-type="date">
            <text:p>22.08.19</text:p>
          </table:table-cell>
          <table:table-cell office:value-type="float" office:value="767.2" calcext:value-type="float">
            <text:p>767,2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7" calcext:value-type="float">
            <text:p>764,7</text:p>
          </table:table-cell>
          <table:table-cell office:value-type="float" office:value="765.4" calcext:value-type="float">
            <text:p>765,4</text:p>
          </table:table-cell>
          <table:table-cell office:value-type="float" office:value="766.9" calcext:value-type="float">
            <text:p>766,9</text:p>
          </table:table-cell>
          <table:table-cell office:value-type="float" office:value="765.4" calcext:value-type="float">
            <text:p>765,4</text:p>
          </table:table-cell>
          <table:table-cell office:value-type="float" office:value="765.9" calcext:value-type="float">
            <text:p>765,9</text:p>
          </table:table-cell>
          <table:table-cell office:value-type="float" office:value="767.1" calcext:value-type="float">
            <text:p>767,1</text:p>
          </table:table-cell>
          <table:table-cell office:value-type="float" office:value="763.8" calcext:value-type="float">
            <text:p>763,8</text:p>
          </table:table-cell>
          <table:table-cell office:value-type="float" office:value="766.2" calcext:value-type="float">
            <text:p>766,2</text:p>
          </table:table-cell>
          <table:table-cell office:value-type="float" office:value="764.5" calcext:value-type="float">
            <text:p>764,5</text:p>
          </table:table-cell>
          <table:table-cell office:value-type="float" office:value="763.4" calcext:value-type="float">
            <text:p>763,4</text:p>
          </table:table-cell>
          <table:table-cell office:value-type="float" office:value="762.3" calcext:value-type="float">
            <text:p>762,3</text:p>
          </table:table-cell>
          <table:table-cell office:value-type="float" office:value="763.6" calcext:value-type="float">
            <text:p>763,6</text:p>
          </table:table-cell>
          <table:table-cell office:value-type="float" office:value="761.7" calcext:value-type="float">
            <text:p>761,7</text:p>
          </table:table-cell>
          <table:table-cell office:value-type="float" office:value="764.5" calcext:value-type="float">
            <text:p>764,5</text:p>
          </table:table-cell>
          <table:table-cell table:number-columns-repeated="2" office:value-type="float" office:value="763.2" calcext:value-type="float">
            <text:p>763,2</text:p>
          </table:table-cell>
          <table:table-cell office:value-type="float" office:value="764.1" calcext:value-type="float">
            <text:p>764,1</text:p>
          </table:table-cell>
          <table:table-cell office:value-type="float" office:value="761.8" calcext:value-type="float">
            <text:p>761,8</text:p>
          </table:table-cell>
          <table:table-cell office:value-type="float" office:value="759.8" calcext:value-type="float">
            <text:p>759,8</text:p>
          </table:table-cell>
          <table:table-cell office:value-type="float" office:value="757.3" calcext:value-type="float">
            <text:p>757,3</text:p>
          </table:table-cell>
          <table:table-cell office:value-type="float" office:value="760.5" calcext:value-type="float">
            <text:p>760,5</text:p>
          </table:table-cell>
          <table:table-cell office:value-type="float" office:value="759.5" calcext:value-type="float">
            <text:p>759,5</text:p>
          </table:table-cell>
          <table:table-cell table:number-columns-repeated="4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759.5" calcext:value-type="float">
            <text:p>759,5</text:p>
          </table:table-cell>
          <table:table-cell office:value-type="float" office:value="757" calcext:value-type="float">
            <text:p>757,0</text:p>
          </table:table-cell>
          <table:table-cell table:number-columns-repeated="2" office:value-type="float" office:value="760.1" calcext:value-type="float">
            <text:p>760,1</text:p>
          </table:table-cell>
          <table:table-cell office:value-type="float" office:value="759.7" calcext:value-type="float">
            <text:p>759,7</text:p>
          </table:table-cell>
          <table:table-cell office:value-type="float" office:value="759.5" calcext:value-type="float">
            <text:p>759,5</text:p>
          </table:table-cell>
          <table:table-cell office:value-type="float" office:value="761.7" calcext:value-type="float">
            <text:p>761,7</text:p>
          </table:table-cell>
          <table:table-cell table:number-columns-repeated="2" office:value-type="float" office:value="760.6" calcext:value-type="float">
            <text:p>760,6</text:p>
          </table:table-cell>
          <table:table-cell office:value-type="float" office:value="760.5" calcext:value-type="float">
            <text:p>760,5</text:p>
          </table:table-cell>
          <table:table-cell office:value-type="float" office:value="763.2" calcext:value-type="float">
            <text:p>763,2</text:p>
          </table:table-cell>
          <table:table-cell office:value-type="float" office:value="762.4" calcext:value-type="float">
            <text:p>762,4</text:p>
          </table:table-cell>
          <table:table-cell office:value-type="float" office:value="760" calcext:value-type="float">
            <text:p>760,0</text:p>
          </table:table-cell>
          <table:table-cell office:value-type="float" office:value="762.7" calcext:value-type="float">
            <text:p>762,7</text:p>
          </table:table-cell>
          <table:table-cell office:value-type="float" office:value="762.8" calcext:value-type="float">
            <text:p>762,8</text:p>
          </table:table-cell>
          <table:table-cell office:value-type="float" office:value="761.8" calcext:value-type="float">
            <text:p>761,8</text:p>
          </table:table-cell>
          <table:table-cell office:value-type="float" office:value="760.6" calcext:value-type="float">
            <text:p>760,6</text:p>
          </table:table-cell>
          <table:table-cell office:value-type="float" office:value="758.7" calcext:value-type="float">
            <text:p>758,7</text:p>
          </table:table-cell>
          <table:table-cell office:value-type="float" office:value="758" calcext:value-type="float">
            <text:p>758,0</text:p>
          </table:table-cell>
          <table:table-cell office:value-type="float" office:value="757.5" calcext:value-type="float">
            <text:p>757,5</text:p>
          </table:table-cell>
          <table:table-cell office:value-type="float" office:value="758.3" calcext:value-type="float">
            <text:p>758,3</text:p>
          </table:table-cell>
          <table:table-cell office:value-type="float" office:value="757.9" calcext:value-type="float">
            <text:p>757,9</text:p>
          </table:table-cell>
          <table:table-cell office:value-type="float" office:value="759.1" calcext:value-type="float">
            <text:p>759,1</text:p>
          </table:table-cell>
          <table:table-cell office:value-type="float" office:value="759.7" calcext:value-type="float">
            <text:p>759,7</text:p>
          </table:table-cell>
          <table:table-cell table:number-columns-repeated="4"/>
        </table:table-row>
        <table:table-row table:style-name="ro1">
          <table:table-cell office:value-type="date" office:date-value="2019-08-24" calcext:value-type="date">
            <text:p>24.08.19</text:p>
          </table:table-cell>
          <table:table-cell office:value-type="float" office:value="762.7" calcext:value-type="float">
            <text:p>762,7</text:p>
          </table:table-cell>
          <table:table-cell office:value-type="float" office:value="763.9" calcext:value-type="float">
            <text:p>763,9</text:p>
          </table:table-cell>
          <table:table-cell office:value-type="float" office:value="761.4" calcext:value-type="float">
            <text:p>761,4</text:p>
          </table:table-cell>
          <table:table-cell office:value-type="float" office:value="763.6" calcext:value-type="float">
            <text:p>763,6</text:p>
          </table:table-cell>
          <table:table-cell office:value-type="float" office:value="763.8" calcext:value-type="float">
            <text:p>763,8</text:p>
          </table:table-cell>
          <table:table-cell office:value-type="float" office:value="764.9" calcext:value-type="float">
            <text:p>764,9</text:p>
          </table:table-cell>
          <table:table-cell office:value-type="float" office:value="764.6" calcext:value-type="float">
            <text:p>764,6</text:p>
          </table:table-cell>
          <table:table-cell office:value-type="float" office:value="766.3" calcext:value-type="float">
            <text:p>766,3</text:p>
          </table:table-cell>
          <table:table-cell office:value-type="float" office:value="765.2" calcext:value-type="float">
            <text:p>765,2</text:p>
          </table:table-cell>
          <table:table-cell office:value-type="float" office:value="763" calcext:value-type="float">
            <text:p>763,0</text:p>
          </table:table-cell>
          <table:table-cell office:value-type="float" office:value="765.5" calcext:value-type="float">
            <text:p>765,5</text:p>
          </table:table-cell>
          <table:table-cell office:value-type="float" office:value="767.1" calcext:value-type="float">
            <text:p>767,1</text:p>
          </table:table-cell>
          <table:table-cell office:value-type="float" office:value="767" calcext:value-type="float">
            <text:p>767,0</text:p>
          </table:table-cell>
          <table:table-cell office:value-type="float" office:value="768.7" calcext:value-type="float">
            <text:p>768,7</text:p>
          </table:table-cell>
          <table:table-cell office:value-type="float" office:value="768.3" calcext:value-type="float">
            <text:p>768,3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2" calcext:value-type="float">
            <text:p>766,2</text:p>
          </table:table-cell>
          <table:table-cell office:value-type="float" office:value="768.1" calcext:value-type="float">
            <text:p>768,1</text:p>
          </table:table-cell>
          <table:table-cell office:value-type="float" office:value="768.5" calcext:value-type="float">
            <text:p>768,5</text:p>
          </table:table-cell>
          <table:table-cell office:value-type="float" office:value="766.8" calcext:value-type="float">
            <text:p>766,8</text:p>
          </table:table-cell>
          <table:table-cell office:value-type="float" office:value="767.6" calcext:value-type="float">
            <text:p>767,6</text:p>
          </table:table-cell>
          <table:table-cell office:value-type="float" office:value="768" calcext:value-type="float">
            <text:p>768,0</text:p>
          </table:table-cell>
          <table:table-cell office:value-type="float" office:value="767.5" calcext:value-type="float">
            <text:p>767,5</text:p>
          </table:table-cell>
          <table:table-cell office:value-type="float" office:value="764.9" calcext:value-type="float">
            <text:p>764,9</text:p>
          </table:table-cell>
          <table:table-cell table:number-columns-repeated="4"/>
        </table:table-row>
        <table:table-row table:style-name="ro1">
          <table:table-cell office:value-type="date" office:date-value="2019-08-25" calcext:value-type="date">
            <text:p>25.08.19</text:p>
          </table:table-cell>
          <table:table-cell office:value-type="float" office:value="762.9" calcext:value-type="float">
            <text:p>762,9</text:p>
          </table:table-cell>
          <table:table-cell office:value-type="float" office:value="764.1" calcext:value-type="float">
            <text:p>764,1</text:p>
          </table:table-cell>
          <table:table-cell office:value-type="float" office:value="764.7" calcext:value-type="float">
            <text:p>764,7</text:p>
          </table:table-cell>
          <table:table-cell office:value-type="float" office:value="763.1" calcext:value-type="float">
            <text:p>763,1</text:p>
          </table:table-cell>
          <table:table-cell office:value-type="float" office:value="765.7" calcext:value-type="float">
            <text:p>765,7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9" calcext:value-type="float">
            <text:p>764,9</text:p>
          </table:table-cell>
          <table:table-cell office:value-type="float" office:value="762.9" calcext:value-type="float">
            <text:p>762,9</text:p>
          </table:table-cell>
          <table:table-cell office:value-type="float" office:value="761" calcext:value-type="float">
            <text:p>761,0</text:p>
          </table:table-cell>
          <table:table-cell office:value-type="float" office:value="758.3" calcext:value-type="float">
            <text:p>758,3</text:p>
          </table:table-cell>
          <table:table-cell office:value-type="float" office:value="757.6" calcext:value-type="float">
            <text:p>757,6</text:p>
          </table:table-cell>
          <table:table-cell office:value-type="float" office:value="755.5" calcext:value-type="float">
            <text:p>755,5</text:p>
          </table:table-cell>
          <table:table-cell office:value-type="float" office:value="758.8" calcext:value-type="float">
            <text:p>758,8</text:p>
          </table:table-cell>
          <table:table-cell office:value-type="float" office:value="759.1" calcext:value-type="float">
            <text:p>759,1</text:p>
          </table:table-cell>
          <table:table-cell office:value-type="float" office:value="759.3" calcext:value-type="float">
            <text:p>759,3</text:p>
          </table:table-cell>
          <table:table-cell office:value-type="float" office:value="757.3" calcext:value-type="float">
            <text:p>757,3</text:p>
          </table:table-cell>
          <table:table-cell office:value-type="float" office:value="754.9" calcext:value-type="float">
            <text:p>754,9</text:p>
          </table:table-cell>
          <table:table-cell office:value-type="float" office:value="757.8" calcext:value-type="float">
            <text:p>757,8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4" calcext:value-type="float">
            <text:p>762,4</text:p>
          </table:table-cell>
          <table:table-cell office:value-type="float" office:value="764.7" calcext:value-type="float">
            <text:p>764,7</text:p>
          </table:table-cell>
          <table:table-cell office:value-type="float" office:value="766.9" calcext:value-type="float">
            <text:p>766,9</text:p>
          </table:table-cell>
          <table:table-cell office:value-type="float" office:value="765" calcext:value-type="float">
            <text:p>765,0</text:p>
          </table:table-cell>
          <table:table-cell office:value-type="float" office:value="763" calcext:value-type="float">
            <text:p>763,0</text:p>
          </table:table-cell>
          <table:table-cell table:number-columns-repeated="4"/>
        </table:table-row>
        <table:table-row table:style-name="ro1">
          <table:table-cell office:value-type="date" office:date-value="2019-08-26" calcext:value-type="date">
            <text:p>26.08.19</text:p>
          </table:table-cell>
          <table:table-cell office:value-type="float" office:value="759.8" calcext:value-type="float">
            <text:p>759,8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3" calcext:value-type="float">
            <text:p>759,3</text:p>
          </table:table-cell>
          <table:table-cell office:value-type="float" office:value="759.8" calcext:value-type="float">
            <text:p>759,8</text:p>
          </table:table-cell>
          <table:table-cell office:value-type="float" office:value="758.8" calcext:value-type="float">
            <text:p>758,8</text:p>
          </table:table-cell>
          <table:table-cell office:value-type="float" office:value="759.5" calcext:value-type="float">
            <text:p>759,5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6" calcext:value-type="float">
            <text:p>762,6</text:p>
          </table:table-cell>
          <table:table-cell office:value-type="float" office:value="764.2" calcext:value-type="float">
            <text:p>764,2</text:p>
          </table:table-cell>
          <table:table-cell office:value-type="float" office:value="763.2" calcext:value-type="float">
            <text:p>763,2</text:p>
          </table:table-cell>
          <table:table-cell office:value-type="float" office:value="763.4" calcext:value-type="float">
            <text:p>763,4</text:p>
          </table:table-cell>
          <table:table-cell office:value-type="float" office:value="764" calcext:value-type="float">
            <text:p>764,0</text:p>
          </table:table-cell>
          <table:table-cell office:value-type="float" office:value="763.2" calcext:value-type="float">
            <text:p>763,2</text:p>
          </table:table-cell>
          <table:table-cell office:value-type="float" office:value="764.7" calcext:value-type="float">
            <text:p>764,7</text:p>
          </table:table-cell>
          <table:table-cell office:value-type="float" office:value="763.5" calcext:value-type="float">
            <text:p>763,5</text:p>
          </table:table-cell>
          <table:table-cell office:value-type="float" office:value="764.6" calcext:value-type="float">
            <text:p>764,6</text:p>
          </table:table-cell>
          <table:table-cell office:value-type="float" office:value="762.3" calcext:value-type="float">
            <text:p>762,3</text:p>
          </table:table-cell>
          <table:table-cell office:value-type="float" office:value="760.3" calcext:value-type="float">
            <text:p>760,3</text:p>
          </table:table-cell>
          <table:table-cell office:value-type="float" office:value="758" calcext:value-type="float">
            <text:p>758,0</text:p>
          </table:table-cell>
          <table:table-cell office:value-type="float" office:value="757.1" calcext:value-type="float">
            <text:p>757,1</text:p>
          </table:table-cell>
          <table:table-cell office:value-type="float" office:value="759.4" calcext:value-type="float">
            <text:p>759,4</text:p>
          </table:table-cell>
          <table:table-cell office:value-type="float" office:value="761" calcext:value-type="float">
            <text:p>761,0</text:p>
          </table:table-cell>
          <table:table-cell office:value-type="float" office:value="759.5" calcext:value-type="float">
            <text:p>759,5</text:p>
          </table:table-cell>
          <table:table-cell office:value-type="float" office:value="757.6" calcext:value-type="float">
            <text:p>757,6</text:p>
          </table:table-cell>
          <table:table-cell table:number-columns-repeated="4"/>
        </table:table-row>
        <table:table-row table:style-name="ro1">
          <table:table-cell office:value-type="date" office:date-value="2019-08-27" calcext:value-type="date">
            <text:p>27.08.19</text:p>
          </table:table-cell>
          <table:table-cell office:value-type="float" office:value="754.7" calcext:value-type="float">
            <text:p>754,7</text:p>
          </table:table-cell>
          <table:table-cell office:value-type="float" office:value="752.9" calcext:value-type="float">
            <text:p>752,9</text:p>
          </table:table-cell>
          <table:table-cell office:value-type="float" office:value="754.9" calcext:value-type="float">
            <text:p>754,9</text:p>
          </table:table-cell>
          <table:table-cell office:value-type="float" office:value="756" calcext:value-type="float">
            <text:p>756,0</text:p>
          </table:table-cell>
          <table:table-cell office:value-type="float" office:value="754" calcext:value-type="float">
            <text:p>754,0</text:p>
          </table:table-cell>
          <table:table-cell office:value-type="float" office:value="753" calcext:value-type="float">
            <text:p>753,0</text:p>
          </table:table-cell>
          <table:table-cell office:value-type="float" office:value="754.1" calcext:value-type="float">
            <text:p>754,1</text:p>
          </table:table-cell>
          <table:table-cell office:value-type="float" office:value="753.2" calcext:value-type="float">
            <text:p>753,2</text:p>
          </table:table-cell>
          <table:table-cell office:value-type="float" office:value="752.9" calcext:value-type="float">
            <text:p>752,9</text:p>
          </table:table-cell>
          <table:table-cell office:value-type="float" office:value="754.9" calcext:value-type="float">
            <text:p>754,9</text:p>
          </table:table-cell>
          <table:table-cell office:value-type="float" office:value="753.7" calcext:value-type="float">
            <text:p>753,7</text:p>
          </table:table-cell>
          <table:table-cell office:value-type="float" office:value="751.4" calcext:value-type="float">
            <text:p>751,4</text:p>
          </table:table-cell>
          <table:table-cell office:value-type="float" office:value="753.6" calcext:value-type="float">
            <text:p>753,6</text:p>
          </table:table-cell>
          <table:table-cell office:value-type="float" office:value="752.7" calcext:value-type="float">
            <text:p>752,7</text:p>
          </table:table-cell>
          <table:table-cell office:value-type="float" office:value="754.2" calcext:value-type="float">
            <text:p>754,2</text:p>
          </table:table-cell>
          <table:table-cell office:value-type="float" office:value="753.8" calcext:value-type="float">
            <text:p>753,8</text:p>
          </table:table-cell>
          <table:table-cell office:value-type="float" office:value="753.5" calcext:value-type="float">
            <text:p>753,5</text:p>
          </table:table-cell>
          <table:table-cell office:value-type="float" office:value="756.7" calcext:value-type="float">
            <text:p>756,7</text:p>
          </table:table-cell>
          <table:table-cell office:value-type="float" office:value="758" calcext:value-type="float">
            <text:p>758,0</text:p>
          </table:table-cell>
          <table:table-cell office:value-type="float" office:value="756.4" calcext:value-type="float">
            <text:p>756,4</text:p>
          </table:table-cell>
          <table:table-cell office:value-type="float" office:value="756.1" calcext:value-type="float">
            <text:p>756,1</text:p>
          </table:table-cell>
          <table:table-cell office:value-type="float" office:value="755.2" calcext:value-type="float">
            <text:p>755,2</text:p>
          </table:table-cell>
          <table:table-cell office:value-type="float" office:value="756.3" calcext:value-type="float">
            <text:p>756,3</text:p>
          </table:table-cell>
          <table:table-cell office:value-type="float" office:value="755.1" calcext:value-type="float">
            <text:p>755,1</text:p>
          </table:table-cell>
          <table:table-cell table:number-columns-repeated="4"/>
        </table:table-row>
        <table:table-row table:style-name="ro1">
          <table:table-cell office:value-type="date" office:date-value="2019-08-28" calcext:value-type="date">
            <text:p>28.08.19</text:p>
          </table:table-cell>
          <table:table-cell office:value-type="float" office:value="758.1" calcext:value-type="float">
            <text:p>758,1</text:p>
          </table:table-cell>
          <table:table-cell office:value-type="float" office:value="758.5" calcext:value-type="float">
            <text:p>758,5</text:p>
          </table:table-cell>
          <table:table-cell office:value-type="float" office:value="758.4" calcext:value-type="float">
            <text:p>758,4</text:p>
          </table:table-cell>
          <table:table-cell office:value-type="float" office:value="757.8" calcext:value-type="float">
            <text:p>757,8</text:p>
          </table:table-cell>
          <table:table-cell office:value-type="float" office:value="756.9" calcext:value-type="float">
            <text:p>756,9</text:p>
          </table:table-cell>
          <table:table-cell office:value-type="float" office:value="759.6" calcext:value-type="float">
            <text:p>759,6</text:p>
          </table:table-cell>
          <table:table-cell office:value-type="float" office:value="761.2" calcext:value-type="float">
            <text:p>761,2</text:p>
          </table:table-cell>
          <table:table-cell office:value-type="float" office:value="762.2" calcext:value-type="float">
            <text:p>762,2</text:p>
          </table:table-cell>
          <table:table-cell office:value-type="float" office:value="761.2" calcext:value-type="float">
            <text:p>761,2</text:p>
          </table:table-cell>
          <table:table-cell office:value-type="float" office:value="759.9" calcext:value-type="float">
            <text:p>759,9</text:p>
          </table:table-cell>
          <table:table-cell office:value-type="float" office:value="762.2" calcext:value-type="float">
            <text:p>762,2</text:p>
          </table:table-cell>
          <table:table-cell office:value-type="float" office:value="760.1" calcext:value-type="float">
            <text:p>760,1</text:p>
          </table:table-cell>
          <table:table-cell office:value-type="float" office:value="762.3" calcext:value-type="float">
            <text:p>762,3</text:p>
          </table:table-cell>
          <table:table-cell office:value-type="float" office:value="761.4" calcext:value-type="float">
            <text:p>761,4</text:p>
          </table:table-cell>
          <table:table-cell office:value-type="float" office:value="760.3" calcext:value-type="float">
            <text:p>760,3</text:p>
          </table:table-cell>
          <table:table-cell office:value-type="float" office:value="761.4" calcext:value-type="float">
            <text:p>761,4</text:p>
          </table:table-cell>
          <table:table-cell office:value-type="float" office:value="764.2" calcext:value-type="float">
            <text:p>764,2</text:p>
          </table:table-cell>
          <table:table-cell office:value-type="float" office:value="763.6" calcext:value-type="float">
            <text:p>763,6</text:p>
          </table:table-cell>
          <table:table-cell office:value-type="float" office:value="760.5" calcext:value-type="float">
            <text:p>760,5</text:p>
          </table:table-cell>
          <table:table-cell office:value-type="float" office:value="762.5" calcext:value-type="float">
            <text:p>762,5</text:p>
          </table:table-cell>
          <table:table-cell office:value-type="float" office:value="759.4" calcext:value-type="float">
            <text:p>759,4</text:p>
          </table:table-cell>
          <table:table-cell office:value-type="float" office:value="756.9" calcext:value-type="float">
            <text:p>756,9</text:p>
          </table:table-cell>
          <table:table-cell office:value-type="float" office:value="759.4" calcext:value-type="float">
            <text:p>759,4</text:p>
          </table:table-cell>
          <table:table-cell office:value-type="float" office:value="756.8" calcext:value-type="float">
            <text:p>756,8</text:p>
          </table:table-cell>
          <table:table-cell table:number-columns-repeated="4"/>
        </table:table-row>
        <table:table-row table:style-name="ro1">
          <table:table-cell office:value-type="date" office:date-value="2019-08-29" calcext:value-type="date">
            <text:p>29.08.19</text:p>
          </table:table-cell>
          <table:table-cell office:value-type="float" office:value="755" calcext:value-type="float">
            <text:p>755,0</text:p>
          </table:table-cell>
          <table:table-cell office:value-type="float" office:value="753.8" calcext:value-type="float">
            <text:p>753,8</text:p>
          </table:table-cell>
          <table:table-cell office:value-type="float" office:value="755.8" calcext:value-type="float">
            <text:p>755,8</text:p>
          </table:table-cell>
          <table:table-cell office:value-type="float" office:value="758.6" calcext:value-type="float">
            <text:p>758,6</text:p>
          </table:table-cell>
          <table:table-cell office:value-type="float" office:value="758.2" calcext:value-type="float">
            <text:p>758,2</text:p>
          </table:table-cell>
          <table:table-cell office:value-type="float" office:value="759.1" calcext:value-type="float">
            <text:p>759,1</text:p>
          </table:table-cell>
          <table:table-cell office:value-type="float" office:value="761.3" calcext:value-type="float">
            <text:p>761,3</text:p>
          </table:table-cell>
          <table:table-cell office:value-type="float" office:value="760" calcext:value-type="float">
            <text:p>760,0</text:p>
          </table:table-cell>
          <table:table-cell office:value-type="float" office:value="761.9" calcext:value-type="float">
            <text:p>761,9</text:p>
          </table:table-cell>
          <table:table-cell office:value-type="float" office:value="763.1" calcext:value-type="float">
            <text:p>763,1</text:p>
          </table:table-cell>
          <table:table-cell office:value-type="float" office:value="762.8" calcext:value-type="float">
            <text:p>762,8</text:p>
          </table:table-cell>
          <table:table-cell office:value-type="float" office:value="759.9" calcext:value-type="float">
            <text:p>759,9</text:p>
          </table:table-cell>
          <table:table-cell office:value-type="float" office:value="761.4" calcext:value-type="float">
            <text:p>761,4</text:p>
          </table:table-cell>
          <table:table-cell office:value-type="float" office:value="763.3" calcext:value-type="float">
            <text:p>763,3</text:p>
          </table:table-cell>
          <table:table-cell office:value-type="float" office:value="765.9" calcext:value-type="float">
            <text:p>765,9</text:p>
          </table:table-cell>
          <table:table-cell office:value-type="float" office:value="762.5" calcext:value-type="float">
            <text:p>762,5</text:p>
          </table:table-cell>
          <table:table-cell office:value-type="float" office:value="764.3" calcext:value-type="float">
            <text:p>764,3</text:p>
          </table:table-cell>
          <table:table-cell office:value-type="float" office:value="764.7" calcext:value-type="float">
            <text:p>764,7</text:p>
          </table:table-cell>
          <table:table-cell office:value-type="float" office:value="764" calcext:value-type="float">
            <text:p>764,0</text:p>
          </table:table-cell>
          <table:table-cell office:value-type="float" office:value="765.7" calcext:value-type="float">
            <text:p>765,7</text:p>
          </table:table-cell>
          <table:table-cell office:value-type="float" office:value="764.7" calcext:value-type="float">
            <text:p>764,7</text:p>
          </table:table-cell>
          <table:table-cell office:value-type="float" office:value="766.2" calcext:value-type="float">
            <text:p>766,2</text:p>
          </table:table-cell>
          <table:table-cell office:value-type="float" office:value="768.2" calcext:value-type="float">
            <text:p>768,2</text:p>
          </table:table-cell>
          <table:table-cell office:value-type="float" office:value="766" calcext:value-type="float">
            <text:p>766,0</text:p>
          </table:table-cell>
          <table:table-cell table:number-columns-repeated="4"/>
        </table:table-row>
        <table:table-row table:style-name="ro1">
          <table:table-cell office:value-type="date" office:date-value="2019-08-30" calcext:value-type="date">
            <text:p>30.08.19</text:p>
          </table:table-cell>
          <table:table-cell office:value-type="float" office:value="764.4" calcext:value-type="float">
            <text:p>764,4</text:p>
          </table:table-cell>
          <table:table-cell office:value-type="float" office:value="761.4" calcext:value-type="float">
            <text:p>761,4</text:p>
          </table:table-cell>
          <table:table-cell table:number-columns-repeated="2" office:value-type="float" office:value="760.6" calcext:value-type="float">
            <text:p>760,6</text:p>
          </table:table-cell>
          <table:table-cell office:value-type="float" office:value="762.3" calcext:value-type="float">
            <text:p>762,3</text:p>
          </table:table-cell>
          <table:table-cell office:value-type="float" office:value="763.9" calcext:value-type="float">
            <text:p>763,9</text:p>
          </table:table-cell>
          <table:table-cell office:value-type="float" office:value="763.5" calcext:value-type="float">
            <text:p>763,5</text:p>
          </table:table-cell>
          <table:table-cell office:value-type="float" office:value="761.9" calcext:value-type="float">
            <text:p>761,9</text:p>
          </table:table-cell>
          <table:table-cell office:value-type="float" office:value="763" calcext:value-type="float">
            <text:p>763,0</text:p>
          </table:table-cell>
          <table:table-cell office:value-type="float" office:value="763.2" calcext:value-type="float">
            <text:p>763,2</text:p>
          </table:table-cell>
          <table:table-cell office:value-type="float" office:value="765.5" calcext:value-type="float">
            <text:p>765,5</text:p>
          </table:table-cell>
          <table:table-cell office:value-type="float" office:value="762" calcext:value-type="float">
            <text:p>762,0</text:p>
          </table:table-cell>
          <table:table-cell office:value-type="float" office:value="760.4" calcext:value-type="float">
            <text:p>760,4</text:p>
          </table:table-cell>
          <table:table-cell office:value-type="float" office:value="759.5" calcext:value-type="float">
            <text:p>759,5</text:p>
          </table:table-cell>
          <table:table-cell office:value-type="float" office:value="758.3" calcext:value-type="float">
            <text:p>758,3</text:p>
          </table:table-cell>
          <table:table-cell office:value-type="float" office:value="758.5" calcext:value-type="float">
            <text:p>758,5</text:p>
          </table:table-cell>
          <table:table-cell office:value-type="float" office:value="757.2" calcext:value-type="float">
            <text:p>757,2</text:p>
          </table:table-cell>
          <table:table-cell office:value-type="float" office:value="756.9" calcext:value-type="float">
            <text:p>756,9</text:p>
          </table:table-cell>
          <table:table-cell office:value-type="float" office:value="756.6" calcext:value-type="float">
            <text:p>756,6</text:p>
          </table:table-cell>
          <table:table-cell office:value-type="float" office:value="756.5" calcext:value-type="float">
            <text:p>756,5</text:p>
          </table:table-cell>
          <table:table-cell office:value-type="float" office:value="755.3" calcext:value-type="float">
            <text:p>755,3</text:p>
          </table:table-cell>
          <table:table-cell office:value-type="float" office:value="754.9" calcext:value-type="float">
            <text:p>754,9</text:p>
          </table:table-cell>
          <table:table-cell office:value-type="float" office:value="755.4" calcext:value-type="float">
            <text:p>755,4</text:p>
          </table:table-cell>
          <table:table-cell office:value-type="float" office:value="755.5" calcext:value-type="float">
            <text:p>755,5</text:p>
          </table:table-cell>
          <table:table-cell table:number-columns-repeated="4"/>
        </table:table-row>
        <table:table-row table:style-name="ro1">
          <table:table-cell office:value-type="date" office:date-value="2019-08-31" calcext:value-type="date">
            <text:p>31.08.19</text:p>
          </table:table-cell>
          <table:table-cell table:number-columns-repeated="2" office:value-type="float" office:value="756.6" calcext:value-type="float">
            <text:p>756,6</text:p>
          </table:table-cell>
          <table:table-cell office:value-type="float" office:value="758.2" calcext:value-type="float">
            <text:p>758,2</text:p>
          </table:table-cell>
          <table:table-cell office:value-type="float" office:value="758.4" calcext:value-type="float">
            <text:p>758,4</text:p>
          </table:table-cell>
          <table:table-cell office:value-type="float" office:value="758.2" calcext:value-type="float">
            <text:p>758,2</text:p>
          </table:table-cell>
          <table:table-cell office:value-type="float" office:value="759.4" calcext:value-type="float">
            <text:p>759,4</text:p>
          </table:table-cell>
          <table:table-cell office:value-type="float" office:value="756.7" calcext:value-type="float">
            <text:p>756,7</text:p>
          </table:table-cell>
          <table:table-cell office:value-type="float" office:value="754.4" calcext:value-type="float">
            <text:p>754,4</text:p>
          </table:table-cell>
          <table:table-cell office:value-type="float" office:value="754.2" calcext:value-type="float">
            <text:p>754,2</text:p>
          </table:table-cell>
          <table:table-cell office:value-type="float" office:value="756" calcext:value-type="float">
            <text:p>756,0</text:p>
          </table:table-cell>
          <table:table-cell office:value-type="float" office:value="757.4" calcext:value-type="float">
            <text:p>757,4</text:p>
          </table:table-cell>
          <table:table-cell office:value-type="float" office:value="759.7" calcext:value-type="float">
            <text:p>759,7</text:p>
          </table:table-cell>
          <table:table-cell office:value-type="float" office:value="760.9" calcext:value-type="float">
            <text:p>760,9</text:p>
          </table:table-cell>
          <table:table-cell office:value-type="float" office:value="762.4" calcext:value-type="float">
            <text:p>762,4</text:p>
          </table:table-cell>
          <table:table-cell office:value-type="float" office:value="762.3" calcext:value-type="float">
            <text:p>762,3</text:p>
          </table:table-cell>
          <table:table-cell office:value-type="float" office:value="759.3" calcext:value-type="float">
            <text:p>759,3</text:p>
          </table:table-cell>
          <table:table-cell office:value-type="float" office:value="762.2" calcext:value-type="float">
            <text:p>762,2</text:p>
          </table:table-cell>
          <table:table-cell office:value-type="float" office:value="763.7" calcext:value-type="float">
            <text:p>763,7</text:p>
          </table:table-cell>
          <table:table-cell office:value-type="float" office:value="765.6" calcext:value-type="float">
            <text:p>765,6</text:p>
          </table:table-cell>
          <table:table-cell office:value-type="float" office:value="763.6" calcext:value-type="float">
            <text:p>763,6</text:p>
          </table:table-cell>
          <table:table-cell office:value-type="float" office:value="760.7" calcext:value-type="float">
            <text:p>760,7</text:p>
          </table:table-cell>
          <table:table-cell office:value-type="float" office:value="758.9" calcext:value-type="float">
            <text:p>758,9</text:p>
          </table:table-cell>
          <table:table-cell office:value-type="float" office:value="758.5" calcext:value-type="float">
            <text:p>758,5</text:p>
          </table:table-cell>
          <table:table-cell office:value-type="float" office:value="759.1" calcext:value-type="float">
            <text:p>759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ru" fo:country="RU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8T21:51:32.798000000</dc:date>
    <meta:generator>LibreOffice/7.4.1.2$Windows_X86_64 LibreOffice_project/3c58a8f3a960df8bc8fd77b461821e42c061c5f0</meta:generator>
    <meta:editing-duration>PT4M51S</meta:editing-duration>
    <meta:editing-cycles>1</meta:editing-cycles>
    <meta:document-statistic meta:table-count="1" meta:cell-count="2331" meta:object-count="0"/>
  </office:meta>
</office:document-meta>
</file>